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1.66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0.783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56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23cm"/>
    </style:style>
    <style:style style:family="table" style:name="ta1" style:master-page-name="PageStyle_5f_Tabel_20_2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1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5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tru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24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5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6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2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28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0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4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4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7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8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5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56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9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6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2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3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4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-33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 table:number-columns-repeated="17"/>
        <table:table-column table:style-name="co5" table:default-cell-style-name="Default" table:number-columns-repeated="1002"/>
        <table:table-row table:style-name="ro1">
          <table:table-cell ns41:value-type="string" table:style-name="ce1" office:value-type="string">
            <office:annotation draw:style-name="gr1" svg:height="1.456cm" draw:caption-point-y="-0.042cm" svg:width="3.595cm" svg:x="12.083cm" draw:caption-point-x="-0.431cm" svg:y="0.052cm" draw:text-style-name="P1">
              <dc:creator>CDM</dc:creator>
              <dc:date>2014-12-12T00:00:00</dc:date>
              <text:p text:style-name="P1"><text:span text:style-name="T1">Noot 1) Exclusief tijdelijk niet-werkenden en beroep onbekend.</text:span></text:p>
            </office:annotation>
            <text:p>Tabel 2. Beroepsbevolking naar bedrijfsgroep, positie in het bedrijf en geslacht</text:p>
          </table:table-cell>
          <table:table-cell table:style-name="ce10" table:number-columns-repeated="18"/>
          <table:table-cell table:style-name="ce55" table:number-columns-repeated="2"/>
          <table:table-cell table:style-name="ce57"/>
          <table:table-cell table:style-name="ce2" table:number-columns-repeated="1002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4" table:style-name="ce3" table:number-columns-spanned="4" office:value-type="string">
            <text:p>Bedrijfsgroep</text:p>
          </table:table-cell>
          <table:covered-table-cell table:style-name="ce11" table:number-columns-repeated="2"/>
          <table:covered-table-cell table:style-name="ce21"/>
          <table:table-cell table:style-name="ce2"/>
          <table:table-cell ns41:value-type="string" table:number-rows-spanned="3" table:style-name="ce32" table:number-columns-spanned="2" office:value-type="string">
            <text:p>Zelfstandige bedrijfshoofden</text:p>
          </table:table-cell>
          <table:covered-table-cell table:style-name="ce42"/>
          <table:table-cell ns41:value-type="string" table:number-rows-spanned="3" table:style-name="ce42" table:number-columns-spanned="2" office:value-type="string">
            <text:p>Kleine zelfstandigen in de nijverheid</text:p>
          </table:table-cell>
          <table:covered-table-cell table:style-name="ce42"/>
          <table:table-cell ns41:value-type="string" table:number-rows-spanned="3" table:style-name="ce42" table:number-columns-spanned="1" office:value-type="string">
            <text:p>Medew. echtge-noten</text:p>
          </table:table-cell>
          <table:table-cell ns41:value-type="string" table:number-rows-spanned="3" table:style-name="ce42" table:number-columns-spanned="2" office:value-type="string">
            <text:p>Directeuren van N.V.'s, Coöp.e.d.</text:p>
          </table:table-cell>
          <table:covered-table-cell table:style-name="ce42"/>
          <table:table-cell ns41:value-type="string" table:number-rows-spanned="3" table:style-name="ce42" table:number-columns-spanned="2" office:value-type="string">
            <text:p>Bedrijfsleiders</text:p>
          </table:table-cell>
          <table:covered-table-cell table:style-name="ce42"/>
          <table:table-cell ns41:value-type="string" table:number-rows-spanned="3" table:style-name="ce42" table:number-columns-spanned="2" office:value-type="string">
            <text:p>Arbeiders</text:p>
          </table:table-cell>
          <table:covered-table-cell table:style-name="ce42"/>
          <table:table-cell ns41:value-type="string" table:number-rows-spanned="3" table:style-name="ce42" table:number-columns-spanned="2" office:value-type="string">
            <text:p>Medewerkende kinderen</text:p>
          </table:table-cell>
          <table:covered-table-cell table:style-name="ce42"/>
          <table:table-cell ns41:value-type="string" table:number-rows-spanned="3" table:style-name="ce42" table:number-columns-spanned="2" office:value-type="string">
            <text:p>Employé's</text:p>
          </table:table-cell>
          <table:covered-table-cell table:style-name="ce42"/>
          <table:table-cell ns41:value-type="string" table:number-rows-spanned="3" table:style-name="ce56" table:number-columns-spanned="2" office:value-type="string">
            <text:p>Totaal</text:p>
          </table:table-cell>
          <table:covered-table-cell table:style-name="ce56"/>
          <table:table-cell table:style-name="ce2" table:number-columns-repeated="1002"/>
        </table:table-row>
        <table:table-row table:style-name="ro2">
          <table:covered-table-cell table:style-name="ce4"/>
          <table:covered-table-cell table:number-columns-repeated="2"/>
          <table:covered-table-cell table:style-name="ce22"/>
          <table:table-cell table:style-name="ce2"/>
          <table:covered-table-cell table:style-name="ce33"/>
          <table:covered-table-cell table:style-name="ce43" table:number-columns-repeated="15"/>
          <table:covered-table-cell table:style-name="ce58"/>
          <table:table-cell table:style-name="ce2" table:number-columns-repeated="1002"/>
        </table:table-row>
        <table:table-row table:style-name="ro2">
          <table:covered-table-cell table:style-name="ce4"/>
          <table:covered-table-cell table:number-columns-repeated="2"/>
          <table:covered-table-cell table:style-name="ce22"/>
          <table:table-cell table:style-name="ce2"/>
          <table:covered-table-cell table:style-name="ce33"/>
          <table:covered-table-cell table:style-name="ce43" table:number-columns-repeated="15"/>
          <table:covered-table-cell table:style-name="ce58"/>
          <table:table-cell table:style-name="ce2" table:number-columns-repeated="1002"/>
        </table:table-row>
        <table:table-row table:style-name="ro1">
          <table:covered-table-cell table:style-name="ce5"/>
          <table:covered-table-cell table:style-name="ce12" table:number-columns-repeated="2"/>
          <table:covered-table-cell table:style-name="ce23"/>
          <table:table-cell table:style-name="ce2"/>
          <table:table-cell ns41:value-type="string" table:style-name="ce34" office:value-type="string">
            <text:p>M.</text:p>
          </table:table-cell>
          <table:table-cell ns41:value-type="string" table:style-name="ce44" office:value-type="string">
            <text:p>V.</text:p>
          </table:table-cell>
          <table:table-cell ns41:value-type="string" table:style-name="ce51" office:value-type="string">
            <text:p>M.</text:p>
          </table:table-cell>
          <table:table-cell ns41:value-type="string" table:style-name="ce44" table:number-columns-repeated="2" office:value-type="string">
            <text:p>V.</text:p>
          </table:table-cell>
          <table:table-cell ns41:value-type="string" table:style-name="ce51" office:value-type="string">
            <text:p>M.</text:p>
          </table:table-cell>
          <table:table-cell ns41:value-type="string" table:style-name="ce44" office:value-type="string">
            <text:p>V.</text:p>
          </table:table-cell>
          <table:table-cell ns41:value-type="string" table:style-name="ce51" office:value-type="string">
            <text:p>M.</text:p>
          </table:table-cell>
          <table:table-cell ns41:value-type="string" table:style-name="ce44" office:value-type="string">
            <text:p>V.</text:p>
          </table:table-cell>
          <table:table-cell ns41:value-type="string" table:style-name="ce51" office:value-type="string">
            <text:p>M.</text:p>
          </table:table-cell>
          <table:table-cell ns41:value-type="string" table:style-name="ce44" office:value-type="string">
            <text:p>V.</text:p>
          </table:table-cell>
          <table:table-cell ns41:value-type="string" table:style-name="ce51" office:value-type="string">
            <text:p>M.</text:p>
          </table:table-cell>
          <table:table-cell ns41:value-type="string" table:style-name="ce44" office:value-type="string">
            <text:p>V.</text:p>
          </table:table-cell>
          <table:table-cell ns41:value-type="string" table:style-name="ce51" office:value-type="string">
            <text:p>M.</text:p>
          </table:table-cell>
          <table:table-cell ns41:value-type="string" table:style-name="ce44" office:value-type="string">
            <text:p>V.</text:p>
          </table:table-cell>
          <table:table-cell ns41:value-type="string" table:style-name="ce51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table:style-name="ce2" table:number-columns-repeated="1002"/>
        </table:table-row>
        <table:table-row table:style-name="ro1">
          <table:table-cell table:style-name="Default" table:number-columns-repeated="2"/>
          <table:table-cell table:style-name="ce16"/>
          <table:table-cell table:style-name="Default"/>
          <table:table-cell table:style-name="ce29"/>
          <table:table-cell table:style-name="ce35" table:number-columns-repeated="4"/>
          <table:table-cell table:style-name="ce29"/>
          <table:table-cell table:style-name="ce35" table:number-columns-repeated="8"/>
          <table:table-cell table:style-name="ce2" table:number-columns-repeated="3"/>
          <table:table-cell table:number-columns-repeated="1003"/>
        </table:table-row>
        <table:table-row table:style-name="ro2">
          <table:table-cell ns41:value-type="string" table:style-name="ce7" office:value-type="string">
            <text:p>AARDEWERK, GLAS, KALK, STENEN</text:p>
          </table:table-cell>
          <table:table-cell ns41:value-type="string" table:style-name="ce13" office:value-type="string">
            <text:p>01</text:p>
          </table:table-cell>
          <table:table-cell ns41:value-type="string" table:style-name="ce17" office:value-type="string">
            <text:p>Baksteenfabrieken</text:p>
          </table:table-cell>
          <table:table-cell ns41:value-type="string" table:style-name="ce24" office:value-type="string">
            <text:p>01</text:p>
          </table:table-cell>
          <table:table-cell table:style-name="Default"/>
          <table:table-cell ns41:value-type="float" table:style-name="ce36" office:value="129" office:value-type="float">
            <text:p>129</text:p>
          </table:table-cell>
          <table:table-cell ns41:value-type="float" table:style-name="ce45" office:value="4" office:value-type="float">
            <text:p>4</text:p>
          </table:table-cell>
          <table:table-cell ns41:value-type="float" office:value="0" table:style-name="ce45" table:number-columns-repeated="2" office:value-type="float">
            <text:p>0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45" office:value="138" office:value-type="float">
            <text:p>138</text:p>
          </table:table-cell>
          <table:table-cell ns41:value-type="float" table:style-name="ce45" office:value="1" office:value-type="float">
            <text:p>1</text:p>
          </table:table-cell>
          <table:table-cell ns41:value-type="float" table:style-name="ce45" office:value="281" office:value-type="float">
            <text:p>281</text:p>
          </table:table-cell>
          <table:table-cell ns41:value-type="float" table:style-name="ce45" office:value="0" office:value-type="float">
            <text:p>0</text:p>
          </table:table-cell>
          <table:table-cell ns41:value-type="float" table:style-name="ce45" office:value="10908" office:value-type="float">
            <text:p>10908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45" office:value="28" office:value-type="float">
            <text:p>28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45" office:value="140" office:value-type="float">
            <text:p>140</text:p>
          </table:table-cell>
          <table:table-cell ns41:value-type="float" table:style-name="ce45" office:value="59" office:value-type="float">
            <text:p>59</text:p>
          </table:table-cell>
          <table:table-cell ns41:value-type="float" table:style-name="ce45" office:value="11624" office:value-type="float">
            <text:p>11624</text:p>
          </table:table-cell>
          <table:table-cell ns41:value-type="float" table:style-name="ce60" office:value="76" office:value-type="float">
            <text:p>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Fabr. van vuurvaste sten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7" office:value-type="float">
            <text:p>7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61" office:value-type="float">
            <text:p>461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537" office:value-type="float">
            <text:p>537</text:p>
          </table:table-cell>
          <table:table-cell ns41:value-type="float" table:style-name="ce61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9" office:value-type="string">
            <text:p>Kalkzandsteenfabrieken</text:p>
          </table:table-cell>
          <table:table-cell ns41:value-type="string" table:style-name="ce26" office:value-type="string">
            <text:p>03</text:p>
          </table:table-cell>
          <table:table-cell table:style-name="Default"/>
          <table:table-cell ns41:value-type="float" table:style-name="ce37" office:value="7" office:value-type="float">
            <text:p>7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07" office:value-type="float">
            <text:p>607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676" office:value-type="float">
            <text:p>676</text:p>
          </table:table-cell>
          <table:table-cell ns41:value-type="float" table:style-name="ce61" office:value="9" office:value-type="float">
            <text:p>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Fabr. van aarden buizen, dakpannen, enz.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46" office:value-type="float">
            <text:p>46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47" office:value-type="float">
            <text:p>2347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9" office:value-type="float">
            <text:p>89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2596" office:value-type="float">
            <text:p>2596</text:p>
          </table:table-cell>
          <table:table-cell ns41:value-type="float" table:style-name="ce61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Aardewerkfabrie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192" office:value-type="float">
            <text:p>192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1" office:value-type="float">
            <text:p>18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953" office:value-type="float">
            <text:p>3953</text:p>
          </table:table-cell>
          <table:table-cell ns41:value-type="float" table:style-name="ce46" office:value="803" office:value-type="float">
            <text:p>803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4707" office:value-type="float">
            <text:p>4707</text:p>
          </table:table-cell>
          <table:table-cell ns41:value-type="float" table:style-name="ce61" office:value="964" office:value-type="float">
            <text:p>9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Muurtegel- en bouwaardewerkfabriek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41" office:value-type="float">
            <text:p>241</text:p>
          </table:table-cell>
          <table:table-cell ns41:value-type="float" table:style-name="ce46" office:value="95" office:value-type="float">
            <text:p>9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64" office:value-type="float">
            <text:p>264</text:p>
          </table:table-cell>
          <table:table-cell ns41:value-type="float" table:style-name="ce61" office:value="97" office:value-type="float">
            <text:p>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Cementfabriek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6" office:value-type="float">
            <text:p>476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552" office:value-type="float">
            <text:p>552</text:p>
          </table:table-cell>
          <table:table-cell ns41:value-type="float" table:style-name="ce61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Kalkfabrieken e.d.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51" office:value-type="float">
            <text:p>5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38" office:value-type="float">
            <text:p>63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802" office:value-type="float">
            <text:p>802</text:p>
          </table:table-cell>
          <table:table-cell ns41:value-type="float" table:style-name="ce61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Cementwarenfabriek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287" office:value-type="float">
            <text:p>28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3" office:value-type="float">
            <text:p>2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841" office:value-type="float">
            <text:p>584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07" office:value-type="float">
            <text:p>307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6843" office:value-type="float">
            <text:p>6843</text:p>
          </table:table-cell>
          <table:table-cell ns41:value-type="float" table:style-name="ce61" office:value="103" office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Spiegelglas-, vensterglasfabriek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0" office:value-type="float">
            <text:p>120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61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Andere glasfabriek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30" office:value-type="float">
            <text:p>3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0" office:value-type="float">
            <text:p>13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071" office:value-type="float">
            <text:p>4071</text:p>
          </table:table-cell>
          <table:table-cell ns41:value-type="float" table:style-name="ce46" office:value="235" office:value-type="float">
            <text:p>235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7" office:value-type="float">
            <text:p>297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4560" office:value-type="float">
            <text:p>4560</text:p>
          </table:table-cell>
          <table:table-cell ns41:value-type="float" table:style-name="ce61" office:value="318" office:value-type="float">
            <text:p>3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Glasbewerkingsinrichting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233" office:value-type="float">
            <text:p>23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71" office:value-type="float">
            <text:p>17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41" office:value-type="float">
            <text:p>1441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40" office:value-type="float">
            <text:p>140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2138" office:value-type="float">
            <text:p>2138</text:p>
          </table:table-cell>
          <table:table-cell ns41:value-type="float" table:style-name="ce61" office:value="130" office:value-type="float">
            <text:p>1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AARDEWERK, GLAS, KALK, STENEN</text:p>
          </table:table-cell>
          <table:table-cell ns41:value-type="string" table:style-name="ce14" office:value-type="string">
            <text:p>01</text:p>
          </table:table-cell>
          <table:table-cell ns41:value-type="string" table:style-name="ce18" office:value-type="string">
            <text:p>Glas-in-loodzetterij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99" office:value-type="float">
            <text:p>9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25" office:value-type="float">
            <text:p>62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826" office:value-type="float">
            <text:p>826</text:p>
          </table:table-cell>
          <table:table-cell ns41:value-type="float" table:style-name="ce61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 VAN DIAMANT E.A. EDELSTENEN</text:p>
          </table:table-cell>
          <table:table-cell ns41:value-type="string" table:style-name="ce14" office:value-type="string">
            <text:p>02</text:p>
          </table:table-cell>
          <table:table-cell table:style-name="ce18"/>
          <table:table-cell table:style-name="ce27"/>
          <table:table-cell table:style-name="Default"/>
          <table:table-cell ns41:value-type="float" table:style-name="ce37" office:value="61" office:value-type="float">
            <text:p>6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9" office:value-type="float">
            <text:p>49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93" office:value-type="float">
            <text:p>1293</text:p>
          </table:table-cell>
          <table:table-cell ns41:value-type="float" table:style-name="ce46" office:value="147" office:value-type="float">
            <text:p>14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481" office:value-type="float">
            <text:p>1481</text:p>
          </table:table-cell>
          <table:table-cell ns41:value-type="float" table:style-name="ce61" office:value="177" office:value-type="float">
            <text:p>1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Boekdrukkerijen e.d.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1473" office:value-type="float">
            <text:p>1473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419" office:value-type="float">
            <text:p>41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93" office:value-type="float">
            <text:p>29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992" office:value-type="float">
            <text:p>99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6233" office:value-type="float">
            <text:p>16233</text:p>
          </table:table-cell>
          <table:table-cell ns41:value-type="float" table:style-name="ce46" office:value="561" office:value-type="float">
            <text:p>561</text:p>
          </table:table-cell>
          <table:table-cell ns41:value-type="float" table:style-name="ce46" office:value="245" office:value-type="float">
            <text:p>245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716" office:value-type="float">
            <text:p>1716</text:p>
          </table:table-cell>
          <table:table-cell ns41:value-type="float" table:style-name="ce46" office:value="1098" office:value-type="float">
            <text:p>1098</text:p>
          </table:table-cell>
          <table:table-cell ns41:value-type="float" table:style-name="ce46" office:value="21371" office:value-type="float">
            <text:p>21371</text:p>
          </table:table-cell>
          <table:table-cell ns41:value-type="float" table:style-name="ce61" office:value="1773" office:value-type="float">
            <text:p>17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Copiëerinrichtingen e.d.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86" office:value-type="float">
            <text:p>8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247" office:value-type="float">
            <text:p>247</text:p>
          </table:table-cell>
          <table:table-cell ns41:value-type="float" table:style-name="ce46" office:value="309" office:value-type="float">
            <text:p>309</text:p>
          </table:table-cell>
          <table:table-cell ns41:value-type="float" table:style-name="ce61" office:value="303" office:value-type="float">
            <text:p>3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Lithografische bedrijv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67" office:value-type="float">
            <text:p>6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4" office:value-type="float">
            <text:p>10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685" office:value-type="float">
            <text:p>1685</text:p>
          </table:table-cell>
          <table:table-cell ns41:value-type="float" table:style-name="ce46" office:value="173" office:value-type="float">
            <text:p>17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1" office:value-type="float">
            <text:p>311</text:p>
          </table:table-cell>
          <table:table-cell ns41:value-type="float" table:style-name="ce46" office:value="212" office:value-type="float">
            <text:p>212</text:p>
          </table:table-cell>
          <table:table-cell ns41:value-type="float" table:style-name="ce46" office:value="2215" office:value-type="float">
            <text:p>2215</text:p>
          </table:table-cell>
          <table:table-cell ns41:value-type="float" table:style-name="ce61" office:value="392" office:value-type="float">
            <text:p>39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Rasterdiepdrukbedrijv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7" office:value-type="float">
            <text:p>217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255" office:value-type="float">
            <text:p>255</text:p>
          </table:table-cell>
          <table:table-cell ns41:value-type="float" table:style-name="ce61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Chemigrafische bedrijv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40" office:value-type="float">
            <text:p>4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" office:value-type="float">
            <text:p>1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15" office:value-type="float">
            <text:p>1015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1325" office:value-type="float">
            <text:p>1325</text:p>
          </table:table-cell>
          <table:table-cell ns41:value-type="float" table:style-name="ce61" office:value="65" office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Lichtdrukinrichting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41" office:value-type="float">
            <text:p>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9" office:value-type="float">
            <text:p>139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56" office:value-type="float">
            <text:p>256</text:p>
          </table:table-cell>
          <table:table-cell ns41:value-type="float" table:style-name="ce61" office:value="49" office:value-type="float">
            <text:p>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Fotografische bedrijven 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700" office:value-type="float">
            <text:p>700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1080" office:value-type="float">
            <text:p>1080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170" office:value-type="float">
            <text:p>17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70" office:value-type="float">
            <text:p>1170</text:p>
          </table:table-cell>
          <table:table-cell ns41:value-type="float" table:style-name="ce46" office:value="378" office:value-type="float">
            <text:p>378</text:p>
          </table:table-cell>
          <table:table-cell ns41:value-type="float" table:style-name="ce46" office:value="126" office:value-type="float">
            <text:p>126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3268" office:value-type="float">
            <text:p>3268</text:p>
          </table:table-cell>
          <table:table-cell ns41:value-type="float" table:style-name="ce61" office:value="734" office:value-type="float">
            <text:p>7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RAFISCHE NIJVERHEID EN AANVERWANTE BEDRIJVEN </text:p>
          </table:table-cell>
          <table:table-cell ns41:value-type="string" table:style-name="ce14" office:value-type="string">
            <text:p>03</text:p>
          </table:table-cell>
          <table:table-cell ns41:value-type="string" table:style-name="ce18" office:value-type="string">
            <text:p>Filmstudio's 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8" office:value-type="float">
            <text:p>178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420" office:value-type="float">
            <text:p>420</text:p>
          </table:table-cell>
          <table:table-cell ns41:value-type="float" table:style-name="ce61" office:value="87" office:value-type="float">
            <text:p>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Grond en waterbouwk.werken,wegenbouw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1089" office:value-type="float">
            <text:p>1089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44" office:value-type="float">
            <text:p>24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48" office:value-type="float">
            <text:p>124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365" office:value-type="float">
            <text:p>45365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230" office:value-type="float">
            <text:p>23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770" office:value-type="float">
            <text:p>770</text:p>
          </table:table-cell>
          <table:table-cell ns41:value-type="float" table:style-name="ce46" office:value="107" office:value-type="float">
            <text:p>107</text:p>
          </table:table-cell>
          <table:table-cell ns41:value-type="float" table:style-name="ce46" office:value="49040" office:value-type="float">
            <text:p>49040</text:p>
          </table:table-cell>
          <table:table-cell ns41:value-type="float" table:style-name="ce61" office:value="165" office:value-type="float">
            <text:p>1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Pomp- en putboorderij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52" office:value-type="float">
            <text:p>5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4" office:value-type="float">
            <text:p>3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23" office:value-type="float">
            <text:p>423</text:p>
          </table:table-cell>
          <table:table-cell ns41:value-type="float" table:style-name="ce61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Burgerl. En utiliteitsbouw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17311" office:value-type="float">
            <text:p>17311</text:p>
          </table:table-cell>
          <table:table-cell ns41:value-type="float" table:style-name="ce46" office:value="126" office:value-type="float">
            <text:p>126</text:p>
          </table:table-cell>
          <table:table-cell ns41:value-type="float" table:style-name="ce46" office:value="7766" office:value-type="float">
            <text:p>7766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81" office:value-type="float">
            <text:p>81</text:p>
          </table:table-cell>
          <table:table-cell ns41:value-type="float" table:style-name="ce46" office:value="302" office:value-type="float">
            <text:p>302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3518" office:value-type="float">
            <text:p>3518</text:p>
          </table:table-cell>
          <table:table-cell ns41:value-type="float" table:style-name="ce49" office:value="0" office:value-type="float">
            <text:p>0</text:p>
          </table:table-cell>
          <table:table-cell ns41:value-type="float" table:style-name="ce46" office:value="86392" office:value-type="float">
            <text:p>86392</text:p>
          </table:table-cell>
          <table:table-cell ns41:value-type="float" table:style-name="ce46" office:value="72" office:value-type="float">
            <text:p>72</text:p>
          </table:table-cell>
          <table:table-cell ns41:value-type="float" table:style-name="ce46" office:value="4372" office:value-type="float">
            <text:p>4372</text:p>
          </table:table-cell>
          <table:table-cell ns41:value-type="float" table:style-name="ce46" office:value="108" office:value-type="float">
            <text:p>108</text:p>
          </table:table-cell>
          <table:table-cell ns41:value-type="float" table:style-name="ce46" office:value="1823" office:value-type="float">
            <text:p>1823</text:p>
          </table:table-cell>
          <table:table-cell ns41:value-type="float" table:style-name="ce46" office:value="442" office:value-type="float">
            <text:p>442</text:p>
          </table:table-cell>
          <table:table-cell ns41:value-type="float" table:style-name="ce46" office:value="121484" office:value-type="float">
            <text:p>121484</text:p>
          </table:table-cell>
          <table:table-cell ns41:value-type="float" table:style-name="ce61" office:value="849" office:value-type="float">
            <text:p>8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Schoorsteenbouwerij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31" office:value-type="float">
            <text:p>3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52" office:value="19" office:value-type="float">
            <text:p>1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5" office:value-type="float">
            <text:p>9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7" office:value-type="float">
            <text:p>157</text:p>
          </table:table-cell>
          <table:table-cell ns41:value-type="float" table:style-name="ce61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Ovenbouwerij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63" office:value-type="float">
            <text:p>6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6" office:value-type="float">
            <text:p>30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461" office:value-type="float">
            <text:p>461</text:p>
          </table:table-cell>
          <table:table-cell ns41:value-type="float" table:style-name="ce61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Sloperijen v. bouwwerk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134" office:value-type="float">
            <text:p>13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25" office:value-type="float">
            <text:p>192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231" office:value-type="float">
            <text:p>2231</text:p>
          </table:table-cell>
          <table:table-cell ns41:value-type="float" table:style-name="ce61" office:value="12" office:value-type="float">
            <text:p>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Stukadoors-, wittersbedrijev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1070" office:value-type="float">
            <text:p>107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23" office:value-type="float">
            <text:p>52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70" office:value-type="float">
            <text:p>457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18" office:value-type="float">
            <text:p>21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6465" office:value-type="float">
            <text:p>6465</text:p>
          </table:table-cell>
          <table:table-cell ns41:value-type="float" table:style-name="ce61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Schildersbedrijv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7357" office:value-type="float">
            <text:p>7357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4997" office:value-type="float">
            <text:p>499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06" office:value-type="float">
            <text:p>40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332" office:value-type="float">
            <text:p>23332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073" office:value-type="float">
            <text:p>2073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95" office:value-type="float">
            <text:p>95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38288" office:value-type="float">
            <text:p>38288</text:p>
          </table:table-cell>
          <table:table-cell ns41:value-type="float" table:style-name="ce61" office:value="305" office:value-type="float">
            <text:p>30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Steenhouwerij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481" office:value-type="float">
            <text:p>48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56" office:value-type="float">
            <text:p>25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80" office:value-type="float">
            <text:p>178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7" office:value-type="float">
            <text:p>13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2876" office:value-type="float">
            <text:p>2876</text:p>
          </table:table-cell>
          <table:table-cell ns41:value-type="float" table:style-name="ce61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Dakdekkersbedrijv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452" office:value-type="float">
            <text:p>45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01" office:value-type="float">
            <text:p>501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37" office:value-type="float">
            <text:p>153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3" office:value-type="float">
            <text:p>2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772" office:value-type="float">
            <text:p>2772</text:p>
          </table:table-cell>
          <table:table-cell ns41:value-type="float" table:style-name="ce61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Vloerleggersbedrijv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185" office:value-type="float">
            <text:p>18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74" office:value-type="float">
            <text:p>107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450" office:value-type="float">
            <text:p>1450</text:p>
          </table:table-cell>
          <table:table-cell ns41:value-type="float" table:style-name="ce61" office:value="22" office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Behangerijen, stoffeerderij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1213" office:value-type="float">
            <text:p>1213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2140" office:value-type="float">
            <text:p>214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78" office:value-type="float">
            <text:p>178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5237" office:value-type="float">
            <text:p>5237</text:p>
          </table:table-cell>
          <table:table-cell ns41:value-type="float" table:style-name="ce46" office:value="421" office:value-type="float">
            <text:p>421</text:p>
          </table:table-cell>
          <table:table-cell ns41:value-type="float" table:style-name="ce46" office:value="336" office:value-type="float">
            <text:p>336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9155" office:value-type="float">
            <text:p>9155</text:p>
          </table:table-cell>
          <table:table-cell ns41:value-type="float" table:style-name="ce61" office:value="570" office:value-type="float">
            <text:p>5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Schoonmaakbedrijv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437" office:value-type="float">
            <text:p>43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352" office:value-type="float">
            <text:p>1352</text:p>
          </table:table-cell>
          <table:table-cell ns41:value-type="float" table:style-name="ce46" office:value="2214" office:value-type="float">
            <text:p>2214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2992" office:value-type="float">
            <text:p>2992</text:p>
          </table:table-cell>
          <table:table-cell ns41:value-type="float" table:style-name="ce61" office:value="2335" office:value-type="float">
            <text:p>23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Schoorsteenvegersbedrijv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65" office:value-type="float">
            <text:p>6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87" office:value-type="float">
            <text:p>287</text:p>
          </table:table-cell>
          <table:table-cell ns41:value-type="float" table:style-name="ce61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Zuiverings-, ontsmettingsbedrijv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143" office:value-type="float">
            <text:p>14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4" office:value-type="float">
            <text:p>15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9" office:value="471" office:value-type="float">
            <text:p>47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867" office:value-type="float">
            <text:p>867</text:p>
          </table:table-cell>
          <table:table-cell ns41:value-type="float" table:style-name="ce61" office:value="41" office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OUWNIJVERHEID EN AANVERWANTE BEDRIJVEN</text:p>
          </table:table-cell>
          <table:table-cell ns41:value-type="string" table:style-name="ce14" office:value-type="string">
            <text:p>04</text:p>
          </table:table-cell>
          <table:table-cell ns41:value-type="string" table:style-name="ce18" office:value-type="string">
            <text:p>Reinigingsdienst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37" office:value-type="float">
            <text:p>3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5" office:value-type="float">
            <text:p>2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652" office:value-type="float">
            <text:p>7652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7823" office:value-type="float">
            <text:p>7823</text:p>
          </table:table-cell>
          <table:table-cell ns41:value-type="float" table:style-name="ce61" office:value="53" office:value-type="float">
            <text:p>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Zwavelzuurfabriek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96" office:value-type="float">
            <text:p>396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3" office:value-type="float">
            <text:p>103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529" office:value-type="float">
            <text:p>529</text:p>
          </table:table-cell>
          <table:table-cell ns41:value-type="float" table:style-name="ce61" office:value="62" office:value-type="float">
            <text:p>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Superfosfaatfabriek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81" office:value-type="float">
            <text:p>1181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7" office:value-type="float">
            <text:p>137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391" office:value-type="float">
            <text:p>1391</text:p>
          </table:table-cell>
          <table:table-cell ns41:value-type="float" table:style-name="ce61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3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Stikstoffabriek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69" office:value-type="float">
            <text:p>1969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9" office:value="0" office:value-type="float">
            <text:p>0</text:p>
          </table:table-cell>
          <table:table-cell ns41:value-type="float" table:style-name="ce46" office:value="395" office:value-type="float">
            <text:p>395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423" office:value-type="float">
            <text:p>2423</text:p>
          </table:table-cell>
          <table:table-cell ns41:value-type="float" table:style-name="ce61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Amoniakfabriek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61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Lijm- en gelatinefabrie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3" office:value-type="float">
            <text:p>3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8" office:value-type="float">
            <text:p>50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13" office:value-type="float">
            <text:p>613</text:p>
          </table:table-cell>
          <table:table-cell ns41:value-type="float" table:style-name="ce61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Kleefstoffenfabriek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18" office:value-type="float">
            <text:p>1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6" office:value-type="float">
            <text:p>316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65" office:value-type="float">
            <text:p>65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436" office:value-type="float">
            <text:p>436</text:p>
          </table:table-cell>
          <table:table-cell ns41:value-type="float" table:style-name="ce61" office:value="78" office:value-type="float">
            <text:p>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Raffinad. v. petroleum e.d.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23" office:value-type="float">
            <text:p>1123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12" office:value-type="float">
            <text:p>312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495" office:value-type="float">
            <text:p>1495</text:p>
          </table:table-cell>
          <table:table-cell ns41:value-type="float" table:style-name="ce61" office:value="29" office:value-type="float">
            <text:p>2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Koolteerdistilleerder. e.d.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9" office:value-type="float">
            <text:p>9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11" office:value-type="float">
            <text:p>511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8" office:value-type="float">
            <text:p>88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29" office:value-type="float">
            <text:p>629</text:p>
          </table:table-cell>
          <table:table-cell ns41:value-type="float" table:style-name="ce61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Fabr. v. asfalt en asfaltp.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8" office:value-type="float">
            <text:p>8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31" office:value-type="float">
            <text:p>43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8" office:value-type="float">
            <text:p>88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563" office:value-type="float">
            <text:p>563</text:p>
          </table:table-cell>
          <table:table-cell ns41:value-type="float" table:style-name="ce61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Fabr. van isolatiemateriaal en isoleerinrichting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66" office:value-type="float">
            <text:p>6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16" office:value-type="float">
            <text:p>1216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497" office:value-type="float">
            <text:p>1497</text:p>
          </table:table-cell>
          <table:table-cell ns41:value-type="float" table:style-name="ce61" office:value="38" office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Zinkwit- en lithoponefabr.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6" office:value-type="float">
            <text:p>276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24" office:value-type="float">
            <text:p>324</text:p>
          </table:table-cell>
          <table:table-cell ns41:value-type="float" table:style-name="ce61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Loodwit en loodmeniefabr.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61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Andere verfstoffenfabr.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11" office:value-type="float">
            <text:p>1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2" office:value-type="float">
            <text:p>472</text:p>
          </table:table-cell>
          <table:table-cell ns41:value-type="float" table:style-name="ce46" office:value="25" office:value-type="float">
            <text:p>2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9" office:value-type="float">
            <text:p>139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676" office:value-type="float">
            <text:p>676</text:p>
          </table:table-cell>
          <table:table-cell ns41:value-type="float" table:style-name="ce61" office:value="67" office:value-type="float">
            <text:p>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Verfmalerijen, lakstokerij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196" office:value-type="float">
            <text:p>196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07" office:value-type="float">
            <text:p>10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43" office:value-type="float">
            <text:p>24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424" office:value-type="float">
            <text:p>2424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116" office:value-type="float">
            <text:p>1116</text:p>
          </table:table-cell>
          <table:table-cell ns41:value-type="float" table:style-name="ce46" office:value="370" office:value-type="float">
            <text:p>370</text:p>
          </table:table-cell>
          <table:table-cell ns41:value-type="float" table:style-name="ce46" office:value="4141" office:value-type="float">
            <text:p>4141</text:p>
          </table:table-cell>
          <table:table-cell ns41:value-type="float" table:style-name="ce61" office:value="460" office:value-type="float">
            <text:p>4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Inkt- en zegellakfabriek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19" office:value-type="float">
            <text:p>219</text:p>
          </table:table-cell>
          <table:table-cell ns41:value-type="float" table:style-name="ce46" office:value="152" office:value-type="float">
            <text:p>15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68" office:value-type="float">
            <text:p>68</text:p>
          </table:table-cell>
          <table:table-cell ns41:value-type="float" table:style-name="ce46" office:value="356" office:value-type="float">
            <text:p>356</text:p>
          </table:table-cell>
          <table:table-cell ns41:value-type="float" table:style-name="ce61" office:value="224" office:value-type="float">
            <text:p>2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Fabr. v. ontplofbare stoff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9" office:value-type="float">
            <text:p>159</text:p>
          </table:table-cell>
          <table:table-cell ns41:value-type="string" table:style-name="ce46" office:value-type="string">
            <text:p>l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91" office:value-type="float">
            <text:p>191</text:p>
          </table:table-cell>
          <table:table-cell ns41:value-type="float" table:style-name="ce61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Lucifersfabriek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6" office:value-type="float">
            <text:p>276</text:p>
          </table:table-cell>
          <table:table-cell ns41:value-type="float" table:style-name="ce46" office:value="173" office:value-type="float">
            <text:p>17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16" office:value-type="float">
            <text:p>316</text:p>
          </table:table-cell>
          <table:table-cell ns41:value-type="float" table:style-name="ce61" office:value="180" office:value-type="float">
            <text:p>1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Fabr. v. samengeperste gass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23" office:value-type="float">
            <text:p>623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0" office:value-type="float">
            <text:p>170</text:p>
          </table:table-cell>
          <table:table-cell ns41:value-type="float" table:style-name="ce46" office:value="99" office:value-type="float">
            <text:p>99</text:p>
          </table:table-cell>
          <table:table-cell ns41:value-type="float" table:style-name="ce46" office:value="837" office:value-type="float">
            <text:p>837</text:p>
          </table:table-cell>
          <table:table-cell ns41:value-type="float" table:style-name="ce61" office:value="103" office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Stearinekaarsenfabrieken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74" office:value-type="float">
            <text:p>174</text:p>
          </table:table-cell>
          <table:table-cell ns41:value-type="float" table:style-name="ce46" office:value="23" office:value-type="float">
            <text:p>2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19" office:value-type="float">
            <text:p>219</text:p>
          </table:table-cell>
          <table:table-cell ns41:value-type="float" table:style-name="ce61" office:value="43" office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Waskaarsenfabr., wasblekerijen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31" office:value-type="float">
            <text:p>3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0" office:value-type="float">
            <text:p>10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74" office:value-type="float">
            <text:p>174</text:p>
          </table:table-cell>
          <table:table-cell ns41:value-type="float" table:style-name="ce61" office:value="42" office:value-type="float">
            <text:p>4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Zeepfabrieken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64" office:value-type="float">
            <text:p>64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387" office:value-type="float">
            <text:p>1387</text:p>
          </table:table-cell>
          <table:table-cell ns41:value-type="float" table:style-name="ce46" office:value="455" office:value-type="float">
            <text:p>45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91" office:value-type="float">
            <text:p>491</text:p>
          </table:table-cell>
          <table:table-cell ns41:value-type="float" table:style-name="ce46" office:value="192" office:value-type="float">
            <text:p>192</text:p>
          </table:table-cell>
          <table:table-cell ns41:value-type="float" table:style-name="ce46" office:value="2075" office:value-type="float">
            <text:p>2075</text:p>
          </table:table-cell>
          <table:table-cell ns41:value-type="float" table:style-name="ce61" office:value="668" office:value-type="float">
            <text:p>6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Sodaraffinaderijen</text:p>
          </table:table-cell>
          <table:table-cell ns41:value-type="string" table:style-name="ce25" office:value-type="string">
            <text:p>22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6" office:value-type="float">
            <text:p>296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393" office:value-type="float">
            <text:p>393</text:p>
          </table:table-cell>
          <table:table-cell ns41:value-type="float" table:style-name="ce61" office:value="21" office:value-type="float">
            <text:p>2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Fabr.v. genees-, verbandmidd. <text:s/></text:p>
          </table:table-cell>
          <table:table-cell ns41:value-type="string" table:style-name="ce25" office:value-type="string">
            <text:p>23</text:p>
          </table:table-cell>
          <table:table-cell table:style-name="Default"/>
          <table:table-cell ns41:value-type="float" table:style-name="ce37" office:value="108" office:value-type="float">
            <text:p>10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06" office:value-type="float">
            <text:p>206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2069" office:value-type="float">
            <text:p>2069</text:p>
          </table:table-cell>
          <table:table-cell ns41:value-type="float" table:style-name="ce46" office:value="1302" office:value-type="float">
            <text:p>130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242" office:value-type="float">
            <text:p>1242</text:p>
          </table:table-cell>
          <table:table-cell ns41:value-type="float" table:style-name="ce46" office:value="605" office:value-type="float">
            <text:p>605</text:p>
          </table:table-cell>
          <table:table-cell ns41:value-type="float" table:style-name="ce46" office:value="3732" office:value-type="float">
            <text:p>3732</text:p>
          </table:table-cell>
          <table:table-cell ns41:value-type="float" table:style-name="ce61" office:value="1945" office:value-type="float">
            <text:p>19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Apothekersbedrijven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417" office:value-type="float">
            <text:p>417</text:p>
          </table:table-cell>
          <table:table-cell ns41:value-type="float" table:style-name="ce46" office:value="209" office:value-type="float">
            <text:p>209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48" office:value-type="float">
            <text:p>248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726" office:value-type="float">
            <text:p>726</text:p>
          </table:table-cell>
          <table:table-cell ns41:value-type="float" table:style-name="ce46" office:value="183" office:value-type="float">
            <text:p>18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375" office:value-type="float">
            <text:p>375</text:p>
          </table:table-cell>
          <table:table-cell ns41:value-type="float" table:style-name="ce46" office:value="3328" office:value-type="float">
            <text:p>3328</text:p>
          </table:table-cell>
          <table:table-cell ns41:value-type="float" table:style-name="ce46" office:value="1607" office:value-type="float">
            <text:p>1607</text:p>
          </table:table-cell>
          <table:table-cell ns41:value-type="float" table:style-name="ce61" office:value="4042" office:value-type="float">
            <text:p>404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Essence- en reukstoffenfabriek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28" office:value-type="float">
            <text:p>2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527" office:value-type="float">
            <text:p>527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08" office:value-type="float">
            <text:p>308</text:p>
          </table:table-cell>
          <table:table-cell ns41:value-type="float" table:style-name="ce46" office:value="144" office:value-type="float">
            <text:p>144</text:p>
          </table:table-cell>
          <table:table-cell ns41:value-type="float" table:style-name="ce46" office:value="929" office:value-type="float">
            <text:p>929</text:p>
          </table:table-cell>
          <table:table-cell ns41:value-type="float" table:style-name="ce61" office:value="196" office:value-type="float">
            <text:p>1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Parfumerie- en tandreinigingsmiddelenfabrieken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118" office:value-type="float">
            <text:p>11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345" office:value-type="float">
            <text:p>345</text:p>
          </table:table-cell>
          <table:table-cell ns41:value-type="float" table:style-name="ce46" office:value="582" office:value-type="float">
            <text:p>582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60" office:value-type="float">
            <text:p>360</text:p>
          </table:table-cell>
          <table:table-cell ns41:value-type="float" table:style-name="ce46" office:value="179" office:value-type="float">
            <text:p>179</text:p>
          </table:table-cell>
          <table:table-cell ns41:value-type="float" table:style-name="ce46" office:value="943" office:value-type="float">
            <text:p>943</text:p>
          </table:table-cell>
          <table:table-cell ns41:value-type="float" table:style-name="ce61" office:value="802" office:value-type="float">
            <text:p>8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Poets- en smeermiddelenfabr.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7" office:value="105" office:value-type="float">
            <text:p>10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5" office:value-type="float">
            <text:p>6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67" office:value-type="float">
            <text:p>467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32" office:value-type="float">
            <text:p>232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929" office:value-type="float">
            <text:p>929</text:p>
          </table:table-cell>
          <table:table-cell ns41:value-type="float" table:style-name="ce61" office:value="255" office:value-type="float">
            <text:p>2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ns41:value-type="string" table:style-name="ce18" office:value-type="string">
            <text:p>Andere chemische fabrieken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229" office:value-type="float">
            <text:p>22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66" office:value-type="float">
            <text:p>26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574" office:value-type="float">
            <text:p>3574</text:p>
          </table:table-cell>
          <table:table-cell ns41:value-type="float" table:style-name="ce46" office:value="364" office:value-type="float">
            <text:p>364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65" office:value-type="float">
            <text:p>765</text:p>
          </table:table-cell>
          <table:table-cell ns41:value-type="float" table:style-name="ce46" office:value="289" office:value-type="float">
            <text:p>289</text:p>
          </table:table-cell>
          <table:table-cell ns41:value-type="float" table:style-name="ce46" office:value="4996" office:value-type="float">
            <text:p>4996</text:p>
          </table:table-cell>
          <table:table-cell ns41:value-type="float" table:style-name="ce61" office:value="673" office:value-type="float">
            <text:p>6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Houtzagerijen, -schaverij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257" office:value-type="float">
            <text:p>25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2" office:value-type="float">
            <text:p>16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32" office:value-type="float">
            <text:p>453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99" office:value-type="float">
            <text:p>199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5336" office:value-type="float">
            <text:p>5336</text:p>
          </table:table-cell>
          <table:table-cell ns41:value-type="float" table:style-name="ce61" office:value="54" office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Timmerfabriek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471" office:value-type="float">
            <text:p>471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1" office:value-type="float">
            <text:p>16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12" office:value-type="float">
            <text:p>3812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19" office:value-type="float">
            <text:p>11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25" office:value-type="float">
            <text:p>325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4912" office:value-type="float">
            <text:p>4912</text:p>
          </table:table-cell>
          <table:table-cell ns41:value-type="float" table:style-name="ce61" office:value="79" office:value-type="float">
            <text:p>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Houtbereidingsinrichting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2" office:value-type="float">
            <text:p>162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04" office:value-type="float">
            <text:p>204</text:p>
          </table:table-cell>
          <table:table-cell ns41:value-type="float" table:style-name="ce61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Fabrieken v. triplexhout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00" office:value-type="float">
            <text:p>60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697" office:value-type="float">
            <text:p>697</text:p>
          </table:table-cell>
          <table:table-cell ns41:value-type="float" table:style-name="ce61" office:value="55" office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Parketvloerenfabrie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6" office:value-type="float">
            <text:p>6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53" office:value-type="float">
            <text:p>253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351" office:value-type="float">
            <text:p>351</text:p>
          </table:table-cell>
          <table:table-cell ns41:value-type="float" table:style-name="ce61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Kistenfabr. en -makerij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202" office:value-type="float">
            <text:p>20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51" office:value-type="float">
            <text:p>5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34" office:value-type="float">
            <text:p>3234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3832" office:value-type="float">
            <text:p>3832</text:p>
          </table:table-cell>
          <table:table-cell ns41:value-type="float" table:style-name="ce61" office:value="91" office:value-type="float">
            <text:p>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Kuiperij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125" office:value-type="float">
            <text:p>12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61" office:value-type="float">
            <text:p>16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91" office:value-type="float">
            <text:p>79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186" office:value-type="float">
            <text:p>1186</text:p>
          </table:table-cell>
          <table:table-cell ns41:value-type="float" table:style-name="ce61" office:value="26" office:value-type="float">
            <text:p>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Klompenfabr. en -makerij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710" office:value-type="float">
            <text:p>71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849" office:value-type="float">
            <text:p>84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" office:value-type="float">
            <text:p>22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68" office:value-type="float">
            <text:p>146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85" office:value-type="float">
            <text:p>385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449" office:value-type="float">
            <text:p>3449</text:p>
          </table:table-cell>
          <table:table-cell ns41:value-type="float" table:style-name="ce61" office:value="54" office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Meubelfabr. en -makerij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2816" office:value-type="float">
            <text:p>2816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972" office:value-type="float">
            <text:p>197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15" office:value-type="float">
            <text:p>115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796" office:value-type="float">
            <text:p>79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8346" office:value-type="float">
            <text:p>18346</text:p>
          </table:table-cell>
          <table:table-cell ns41:value-type="float" table:style-name="ce46" office:value="92" office:value-type="float">
            <text:p>92</text:p>
          </table:table-cell>
          <table:table-cell ns41:value-type="float" table:style-name="ce46" office:value="553" office:value-type="float">
            <text:p>553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730" office:value-type="float">
            <text:p>730</text:p>
          </table:table-cell>
          <table:table-cell ns41:value-type="float" table:style-name="ce46" office:value="268" office:value-type="float">
            <text:p>268</text:p>
          </table:table-cell>
          <table:table-cell ns41:value-type="float" table:style-name="ce46" office:value="25328" office:value-type="float">
            <text:p>25328</text:p>
          </table:table-cell>
          <table:table-cell ns41:value-type="float" table:style-name="ce61" office:value="423" office:value-type="float">
            <text:p>4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Meubelschildersbedrijv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6" office:value-type="float">
            <text:p>46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61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Lijstenfabr., encadreerinr.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148" office:value-type="float">
            <text:p>148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41" office:value-type="float">
            <text:p>1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29" office:value-type="float">
            <text:p>629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031" office:value-type="float">
            <text:p>1031</text:p>
          </table:table-cell>
          <table:table-cell ns41:value-type="float" table:style-name="ce61" office:value="39" office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Biljartfabr., -reparatie-inr.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35" office:value-type="float">
            <text:p>3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1" office:value-type="float">
            <text:p>151</text:p>
          </table:table-cell>
          <table:table-cell ns41:value-type="float" table:style-name="ce61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Fabr. v. zonneschermen e.d.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89" office:value-type="float">
            <text:p>8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75" office:value-type="float">
            <text:p>37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572" office:value-type="float">
            <text:p>572</text:p>
          </table:table-cell>
          <table:table-cell ns41:value-type="float" table:style-name="ce61" office:value="25" office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Houtwarenfabriek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676" office:value-type="float">
            <text:p>676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78" office:value-type="float">
            <text:p>37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72" office:value-type="float">
            <text:p>17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839" office:value-type="float">
            <text:p>3839</text:p>
          </table:table-cell>
          <table:table-cell ns41:value-type="float" table:style-name="ce46" office:value="100" office:value-type="float">
            <text:p>100</text:p>
          </table:table-cell>
          <table:table-cell ns41:value-type="float" table:style-name="ce46" office:value="126" office:value-type="float">
            <text:p>126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37" office:value-type="float">
            <text:p>237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5467" office:value-type="float">
            <text:p>5467</text:p>
          </table:table-cell>
          <table:table-cell ns41:value-type="float" table:style-name="ce61" office:value="228" office:value-type="float">
            <text:p>2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Hoepelmakerij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41" office:value-type="float">
            <text:p>4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0" office:value-type="float">
            <text:p>6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1" office:value-type="float">
            <text:p>22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51" office:value-type="float">
            <text:p>351</text:p>
          </table:table-cell>
          <table:table-cell ns41:value-type="float" table:style-name="ce61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Mandenmaker., teenschillerij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265" office:value-type="float">
            <text:p>26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79" office:value-type="float">
            <text:p>47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44" office:value-type="float">
            <text:p>124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24" office:value-type="float">
            <text:p>124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140" office:value-type="float">
            <text:p>2140</text:p>
          </table:table-cell>
          <table:table-cell ns41:value-type="float" table:style-name="ce61" office:value="35" office:value-type="float">
            <text:p>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Rietwarenfabriek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135" office:value-type="float">
            <text:p>13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13" office:value-type="float">
            <text:p>1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769" office:value-type="float">
            <text:p>769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084" office:value-type="float">
            <text:p>1084</text:p>
          </table:table-cell>
          <table:table-cell ns41:value-type="float" table:style-name="ce61" office:value="77" office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Rieten-, biezenmattenmaker.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128" office:value-type="float">
            <text:p>12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09" office:value-type="float">
            <text:p>40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827" office:value-type="float">
            <text:p>827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90" office:value-type="float">
            <text:p>9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479" office:value-type="float">
            <text:p>1479</text:p>
          </table:table-cell>
          <table:table-cell ns41:value-type="float" table:style-name="ce61" office:value="58" office:value-type="float">
            <text:p>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Borstelmak., bezembinderijen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260" office:value-type="float">
            <text:p>26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48" office:value-type="float">
            <text:p>24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94" office:value-type="float">
            <text:p>1994</text:p>
          </table:table-cell>
          <table:table-cell ns41:value-type="float" table:style-name="ce46" office:value="143" office:value-type="float">
            <text:p>143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40" office:value-type="float">
            <text:p>140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2795" office:value-type="float">
            <text:p>2795</text:p>
          </table:table-cell>
          <table:table-cell ns41:value-type="float" table:style-name="ce61" office:value="219" office:value-type="float">
            <text:p>2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Fabr. v. ivoren, hoornen voorwerpen e.d. 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24" office:value-type="float">
            <text:p>24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9" office:value="0" office:value-type="float">
            <text:p>0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95" office:value-type="float">
            <text:p>795</text:p>
          </table:table-cell>
          <table:table-cell ns41:value-type="float" table:style-name="ce46" office:value="136" office:value-type="float">
            <text:p>136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950" office:value-type="float">
            <text:p>950</text:p>
          </table:table-cell>
          <table:table-cell ns41:value-type="float" table:style-name="ce61" office:value="170" office:value-type="float">
            <text:p>1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Kurkwarenfabrieken</text:p>
          </table:table-cell>
          <table:table-cell ns41:value-type="string" table:style-name="ce25" office:value-type="string">
            <text:p>22</text:p>
          </table:table-cell>
          <table:table-cell table:style-name="Default"/>
          <table:table-cell ns41:value-type="float" table:style-name="ce37" office:value="20" office:value-type="float">
            <text:p>20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213" office:value-type="float">
            <text:p>213</text:p>
          </table:table-cell>
          <table:table-cell ns41:value-type="float" table:style-name="ce61" office:value="60" office:value-type="float">
            <text:p>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WERKINGEN VAN HOUT, KURK, STRO</text:p>
          </table:table-cell>
          <table:table-cell ns41:value-type="string" table:style-name="ce14" office:value-type="string">
            <text:p>06</text:p>
          </table:table-cell>
          <table:table-cell ns41:value-type="string" table:style-name="ce18" office:value-type="string">
            <text:p>Strohulzenfabrieken e.d. </text:p>
          </table:table-cell>
          <table:table-cell ns41:value-type="string" table:style-name="ce25" office:value-type="string">
            <text:p>23</text:p>
          </table:table-cell>
          <table:table-cell table:style-name="Default"/>
          <table:table-cell ns41:value-type="float" table:style-name="ce37" office:value="15" office:value-type="float">
            <text:p>15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8" office:value-type="float">
            <text:p>19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37" office:value-type="float">
            <text:p>237</text:p>
          </table:table-cell>
          <table:table-cell ns41:value-type="float" table:style-name="ce61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Confectiefabr. en ateliers voor eigen winkels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908" office:value-type="float">
            <text:p>908</text:p>
          </table:table-cell>
          <table:table-cell ns41:value-type="float" table:style-name="ce46" office:value="138" office:value-type="float">
            <text:p>13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5" office:value-type="float">
            <text:p>155</text:p>
          </table:table-cell>
          <table:table-cell ns41:value-type="float" table:style-name="ce46" office:value="160" office:value-type="float">
            <text:p>16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769" office:value-type="float">
            <text:p>769</text:p>
          </table:table-cell>
          <table:table-cell ns41:value-type="float" table:style-name="ce46" office:value="341" office:value-type="float">
            <text:p>341</text:p>
          </table:table-cell>
          <table:table-cell ns41:value-type="float" table:style-name="ce46" office:value="6285" office:value-type="float">
            <text:p>6285</text:p>
          </table:table-cell>
          <table:table-cell ns41:value-type="float" table:style-name="ce46" office:value="27313" office:value-type="float">
            <text:p>27313</text:p>
          </table:table-cell>
          <table:table-cell ns41:value-type="float" table:style-name="ce46" office:value="85" office:value-type="float">
            <text:p>85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960" office:value-type="float">
            <text:p>960</text:p>
          </table:table-cell>
          <table:table-cell ns41:value-type="float" table:style-name="ce46" office:value="1135" office:value-type="float">
            <text:p>1135</text:p>
          </table:table-cell>
          <table:table-cell ns41:value-type="float" table:style-name="ce46" office:value="9167" office:value-type="float">
            <text:p>9167</text:p>
          </table:table-cell>
          <table:table-cell ns41:value-type="float" table:style-name="ce61" office:value="29183" office:value-type="float">
            <text:p>291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Kleermakerij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3467" office:value-type="float">
            <text:p>3467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5810" office:value-type="float">
            <text:p>58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4" office:value-type="float">
            <text:p>184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34" office:value-type="float">
            <text:p>13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015" office:value-type="float">
            <text:p>6015</text:p>
          </table:table-cell>
          <table:table-cell ns41:value-type="float" table:style-name="ce46" office:value="1562" office:value-type="float">
            <text:p>1562</text:p>
          </table:table-cell>
          <table:table-cell ns41:value-type="float" table:style-name="ce46" office:value="685" office:value-type="float">
            <text:p>685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16193" office:value-type="float">
            <text:p>16193</text:p>
          </table:table-cell>
          <table:table-cell ns41:value-type="float" table:style-name="ce61" office:value="1958" office:value-type="float">
            <text:p>19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Naaistersateliers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160" office:value-type="float">
            <text:p>160</text:p>
          </table:table-cell>
          <table:table-cell ns41:value-type="float" table:style-name="ce46" office:value="1175" office:value-type="float">
            <text:p>1175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8501" office:value-type="float">
            <text:p>8501</text:p>
          </table:table-cell>
          <table:table-cell ns41:value-type="float" table:style-name="ce46" office:value="165" office:value-type="float">
            <text:p>16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50" office:value-type="float">
            <text:p>150</text:p>
          </table:table-cell>
          <table:table-cell ns41:value-type="float" table:style-name="ce46" office:value="20769" office:value-type="float">
            <text:p>20769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295" office:value-type="float">
            <text:p>29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353" office:value-type="float">
            <text:p>353</text:p>
          </table:table-cell>
          <table:table-cell ns41:value-type="float" table:style-name="ce61" office:value="30955" office:value-type="float">
            <text:p>309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Stoppage- en oppersinr.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52" office:value-type="float">
            <text:p>52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584" office:value-type="float">
            <text:p>58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215" office:value-type="float">
            <text:p>215</text:p>
          </table:table-cell>
          <table:table-cell ns41:value-type="float" table:style-name="ce61" office:value="730" office:value-type="float">
            <text:p>7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Onderkleding- en huishoudgoederenfabriek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147" office:value-type="float">
            <text:p>147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67" office:value-type="float">
            <text:p>67</text:p>
          </table:table-cell>
          <table:table-cell ns41:value-type="float" office:value="31" table:style-name="ce46" table:number-columns-repeated="2" office:value-type="float">
            <text:p>3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97" office:value-type="float">
            <text:p>97</text:p>
          </table:table-cell>
          <table:table-cell ns41:value-type="float" table:style-name="ce46" office:value="109" office:value-type="float">
            <text:p>109</text:p>
          </table:table-cell>
          <table:table-cell ns41:value-type="float" table:style-name="ce46" office:value="346" office:value-type="float">
            <text:p>346</text:p>
          </table:table-cell>
          <table:table-cell ns41:value-type="float" table:style-name="ce46" office:value="5871" office:value-type="float">
            <text:p>5871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63" office:value-type="float">
            <text:p>163</text:p>
          </table:table-cell>
          <table:table-cell ns41:value-type="float" table:style-name="ce46" office:value="201" office:value-type="float">
            <text:p>201</text:p>
          </table:table-cell>
          <table:table-cell ns41:value-type="float" table:style-name="ce46" office:value="823" office:value-type="float">
            <text:p>823</text:p>
          </table:table-cell>
          <table:table-cell ns41:value-type="float" table:style-name="ce61" office:value="6356" office:value-type="float">
            <text:p>63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Fabr. van mode-artikel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79" office:value-type="float">
            <text:p>79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554" office:value-type="float">
            <text:p>55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250" office:value-type="float">
            <text:p>250</text:p>
          </table:table-cell>
          <table:table-cell ns41:value-type="float" table:style-name="ce61" office:value="658" office:value-type="float">
            <text:p>6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Herenhoeden- en pettenfabr.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53" office:value-type="float">
            <text:p>5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25" office:value-type="float">
            <text:p>225</text:p>
          </table:table-cell>
          <table:table-cell ns41:value-type="float" table:style-name="ce46" office:value="403" office:value-type="float">
            <text:p>403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414" office:value-type="float">
            <text:p>414</text:p>
          </table:table-cell>
          <table:table-cell ns41:value-type="float" table:style-name="ce61" office:value="450" office:value-type="float">
            <text:p>4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Dameshoeden-, mutsenmakerij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98" office:value-type="float">
            <text:p>98</text:p>
          </table:table-cell>
          <table:table-cell ns41:value-type="float" table:style-name="ce46" office:value="202" office:value-type="float">
            <text:p>202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402" office:value-type="float">
            <text:p>402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25" table:style-name="ce46" table:number-columns-repeated="2" office:value-type="float">
            <text:p>25</text:p>
          </table:table-cell>
          <table:table-cell ns41:value-type="float" table:style-name="ce46" office:value="297" office:value-type="float">
            <text:p>297</text:p>
          </table:table-cell>
          <table:table-cell ns41:value-type="float" table:style-name="ce46" office:value="1470" office:value-type="float">
            <text:p>147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538" office:value-type="float">
            <text:p>538</text:p>
          </table:table-cell>
          <table:table-cell ns41:value-type="float" table:style-name="ce61" office:value="2347" office:value-type="float">
            <text:p>23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Stofknopenfabriek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10" office:value-type="float">
            <text:p>1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46" office:value-type="string">
            <text:p>».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61" office:value="47" office:value-type="float">
            <text:p>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Parapluiefabr., -reparatie-inr.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28" office:value-type="float">
            <text:p>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2" office:value-type="float">
            <text:p>72</text:p>
          </table:table-cell>
          <table:table-cell ns41:value-type="float" table:style-name="ce46" office:value="95" office:value-type="float">
            <text:p>95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08" office:value-type="float">
            <text:p>208</text:p>
          </table:table-cell>
          <table:table-cell ns41:value-type="float" table:style-name="ce61" office:value="108" office:value-type="float">
            <text:p>1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Bontwerkerij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233" office:value-type="float">
            <text:p>233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90" office:value-type="float">
            <text:p>90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13" office:value-type="float">
            <text:p>613</text:p>
          </table:table-cell>
          <table:table-cell ns41:value-type="float" table:style-name="ce46" office:value="769" office:value-type="float">
            <text:p>769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052" office:value-type="float">
            <text:p>1052</text:p>
          </table:table-cell>
          <table:table-cell ns41:value-type="float" table:style-name="ce61" office:value="904" office:value-type="float">
            <text:p>90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Handwerkateliers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114" office:value-type="float">
            <text:p>114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107" office:value-type="float">
            <text:p>107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231" office:value-type="float">
            <text:p>231</text:p>
          </table:table-cell>
          <table:table-cell ns41:value-type="float" table:style-name="ce46" office:value="1289" office:value-type="float">
            <text:p>128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486" office:value-type="float">
            <text:p>486</text:p>
          </table:table-cell>
          <table:table-cell ns41:value-type="float" table:style-name="ce61" office:value="1617" office:value-type="float">
            <text:p>16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Vervaardiging v. lampekapp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114" office:value-type="float">
            <text:p>114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86" office:value-type="float">
            <text:p>186</text:p>
          </table:table-cell>
          <table:table-cell ns41:value-type="float" table:style-name="ce46" office:value="617" office:value-type="float">
            <text:p>617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08" office:value-type="float">
            <text:p>408</text:p>
          </table:table-cell>
          <table:table-cell ns41:value-type="float" table:style-name="ce61" office:value="693" office:value-type="float">
            <text:p>6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Bedden-, matrassenmakerij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134" office:value-type="float">
            <text:p>13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208" office:value-type="float">
            <text:p>1208</text:p>
          </table:table-cell>
          <table:table-cell ns41:value-type="float" table:style-name="ce46" office:value="260" office:value-type="float">
            <text:p>26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92" office:value-type="float">
            <text:p>92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588" office:value-type="float">
            <text:p>1588</text:p>
          </table:table-cell>
          <table:table-cell ns41:value-type="float" table:style-name="ce61" office:value="307" office:value-type="float">
            <text:p>3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Dekenstikkerij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8" office:value-type="float">
            <text:p>8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0" office:value-type="float">
            <text:p>110</text:p>
          </table:table-cell>
          <table:table-cell ns41:value-type="float" table:style-name="ce46" office:value="102" office:value-type="float">
            <text:p>10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53" office:value-type="float">
            <text:p>153</text:p>
          </table:table-cell>
          <table:table-cell ns41:value-type="float" table:style-name="ce61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Zeilmakerijen, tentenfabr.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127" office:value-type="float">
            <text:p>12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48" office:value-type="float">
            <text:p>648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994" office:value-type="float">
            <text:p>994</text:p>
          </table:table-cell>
          <table:table-cell ns41:value-type="float" table:style-name="ce61" office:value="71" office:value-type="float">
            <text:p>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Zakkennaaierijen, -stopperijen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33" office:value-type="float">
            <text:p>3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4" office:value-type="float">
            <text:p>384</text:p>
          </table:table-cell>
          <table:table-cell ns41:value-type="float" table:style-name="ce46" office:value="141" office:value-type="float">
            <text:p>141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15" office:value-type="float">
            <text:p>515</text:p>
          </table:table-cell>
          <table:table-cell ns41:value-type="float" table:style-name="ce61" office:value="148" office:value-type="float">
            <text:p>14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Kappersbedrijevn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5414" office:value-type="float">
            <text:p>5414</text:p>
          </table:table-cell>
          <table:table-cell ns41:value-type="float" table:style-name="ce46" office:value="536" office:value-type="float">
            <text:p>536</text:p>
          </table:table-cell>
          <table:table-cell ns41:value-type="float" table:style-name="ce46" office:value="4418" office:value-type="float">
            <text:p>4418</text:p>
          </table:table-cell>
          <table:table-cell ns41:value-type="float" table:style-name="ce46" office:value="772" office:value-type="float">
            <text:p>772</text:p>
          </table:table-cell>
          <table:table-cell ns41:value-type="float" table:style-name="ce46" office:value="2120" office:value-type="float">
            <text:p>2120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135" office:value-type="float">
            <text:p>6135</text:p>
          </table:table-cell>
          <table:table-cell ns41:value-type="float" table:style-name="ce46" office:value="4393" office:value-type="float">
            <text:p>4393</text:p>
          </table:table-cell>
          <table:table-cell ns41:value-type="float" table:style-name="ce46" office:value="822" office:value-type="float">
            <text:p>822</text:p>
          </table:table-cell>
          <table:table-cell ns41:value-type="float" table:style-name="ce46" office:value="569" office:value-type="float">
            <text:p>569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16864" office:value-type="float">
            <text:p>16864</text:p>
          </table:table-cell>
          <table:table-cell ns41:value-type="float" table:style-name="ce61" office:value="8449" office:value-type="float">
            <text:p>84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Wasserijen en strijkinr.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1035" office:value-type="float">
            <text:p>1035</text:p>
          </table:table-cell>
          <table:table-cell ns41:value-type="float" table:style-name="ce46" office:value="160" office:value-type="float">
            <text:p>160</text:p>
          </table:table-cell>
          <table:table-cell ns41:value-type="float" table:style-name="ce46" office:value="295" office:value-type="float">
            <text:p>295</text:p>
          </table:table-cell>
          <table:table-cell ns41:value-type="float" table:style-name="ce46" office:value="261" office:value-type="float">
            <text:p>261</text:p>
          </table:table-cell>
          <table:table-cell ns41:value-type="float" table:style-name="ce46" office:value="456" office:value-type="float">
            <text:p>456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273" office:value-type="float">
            <text:p>273</text:p>
          </table:table-cell>
          <table:table-cell ns41:value-type="float" table:style-name="ce46" office:value="121" office:value-type="float">
            <text:p>121</text:p>
          </table:table-cell>
          <table:table-cell ns41:value-type="float" table:style-name="ce46" office:value="3630" office:value-type="float">
            <text:p>3630</text:p>
          </table:table-cell>
          <table:table-cell ns41:value-type="float" table:style-name="ce46" office:value="6770" office:value-type="float">
            <text:p>6770</text:p>
          </table:table-cell>
          <table:table-cell ns41:value-type="float" table:style-name="ce46" office:value="233" office:value-type="float">
            <text:p>233</text:p>
          </table:table-cell>
          <table:table-cell ns41:value-type="float" table:style-name="ce46" office:value="246" office:value-type="float">
            <text:p>246</text:p>
          </table:table-cell>
          <table:table-cell ns41:value-type="float" table:style-name="ce46" office:value="203" office:value-type="float">
            <text:p>203</text:p>
          </table:table-cell>
          <table:table-cell ns41:value-type="float" table:style-name="ce46" office:value="484" office:value-type="float">
            <text:p>484</text:p>
          </table:table-cell>
          <table:table-cell ns41:value-type="float" table:style-name="ce46" office:value="5735" office:value-type="float">
            <text:p>5735</text:p>
          </table:table-cell>
          <table:table-cell ns41:value-type="float" table:style-name="ce61" office:value="8520" office:value-type="float">
            <text:p>85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Chemische wasserijen, ververij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285" office:value-type="float">
            <text:p>285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79" office:value-type="float">
            <text:p>179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2303" office:value-type="float">
            <text:p>2303</text:p>
          </table:table-cell>
          <table:table-cell ns41:value-type="float" table:style-name="ce46" office:value="1148" office:value-type="float">
            <text:p>1148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483" office:value-type="float">
            <text:p>483</text:p>
          </table:table-cell>
          <table:table-cell ns41:value-type="float" table:style-name="ce46" office:value="304" office:value-type="float">
            <text:p>304</text:p>
          </table:table-cell>
          <table:table-cell ns41:value-type="float" table:style-name="ce46" office:value="3356" office:value-type="float">
            <text:p>3356</text:p>
          </table:table-cell>
          <table:table-cell ns41:value-type="float" table:style-name="ce61" office:value="1598" office:value-type="float">
            <text:p>15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ns41:value-type="string" table:style-name="ce18" office:value-type="string">
            <text:p>Badhuizen (geen zweminr.)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7" office:value-type="float">
            <text:p>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8" office:value-type="float">
            <text:p>228</text:p>
          </table:table-cell>
          <table:table-cell ns41:value-type="float" table:style-name="ce46" office:value="192" office:value-type="float">
            <text:p>192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259" office:value-type="float">
            <text:p>259</text:p>
          </table:table-cell>
          <table:table-cell ns41:value-type="float" table:style-name="ce61" office:value="236" office:value-type="float">
            <text:p>2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UNSTNIJVERHEID</text:p>
          </table:table-cell>
          <table:table-cell ns41:value-type="string" table:style-name="ce14" office:value-type="string">
            <text:p>08</text:p>
          </table:table-cell>
          <table:table-cell ns41:value-type="string" table:style-name="ce18" office:value-type="string">
            <text:p>Beeldenfabriek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61" office:value-type="float">
            <text:p>6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90" office:value-type="float">
            <text:p>39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569" office:value-type="float">
            <text:p>569</text:p>
          </table:table-cell>
          <table:table-cell ns41:value-type="float" table:style-name="ce61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UNSTNIJVERHEID</text:p>
          </table:table-cell>
          <table:table-cell ns41:value-type="string" table:style-name="ce14" office:value-type="string">
            <text:p>08</text:p>
          </table:table-cell>
          <table:table-cell ns41:value-type="string" table:style-name="ce18" office:value-type="string">
            <text:p>Beeldhouwerij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33" office:value-type="float">
            <text:p>33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77" office:value-type="float">
            <text:p>77</text:p>
          </table:table-cell>
          <table:table-cell ns41:value-type="float" table:style-name="ce61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UNSTNIJVERHEID</text:p>
          </table:table-cell>
          <table:table-cell ns41:value-type="string" table:style-name="ce14" office:value-type="string">
            <text:p>08</text:p>
          </table:table-cell>
          <table:table-cell ns41:value-type="string" table:style-name="ce18" office:value-type="string">
            <text:p>Sierkunstbedrijv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215" office:value-type="float">
            <text:p>215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326" office:value-type="float">
            <text:p>326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97" office:value-type="float">
            <text:p>497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95" office:value-type="float">
            <text:p>95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185" office:value-type="float">
            <text:p>1185</text:p>
          </table:table-cell>
          <table:table-cell ns41:value-type="float" table:style-name="ce61" office:value="161" office:value-type="float">
            <text:p>1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4">
          <table:table-cell ns41:value-type="string" table:style-name="ce8" office:value-type="string">
            <text:p>KUNSTNIJVERHEID</text:p>
          </table:table-cell>
          <table:table-cell ns41:value-type="string" table:style-name="ce14" office:value-type="string">
            <text:p>08</text:p>
          </table:table-cell>
          <table:table-cell ns41:value-type="string" table:style-name="ce18" office:value-type="string">
            <text:p>Sierkunstartikelenfabriek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34" office:value-type="float">
            <text:p>34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8" table:style-name="ce46" table:number-columns-repeated="2" office:value-type="float">
            <text:p>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61" office:value="127" office:value-type="float">
            <text:p>1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KUNSTNIJVERHEID</text:p>
          </table:table-cell>
          <table:table-cell ns41:value-type="string" table:style-name="ce14" office:value-type="string">
            <text:p>08</text:p>
          </table:table-cell>
          <table:table-cell ns41:value-type="string" table:style-name="ce18" office:value-type="string">
            <text:p>Kunstmetaalbewerkingsinr.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91" office:value-type="float">
            <text:p>9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8" office:value-type="float">
            <text:p>38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599" office:value-type="float">
            <text:p>599</text:p>
          </table:table-cell>
          <table:table-cell ns41:value-type="float" table:style-name="ce61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Haarschoonmakerij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61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Leerlooierij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230" office:value-type="float">
            <text:p>23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7" office:value-type="float">
            <text:p>13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767" office:value-type="float">
            <text:p>3767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89" office:value-type="float">
            <text:p>189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4467" office:value-type="float">
            <text:p>4467</text:p>
          </table:table-cell>
          <table:table-cell ns41:value-type="float" table:style-name="ce61" office:value="136" office:value-type="float">
            <text:p>1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Drijfriemenfabriek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30" office:value-type="float">
            <text:p>30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7" office:value-type="float">
            <text:p>26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366" office:value-type="float">
            <text:p>366</text:p>
          </table:table-cell>
          <table:table-cell ns41:value-type="float" table:style-name="ce61" office:value="26" office:value-type="float">
            <text:p>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Schoenfabriek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495" office:value-type="float">
            <text:p>495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92" office:value-type="float">
            <text:p>392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8334" office:value-type="float">
            <text:p>8334</text:p>
          </table:table-cell>
          <table:table-cell ns41:value-type="float" table:style-name="ce46" office:value="2909" office:value-type="float">
            <text:p>2909</text:p>
          </table:table-cell>
          <table:table-cell ns41:value-type="float" table:style-name="ce46" office:value="156" office:value-type="float">
            <text:p>156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628" office:value-type="float">
            <text:p>628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10139" office:value-type="float">
            <text:p>10139</text:p>
          </table:table-cell>
          <table:table-cell ns41:value-type="float" table:style-name="ce61" office:value="3266" office:value-type="float">
            <text:p>326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Schoenraparatie-inrichting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3528" office:value-type="float">
            <text:p>3528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6884" office:value-type="float">
            <text:p>688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0" office:value-type="float">
            <text:p>11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982" office:value-type="float">
            <text:p>5982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085" office:value-type="float">
            <text:p>1085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7620" office:value-type="float">
            <text:p>17620</text:p>
          </table:table-cell>
          <table:table-cell ns41:value-type="float" table:style-name="ce61" office:value="238" office:value-type="float">
            <text:p>2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Lederwarenfabr., zadelmakerij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810" office:value-type="float">
            <text:p>81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499" office:value-type="float">
            <text:p>499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97" office:value-type="float">
            <text:p>197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568" office:value-type="float">
            <text:p>3568</text:p>
          </table:table-cell>
          <table:table-cell ns41:value-type="float" table:style-name="ce46" office:value="1300" office:value-type="float">
            <text:p>1300</text:p>
          </table:table-cell>
          <table:table-cell ns41:value-type="float" table:style-name="ce46" office:value="219" office:value-type="float">
            <text:p>219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285" office:value-type="float">
            <text:p>285</text:p>
          </table:table-cell>
          <table:table-cell ns41:value-type="float" table:style-name="ce46" office:value="119" office:value-type="float">
            <text:p>119</text:p>
          </table:table-cell>
          <table:table-cell ns41:value-type="float" table:style-name="ce46" office:value="5619" office:value-type="float">
            <text:p>5619</text:p>
          </table:table-cell>
          <table:table-cell ns41:value-type="float" table:style-name="ce61" office:value="1557" office:value-type="float">
            <text:p>15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Fabr. van rubberart.,vulcaniseerinrichting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217" office:value-type="float">
            <text:p>21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02" office:value-type="float">
            <text:p>20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600" office:value-type="float">
            <text:p>4600</text:p>
          </table:table-cell>
          <table:table-cell ns41:value-type="float" table:style-name="ce46" office:value="467" office:value-type="float">
            <text:p>467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559" office:value-type="float">
            <text:p>559</text:p>
          </table:table-cell>
          <table:table-cell ns41:value-type="float" table:style-name="ce46" office:value="169" office:value-type="float">
            <text:p>169</text:p>
          </table:table-cell>
          <table:table-cell ns41:value-type="float" table:style-name="ce46" office:value="5747" office:value-type="float">
            <text:p>5747</text:p>
          </table:table-cell>
          <table:table-cell ns41:value-type="float" table:style-name="ce61" office:value="658" office:value-type="float">
            <text:p>6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Linoleum-, vloerzeilfabr.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3" office:value-type="float">
            <text:p>3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29" office:value-type="float">
            <text:p>82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6" office:value-type="float">
            <text:p>96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965" office:value-type="float">
            <text:p>965</text:p>
          </table:table-cell>
          <table:table-cell ns41:value-type="float" table:style-name="ce61" office:value="45" office:value-type="float">
            <text:p>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EDER-, WASDOEK-, RUBBERNIJVERH.</text:p>
          </table:table-cell>
          <table:table-cell ns41:value-type="string" table:style-name="ce14" office:value-type="string">
            <text:p>09</text:p>
          </table:table-cell>
          <table:table-cell ns41:value-type="string" table:style-name="ce18" office:value-type="string">
            <text:p>Tandtechn. Werkplaats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222" office:value-type="float">
            <text:p>22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90" office:value-type="float">
            <text:p>19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43" office:value-type="float">
            <text:p>1343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50" table:style-name="ce46" table:number-columns-repeated="2" office:value-type="float">
            <text:p>50</text:p>
          </table:table-cell>
          <table:table-cell ns41:value-type="float" table:style-name="ce46" office:value="1862" office:value-type="float">
            <text:p>1862</text:p>
          </table:table-cell>
          <table:table-cell ns41:value-type="float" table:style-name="ce61" office:value="149" office:value-type="float">
            <text:p>1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Mijnbouwkundige werk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7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61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Steenkolenmijn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76" office:value-type="float">
            <text:p>107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703" office:value-type="float">
            <text:p>34703</text:p>
          </table:table-cell>
          <table:table-cell ns41:value-type="float" table:style-name="ce46" office:value="121" office:value-type="float">
            <text:p>12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997" office:value-type="float">
            <text:p>2997</text:p>
          </table:table-cell>
          <table:table-cell ns41:value-type="float" table:style-name="ce46" office:value="234" office:value-type="float">
            <text:p>234</text:p>
          </table:table-cell>
          <table:table-cell ns41:value-type="float" table:style-name="ce46" office:value="38782" office:value-type="float">
            <text:p>38782</text:p>
          </table:table-cell>
          <table:table-cell ns41:value-type="float" table:style-name="ce61" office:value="355" office:value-type="float">
            <text:p>3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Bruinkoolgroev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8" office:value="0" office:value-type="float">
            <text:p>0</text:p>
          </table:table-cell>
          <table:table-cell ns41:value-type="float" office:value="0" table:style-name="ce47" table:number-columns-repeated="4" office:value-type="float">
            <text:p>0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0" office:value-type="float">
            <text:p>0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0" office:value-type="float">
            <text:p>0</text:p>
          </table:table-cell>
          <table:table-cell ns41:value-type="float" table:style-name="ce47" office:value="301" office:value-type="float">
            <text:p>301</text:p>
          </table:table-cell>
          <table:table-cell ns41:value-type="float" office:value="0" table:style-name="ce47" table:number-columns-repeated="3" office:value-type="float">
            <text:p>0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325" office:value-type="float">
            <text:p>325</text:p>
          </table:table-cell>
          <table:table-cell ns41:value-type="float" table:style-name="ce62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Brikettenfabriek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9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9" office:value-type="float">
            <text:p>229</text:p>
          </table:table-cell>
          <table:table-cell ns41:value-type="float" office:value="1" table:style-name="ce48" table:number-columns-repeated="2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56" office:value-type="float">
            <text:p>256</text:p>
          </table:table-cell>
          <table:table-cell ns41:value-type="float" table:style-name="ce63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Veenderij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481" office:value-type="float">
            <text:p>48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00" office:value-type="float">
            <text:p>30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139" office:value-type="float">
            <text:p>7139</text:p>
          </table:table-cell>
          <table:table-cell ns41:value-type="float" table:style-name="ce46" office:value="717" office:value-type="float">
            <text:p>717</text:p>
          </table:table-cell>
          <table:table-cell ns41:value-type="float" table:style-name="ce46" office:value="233" office:value-type="float">
            <text:p>233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8232" office:value-type="float">
            <text:p>8232</text:p>
          </table:table-cell>
          <table:table-cell ns41:value-type="float" table:style-name="ce61" office:value="799" office:value-type="float">
            <text:p>7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Turfstrooiselfabriek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3" office:value-type="float">
            <text:p>3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5" office:value-type="float">
            <text:p>16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92" office:value-type="float">
            <text:p>192</text:p>
          </table:table-cell>
          <table:table-cell ns41:value-type="float" table:style-name="ce61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Zoutontginning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7" office:value-type="float">
            <text:p>387</text:p>
          </table:table-cell>
          <table:table-cell ns41:value-type="float" table:style-name="ce46" office:value="21" office:value-type="float">
            <text:p>2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451" office:value-type="float">
            <text:p>451</text:p>
          </table:table-cell>
          <table:table-cell ns41:value-type="float" table:style-name="ce61" office:value="40" office:value-type="float">
            <text:p>4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Delverijen v. zand, grind, enz.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128" office:value-type="float">
            <text:p>12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4" office:value-type="float">
            <text:p>4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72" office:value-type="float">
            <text:p>127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630" office:value-type="float">
            <text:p>1630</text:p>
          </table:table-cell>
          <table:table-cell ns41:value-type="float" table:style-name="ce61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Mergel- en steengroev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6" office:value-type="float">
            <text:p>14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0" office:value-type="float">
            <text:p>180</text:p>
          </table:table-cell>
          <table:table-cell ns41:value-type="float" table:style-name="ce61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Schelpen- en wiervisserij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24" office:value-type="float">
            <text:p>2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9" office:value-type="float">
            <text:p>19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IJNBOUW,VEENDERIJEN,ENZ.</text:p>
          </table:table-cell>
          <table:table-cell ns41:value-type="string" table:style-name="ce14" office:value-type="string">
            <text:p>10</text:p>
          </table:table-cell>
          <table:table-cell ns41:value-type="string" table:style-name="ce18" office:value-type="string">
            <text:p>Oliewinning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47" office:value-type="float">
            <text:p>447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40" office:value-type="float">
            <text:p>14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604" office:value-type="float">
            <text:p>604</text:p>
          </table:table-cell>
          <table:table-cell ns41:value-type="float" table:style-name="ce61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Hoogovenbedrijv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34" office:value-type="float">
            <text:p>1934</text:p>
          </table:table-cell>
          <table:table-cell ns41:value-type="float" table:style-name="ce46" office:value="24" office:value-type="float">
            <text:p>2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34" office:value-type="float">
            <text:p>534</text:p>
          </table:table-cell>
          <table:table-cell ns41:value-type="float" table:style-name="ce46" office:value="85" office:value-type="float">
            <text:p>85</text:p>
          </table:table-cell>
          <table:table-cell ns41:value-type="float" table:style-name="ce46" office:value="2504" office:value-type="float">
            <text:p>2504</text:p>
          </table:table-cell>
          <table:table-cell ns41:value-type="float" table:style-name="ce61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Tinfabriek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0" office:value-type="float">
            <text:p>270</text:p>
          </table:table-cell>
          <table:table-cell ns41:value-type="string" table:style-name="ce46" office:value-type="string">
            <text:p>l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332" office:value-type="float">
            <text:p>332</text:p>
          </table:table-cell>
          <table:table-cell ns41:value-type="float" table:style-name="ce61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Zinkfabriek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8" office:value-type="float">
            <text:p>478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25" office:value-type="float">
            <text:p>525</text:p>
          </table:table-cell>
          <table:table-cell ns41:value-type="float" table:style-name="ce61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taalfabrie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98" office:value-type="float">
            <text:p>698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761" office:value-type="float">
            <text:p>761</text:p>
          </table:table-cell>
          <table:table-cell ns41:value-type="float" table:style-name="ce61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taalwalsbedrijv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24" office:value-type="float">
            <text:p>1524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5" office:value-type="float">
            <text:p>125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688" office:value-type="float">
            <text:p>1688</text:p>
          </table:table-cell>
          <table:table-cell ns41:value-type="float" table:style-name="ce61" office:value="11" office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Wals-, persbedr. (non-ferro)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44" office:value-type="float">
            <text:p>844</text:p>
          </table:table-cell>
          <table:table-cell ns41:value-type="float" table:style-name="ce46" office:value="12" office:value-type="float">
            <text:p>1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5" office:value-type="float">
            <text:p>125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006" office:value-type="float">
            <text:p>1006</text:p>
          </table:table-cell>
          <table:table-cell ns41:value-type="float" table:style-name="ce61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IJzer- enstaalgieterij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51" office:value-type="float">
            <text:p>51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8" office:value-type="float">
            <text:p>21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363" office:value-type="float">
            <text:p>736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53" office:value-type="float">
            <text:p>353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8027" office:value-type="float">
            <text:p>8027</text:p>
          </table:table-cell>
          <table:table-cell ns41:value-type="float" table:style-name="ce61" office:value="96" office:value-type="float">
            <text:p>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Metaalgieterij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92" office:value-type="float">
            <text:p>9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20" office:value-type="float">
            <text:p>212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6" office:value-type="float">
            <text:p>126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2469" office:value-type="float">
            <text:p>2469</text:p>
          </table:table-cell>
          <table:table-cell ns41:value-type="float" table:style-name="ce61" office:value="44" office:value-type="float">
            <text:p>4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Lettergieterij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8" office:value-type="float">
            <text:p>268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334" office:value-type="float">
            <text:p>334</text:p>
          </table:table-cell>
          <table:table-cell ns41:value-type="float" table:style-name="ce61" office:value="25" office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Metaalsmelterij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61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Capsulefabriek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4" office:value-type="float">
            <text:p>224</text:p>
          </table:table-cell>
          <table:table-cell ns41:value-type="float" table:style-name="ce46" office:value="198" office:value-type="float">
            <text:p>19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70" office:value-type="float">
            <text:p>270</text:p>
          </table:table-cell>
          <table:table-cell ns41:value-type="float" table:style-name="ce61" office:value="210" office:value-type="float">
            <text:p>2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Ketting- en ankerfabriek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6" office:value-type="float">
            <text:p>326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389" office:value-type="float">
            <text:p>389</text:p>
          </table:table-cell>
          <table:table-cell ns41:value-type="float" table:style-name="ce61" office:value="12" office:value-type="float">
            <text:p>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Metaalwarenfabriek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467" office:value-type="float">
            <text:p>467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77" office:value-type="float">
            <text:p>7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25" office:value-type="float">
            <text:p>32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205" office:value-type="float">
            <text:p>6205</text:p>
          </table:table-cell>
          <table:table-cell ns41:value-type="float" table:style-name="ce46" office:value="314" office:value-type="float">
            <text:p>314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09" office:value-type="float">
            <text:p>609</text:p>
          </table:table-cell>
          <table:table-cell ns41:value-type="float" table:style-name="ce46" office:value="213" office:value-type="float">
            <text:p>213</text:p>
          </table:table-cell>
          <table:table-cell ns41:value-type="float" table:style-name="ce46" office:value="7812" office:value-type="float">
            <text:p>7812</text:p>
          </table:table-cell>
          <table:table-cell ns41:value-type="float" table:style-name="ce61" office:value="560" office:value-type="float">
            <text:p>5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Emaillewarenfabriek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7" office:value-type="float">
            <text:p>7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32" office:value-type="float">
            <text:p>1832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173" office:value-type="float">
            <text:p>173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2094" office:value-type="float">
            <text:p>2094</text:p>
          </table:table-cell>
          <table:table-cell ns41:value-type="float" table:style-name="ce61" office:value="112" office:value-type="float">
            <text:p>1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Onttinningsbedrijv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Galvaniseer-, moffelinr., enz.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297" office:value-type="float">
            <text:p>29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8" office:value-type="float">
            <text:p>1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01" office:value-type="float">
            <text:p>1801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409" office:value-type="float">
            <text:p>2409</text:p>
          </table:table-cell>
          <table:table-cell ns41:value-type="float" table:style-name="ce61" office:value="69" office:value-type="float">
            <text:p>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Draadtrekkerijen, draadnagel- en spijkerfabriek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6" office:value-type="float">
            <text:p>6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85" office:value-type="float">
            <text:p>1085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1216" office:value-type="float">
            <text:p>1216</text:p>
          </table:table-cell>
          <table:table-cell ns41:value-type="float" table:style-name="ce61" office:value="80" office:value-type="float">
            <text:p>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chroefbouten-, klinknagekfabr.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8" office:value-type="float">
            <text:p>8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43" office:value-type="float">
            <text:p>1043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180" office:value-type="float">
            <text:p>1180</text:p>
          </table:table-cell>
          <table:table-cell ns41:value-type="float" table:style-name="ce61" office:value="65" office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. ijzeren en stalen buizen (geen geg. buizen)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72" office:value-type="float">
            <text:p>572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641" office:value-type="float">
            <text:p>641</text:p>
          </table:table-cell>
          <table:table-cell ns41:value-type="float" table:style-name="ce61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Electr.draad- en kabelfabr.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11" office:value-type="float">
            <text:p>1611</text:p>
          </table:table-cell>
          <table:table-cell ns41:value-type="float" table:style-name="ce46" office:value="77" office:value-type="float">
            <text:p>7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0" office:value-type="float">
            <text:p>310</text:p>
          </table:table-cell>
          <table:table-cell ns41:value-type="float" table:style-name="ce46" office:value="120" office:value-type="float">
            <text:p>120</text:p>
          </table:table-cell>
          <table:table-cell ns41:value-type="float" table:style-name="ce46" office:value="1994" office:value-type="float">
            <text:p>1994</text:p>
          </table:table-cell>
          <table:table-cell ns41:value-type="float" table:style-name="ce61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an staaldraadkabels</text:p>
          </table:table-cell>
          <table:table-cell ns41:value-type="string" table:style-name="ce25" office:value-type="string">
            <text:p>22</text:p>
          </table:table-cell>
          <table:table-cell table:style-name="Default"/>
          <table:table-cell ns41:value-type="float" table:style-name="ce37" office:value="3" office:value-type="float">
            <text:p>3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5" office:value-type="float">
            <text:p>145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72" office:value-type="float">
            <text:p>172</text:p>
          </table:table-cell>
          <table:table-cell ns41:value-type="float" table:style-name="ce61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Draadwarenfabrieken</text:p>
          </table:table-cell>
          <table:table-cell ns41:value-type="string" table:style-name="ce25" office:value-type="string">
            <text:p>23</text:p>
          </table:table-cell>
          <table:table-cell table:style-name="Default"/>
          <table:table-cell ns41:value-type="float" table:style-name="ce37" office:value="58" office:value-type="float">
            <text:p>5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13" office:value-type="float">
            <text:p>1313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9" office:value-type="float">
            <text:p>99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1570" office:value-type="float">
            <text:p>1570</text:p>
          </table:table-cell>
          <table:table-cell ns41:value-type="float" table:style-name="ce61" office:value="94" office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Blikwarenfabrieken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41" office:value-type="float">
            <text:p>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7" office:value-type="float">
            <text:p>10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838" office:value-type="float">
            <text:p>2838</text:p>
          </table:table-cell>
          <table:table-cell ns41:value-type="float" table:style-name="ce46" office:value="184" office:value-type="float">
            <text:p>18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2" office:value-type="float">
            <text:p>272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3284" office:value-type="float">
            <text:p>3284</text:p>
          </table:table-cell>
          <table:table-cell ns41:value-type="float" table:style-name="ce61" office:value="267" office:value-type="float">
            <text:p>2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an plaatijzeren en -stalen artikelen</text:p>
          </table:table-cell>
          <table:table-cell ns41:value-type="string" table:style-name="ce25" office:value-type="string">
            <text:p>25</text:p>
          </table:table-cell>
          <table:table-cell table:style-name="Default"/>
          <table:table-cell ns41:value-type="float" table:style-name="ce37" office:value="32" office:value-type="float">
            <text:p>32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25" office:value-type="float">
            <text:p>1225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4" office:value-type="float">
            <text:p>164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1500" office:value-type="float">
            <text:p>1500</text:p>
          </table:table-cell>
          <table:table-cell ns41:value-type="float" table:style-name="ce61" office:value="70" office:value-type="float">
            <text:p>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Gereedschapmakerijen, ijzer- en staalwarenfabriek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297" office:value-type="float">
            <text:p>297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61" office:value-type="float">
            <text:p>6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0" office:value-type="float">
            <text:p>23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125" office:value-type="float">
            <text:p>4125</text:p>
          </table:table-cell>
          <table:table-cell ns41:value-type="float" table:style-name="ce46" office:value="207" office:value-type="float">
            <text:p>207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436" office:value-type="float">
            <text:p>436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5267" office:value-type="float">
            <text:p>5267</text:p>
          </table:table-cell>
          <table:table-cell ns41:value-type="float" table:style-name="ce61" office:value="361" office:value-type="float">
            <text:p>3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Gereedschapslijperijen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97" office:value-type="float">
            <text:p>9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41" office:value-type="float">
            <text:p>6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15" office:value-type="float">
            <text:p>915</text:p>
          </table:table-cell>
          <table:table-cell ns41:value-type="float" table:style-name="ce61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tempelfabr. en graveerinr.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7" office:value="52" office:value-type="float">
            <text:p>5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9" office:value-type="float">
            <text:p>27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440" office:value-type="float">
            <text:p>440</text:p>
          </table:table-cell>
          <table:table-cell ns41:value-type="float" table:style-name="ce61" office:value="11" office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Wapen- en munitiefabrieken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19" office:value-type="float">
            <text:p>419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69" office:value-type="float">
            <text:p>469</text:p>
          </table:table-cell>
          <table:table-cell ns41:value-type="float" table:style-name="ce61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Naalden- en speldenfabrieken</text:p>
          </table:table-cell>
          <table:table-cell ns41:value-type="string" table:style-name="ce25" office:value-type="string">
            <text:p>30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7" office:value-type="float">
            <text:p>97</text:p>
          </table:table-cell>
          <table:table-cell ns41:value-type="float" table:style-name="ce46" office:value="24" office:value-type="float">
            <text:p>2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2" office:value-type="float">
            <text:p>112</text:p>
          </table:table-cell>
          <table:table-cell ns41:value-type="float" table:style-name="ce61" office:value="27" office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. ijzeren en stalen meub.</text:p>
          </table:table-cell>
          <table:table-cell ns41:value-type="string" table:style-name="ce25" office:value-type="string">
            <text:p>31</text:p>
          </table:table-cell>
          <table:table-cell table:style-name="Default"/>
          <table:table-cell ns41:value-type="float" table:style-name="ce37" office:value="88" office:value-type="float">
            <text:p>8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82" office:value-type="float">
            <text:p>2082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6" office:value-type="float">
            <text:p>236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2545" office:value-type="float">
            <text:p>2545</text:p>
          </table:table-cell>
          <table:table-cell ns41:value-type="float" table:style-name="ce61" office:value="77" office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Brandkastenfabrieken</text:p>
          </table:table-cell>
          <table:table-cell ns41:value-type="string" table:style-name="ce25" office:value-type="string">
            <text:p>32</text:p>
          </table:table-cell>
          <table:table-cell table:style-name="Default"/>
          <table:table-cell ns41:value-type="float" table:style-name="ce37" office:value="11" office:value-type="float">
            <text:p>1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3" office:value-type="float">
            <text:p>34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415" office:value-type="float">
            <text:p>415</text:p>
          </table:table-cell>
          <table:table-cell ns41:value-type="float" table:style-name="ce61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. haarden e.a. verwarmingstoestellen</text:p>
          </table:table-cell>
          <table:table-cell ns41:value-type="string" table:style-name="ce25" office:value-type="string">
            <text:p>33</text:p>
          </table:table-cell>
          <table:table-cell table:style-name="Default"/>
          <table:table-cell ns41:value-type="float" table:style-name="ce37" office:value="60" office:value-type="float">
            <text:p>6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2" office:value-type="float">
            <text:p>1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46" office:value-type="float">
            <text:p>1946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51" office:value-type="float">
            <text:p>251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2399" office:value-type="float">
            <text:p>2399</text:p>
          </table:table-cell>
          <table:table-cell ns41:value-type="float" table:style-name="ce61" office:value="90" office:value-type="float">
            <text:p>9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. plaatradiatoren en ketels voor centr.verwarming</text:p>
          </table:table-cell>
          <table:table-cell ns41:value-type="string" table:style-name="ce25" office:value-type="string">
            <text:p>34</text:p>
          </table:table-cell>
          <table:table-cell table:style-name="Default"/>
          <table:table-cell ns41:value-type="float" table:style-name="ce37" office:value="15" office:value-type="float">
            <text:p>15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16" office:value-type="float">
            <text:p>816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1" office:value-type="float">
            <text:p>131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1006" office:value-type="float">
            <text:p>1006</text:p>
          </table:table-cell>
          <table:table-cell ns41:value-type="float" table:style-name="ce61" office:value="50" office:value-type="float">
            <text:p>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Constructiewerkpaatsen</text:p>
          </table:table-cell>
          <table:table-cell ns41:value-type="string" table:style-name="ce25" office:value-type="string">
            <text:p>35</text:p>
          </table:table-cell>
          <table:table-cell table:style-name="Default"/>
          <table:table-cell ns41:value-type="float" table:style-name="ce37" office:value="197" office:value-type="float">
            <text:p>197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29" office:value-type="float">
            <text:p>3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664" office:value-type="float">
            <text:p>9664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55" office:value-type="float">
            <text:p>1255</text:p>
          </table:table-cell>
          <table:table-cell ns41:value-type="float" table:style-name="ce46" office:value="248" office:value-type="float">
            <text:p>248</text:p>
          </table:table-cell>
          <table:table-cell ns41:value-type="float" table:style-name="ce46" office:value="11540" office:value-type="float">
            <text:p>11540</text:p>
          </table:table-cell>
          <table:table-cell ns41:value-type="float" table:style-name="ce61" office:value="279" office:value-type="float">
            <text:p>2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. stalen ramen en deuren</text:p>
          </table:table-cell>
          <table:table-cell ns41:value-type="string" table:style-name="ce25" office:value-type="string">
            <text:p>36</text:p>
          </table:table-cell>
          <table:table-cell table:style-name="Default"/>
          <table:table-cell ns41:value-type="float" table:style-name="ce37" office:value="23" office:value-type="float">
            <text:p>23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01" office:value-type="float">
            <text:p>1101</text:p>
          </table:table-cell>
          <table:table-cell ns41:value-type="float" office:value="4" table:style-name="ce46" table:number-columns-repeated="2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7" office:value-type="float">
            <text:p>147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1336" office:value-type="float">
            <text:p>1336</text:p>
          </table:table-cell>
          <table:table-cell ns41:value-type="float" table:style-name="ce61" office:value="43" office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Ketelmakerijen</text:p>
          </table:table-cell>
          <table:table-cell ns41:value-type="string" table:style-name="ce25" office:value-type="string">
            <text:p>37</text:p>
          </table:table-cell>
          <table:table-cell table:style-name="Default"/>
          <table:table-cell ns41:value-type="float" table:style-name="ce37" office:value="9" office:value-type="float">
            <text:p>9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14" office:value-type="float">
            <text:p>21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0" office:value-type="float">
            <text:p>11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296" office:value-type="float">
            <text:p>2296</text:p>
          </table:table-cell>
          <table:table-cell ns41:value-type="float" table:style-name="ce61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Machinefabrieken</text:p>
          </table:table-cell>
          <table:table-cell ns41:value-type="string" table:style-name="ce25" office:value-type="string">
            <text:p>38</text:p>
          </table:table-cell>
          <table:table-cell table:style-name="Default"/>
          <table:table-cell ns41:value-type="float" table:style-name="ce37" office:value="783" office:value-type="float">
            <text:p>78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50" office:value-type="float">
            <text:p>25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276" office:value-type="float">
            <text:p>127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8083" office:value-type="float">
            <text:p>28083</text:p>
          </table:table-cell>
          <table:table-cell ns41:value-type="float" table:style-name="ce46" office:value="89" office:value-type="float">
            <text:p>89</text:p>
          </table:table-cell>
          <table:table-cell ns41:value-type="float" table:style-name="ce46" office:value="133" office:value-type="float">
            <text:p>133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4317" office:value-type="float">
            <text:p>4317</text:p>
          </table:table-cell>
          <table:table-cell ns41:value-type="float" table:style-name="ce46" office:value="1025" office:value-type="float">
            <text:p>1025</text:p>
          </table:table-cell>
          <table:table-cell ns41:value-type="float" table:style-name="ce46" office:value="34844" office:value-type="float">
            <text:p>34844</text:p>
          </table:table-cell>
          <table:table-cell ns41:value-type="float" table:style-name="ce61" office:value="1153" office:value-type="float">
            <text:p>11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Machineherstelplaatsen</text:p>
          </table:table-cell>
          <table:table-cell ns41:value-type="string" table:style-name="ce25" office:value-type="string">
            <text:p>39</text:p>
          </table:table-cell>
          <table:table-cell table:style-name="Default"/>
          <table:table-cell ns41:value-type="float" table:style-name="ce37" office:value="389" office:value-type="float">
            <text:p>38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80" office:value-type="float">
            <text:p>18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6" office:value-type="float">
            <text:p>1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11" office:value-type="float">
            <text:p>271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3683" office:value-type="float">
            <text:p>3683</text:p>
          </table:table-cell>
          <table:table-cell ns41:value-type="float" table:style-name="ce61" office:value="56" office:value-type="float">
            <text:p>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Appendagefabrieken</text:p>
          </table:table-cell>
          <table:table-cell ns41:value-type="string" table:style-name="ce25" office:value-type="string">
            <text:p>40</text:p>
          </table:table-cell>
          <table:table-cell table:style-name="Default"/>
          <table:table-cell ns41:value-type="float" table:style-name="ce37" office:value="15" office:value-type="float">
            <text:p>15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91" office:value-type="float">
            <text:p>109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46" office:value-type="string">
            <text:p>.</text:p>
          </table:table-cell>
          <table:table-cell ns41:value-type="float" table:style-name="ce46" office:value="307" office:value-type="float">
            <text:p>307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1461" office:value-type="float">
            <text:p>1461</text:p>
          </table:table-cell>
          <table:table-cell ns41:value-type="float" table:style-name="ce61" office:value="119" office:value-type="float">
            <text:p>1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cheepswerven</text:p>
          </table:table-cell>
          <table:table-cell ns41:value-type="string" table:style-name="ce25" office:value-type="string">
            <text:p>41</text:p>
          </table:table-cell>
          <table:table-cell table:style-name="Default"/>
          <table:table-cell ns41:value-type="float" table:style-name="ce37" office:value="664" office:value-type="float">
            <text:p>66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83" office:value-type="float">
            <text:p>18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9" office:value-type="float">
            <text:p>13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10" office:value-type="float">
            <text:p>81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0702" office:value-type="float">
            <text:p>30702</text:p>
          </table:table-cell>
          <table:table-cell ns41:value-type="float" table:style-name="ce46" office:value="90" office:value-type="float">
            <text:p>90</text:p>
          </table:table-cell>
          <table:table-cell ns41:value-type="float" table:style-name="ce46" office:value="160" office:value-type="float">
            <text:p>16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876" office:value-type="float">
            <text:p>2876</text:p>
          </table:table-cell>
          <table:table-cell ns41:value-type="float" table:style-name="ce46" office:value="433" office:value-type="float">
            <text:p>433</text:p>
          </table:table-cell>
          <table:table-cell ns41:value-type="float" table:style-name="ce46" office:value="35534" office:value-type="float">
            <text:p>35534</text:p>
          </table:table-cell>
          <table:table-cell ns41:value-type="float" table:style-name="ce61" office:value="533" office:value-type="float">
            <text:p>5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Mast- en blokmakerijen</text:p>
          </table:table-cell>
          <table:table-cell ns41:value-type="string" table:style-name="ce25" office:value-type="string">
            <text:p>43</text:p>
          </table:table-cell>
          <table:table-cell table:style-name="Default"/>
          <table:table-cell ns41:value-type="float" table:style-name="ce37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33" office:value-type="float">
            <text:p>133</text:p>
          </table:table-cell>
          <table:table-cell ns41:value-type="float" table:style-name="ce61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cheepsschilders en -schoonmaakbedrijven</text:p>
          </table:table-cell>
          <table:table-cell ns41:value-type="string" table:style-name="ce25" office:value-type="string">
            <text:p>44</text:p>
          </table:table-cell>
          <table:table-cell table:style-name="Default"/>
          <table:table-cell ns41:value-type="float" table:style-name="ce37" office:value="33" office:value-type="float">
            <text:p>33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75" office:value-type="float">
            <text:p>197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077" office:value-type="float">
            <text:p>2077</text:p>
          </table:table-cell>
          <table:table-cell ns41:value-type="float" table:style-name="ce61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Ketelbikkerijen</text:p>
          </table:table-cell>
          <table:table-cell ns41:value-type="string" table:style-name="ce25" office:value-type="string">
            <text:p>45</text:p>
          </table:table-cell>
          <table:table-cell table:style-name="Default"/>
          <table:table-cell ns41:value-type="float" table:style-name="ce37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61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cheeps-, machine- en autosloperijen </text:p>
          </table:table-cell>
          <table:table-cell ns41:value-type="string" table:style-name="ce25" office:value-type="string">
            <text:p>46</text:p>
          </table:table-cell>
          <table:table-cell table:style-name="Default"/>
          <table:table-cell ns41:value-type="float" table:style-name="ce37" office:value="192" office:value-type="float">
            <text:p>19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3" office:value-type="float">
            <text:p>9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57" office:value-type="float">
            <text:p>125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707" office:value-type="float">
            <text:p>1707</text:p>
          </table:table-cell>
          <table:table-cell ns41:value-type="float" table:style-name="ce61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Automobielfabr. En montage-inr.</text:p>
          </table:table-cell>
          <table:table-cell ns41:value-type="string" table:style-name="ce25" office:value-type="string">
            <text:p>47</text:p>
          </table:table-cell>
          <table:table-cell table:style-name="Default"/>
          <table:table-cell ns41:value-type="float" table:style-name="ce37" office:value="9" office:value-type="float">
            <text:p>9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05" office:value-type="float">
            <text:p>80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988" office:value-type="float">
            <text:p>988</text:p>
          </table:table-cell>
          <table:table-cell ns41:value-type="float" table:style-name="ce61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Autoreparatie-inrichtingen</text:p>
          </table:table-cell>
          <table:table-cell ns41:value-type="string" table:style-name="ce25" office:value-type="string">
            <text:p>48</text:p>
          </table:table-cell>
          <table:table-cell table:style-name="Default"/>
          <table:table-cell ns41:value-type="float" table:style-name="ce37" office:value="2385" office:value-type="float">
            <text:p>2385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522" office:value-type="float">
            <text:p>5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80" office:value-type="float">
            <text:p>78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899" office:value-type="float">
            <text:p>1889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536" office:value-type="float">
            <text:p>536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868" office:value-type="float">
            <text:p>868</text:p>
          </table:table-cell>
          <table:table-cell ns41:value-type="float" table:style-name="ce46" office:value="232" office:value-type="float">
            <text:p>232</text:p>
          </table:table-cell>
          <table:table-cell ns41:value-type="float" table:style-name="ce46" office:value="24081" office:value-type="float">
            <text:p>24081</text:p>
          </table:table-cell>
          <table:table-cell ns41:value-type="float" table:style-name="ce61" office:value="346" office:value-type="float">
            <text:p>3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Rijwielfabr., framebouwerijen</text:p>
          </table:table-cell>
          <table:table-cell ns41:value-type="string" table:style-name="ce25" office:value-type="string">
            <text:p>49</text:p>
          </table:table-cell>
          <table:table-cell table:style-name="Default"/>
          <table:table-cell ns41:value-type="float" table:style-name="ce37" office:value="106" office:value-type="float">
            <text:p>106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47" office:value-type="float">
            <text:p>1947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9" office:value-type="float">
            <text:p>329</text:p>
          </table:table-cell>
          <table:table-cell ns41:value-type="float" table:style-name="ce46" office:value="104" office:value-type="float">
            <text:p>104</text:p>
          </table:table-cell>
          <table:table-cell ns41:value-type="float" table:style-name="ce46" office:value="2511" office:value-type="float">
            <text:p>2511</text:p>
          </table:table-cell>
          <table:table-cell ns41:value-type="float" table:style-name="ce61" office:value="133" office:value-type="float">
            <text:p>1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Fabr. Van rijwielonderdelen</text:p>
          </table:table-cell>
          <table:table-cell ns41:value-type="string" table:style-name="ce25" office:value-type="string">
            <text:p>50</text:p>
          </table:table-cell>
          <table:table-cell table:style-name="Default"/>
          <table:table-cell ns41:value-type="float" table:style-name="ce37" office:value="37" office:value-type="float">
            <text:p>3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59" office:value-type="float">
            <text:p>659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777" office:value-type="float">
            <text:p>777</text:p>
          </table:table-cell>
          <table:table-cell ns41:value-type="float" table:style-name="ce61" office:value="22" office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Rijwielraparatie-inrichtingen</text:p>
          </table:table-cell>
          <table:table-cell ns41:value-type="string" table:style-name="ce25" office:value-type="string">
            <text:p>51</text:p>
          </table:table-cell>
          <table:table-cell table:style-name="Default"/>
          <table:table-cell ns41:value-type="float" table:style-name="ce37" office:value="3031" office:value-type="float">
            <text:p>3031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3703" office:value-type="float">
            <text:p>370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9" office:value-type="float">
            <text:p>10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409" office:value-type="float">
            <text:p>540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97" office:value-type="float">
            <text:p>1097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3375" office:value-type="float">
            <text:p>13375</text:p>
          </table:table-cell>
          <table:table-cell ns41:value-type="float" table:style-name="ce61" office:value="65" office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poor- en tramwegwerkpl.</text:p>
          </table:table-cell>
          <table:table-cell ns41:value-type="string" table:style-name="ce25" office:value-type="string">
            <text:p>5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181" office:value-type="float">
            <text:p>18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304" office:value-type="float">
            <text:p>6304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29" office:value-type="float">
            <text:p>229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6714" office:value-type="float">
            <text:p>6714</text:p>
          </table:table-cell>
          <table:table-cell ns41:value-type="float" table:style-name="ce61" office:value="23" office:value-type="float">
            <text:p>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Wagon- en carrosseriefabrieken</text:p>
          </table:table-cell>
          <table:table-cell ns41:value-type="string" table:style-name="ce25" office:value-type="string">
            <text:p>53</text:p>
          </table:table-cell>
          <table:table-cell table:style-name="Default"/>
          <table:table-cell ns41:value-type="float" table:style-name="ce37" office:value="632" office:value-type="float">
            <text:p>632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4" office:value-type="float">
            <text:p>27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954" office:value-type="float">
            <text:p>7954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30" office:value-type="float">
            <text:p>13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733" office:value-type="float">
            <text:p>733</text:p>
          </table:table-cell>
          <table:table-cell ns41:value-type="float" table:style-name="ce46" office:value="234" office:value-type="float">
            <text:p>234</text:p>
          </table:table-cell>
          <table:table-cell ns41:value-type="float" table:style-name="ce46" office:value="9872" office:value-type="float">
            <text:p>9872</text:p>
          </table:table-cell>
          <table:table-cell ns41:value-type="float" table:style-name="ce61" office:value="266" office:value-type="float">
            <text:p>26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Wagenmakerijen</text:p>
          </table:table-cell>
          <table:table-cell ns41:value-type="string" table:style-name="ce25" office:value-type="string">
            <text:p>54</text:p>
          </table:table-cell>
          <table:table-cell table:style-name="Default"/>
          <table:table-cell ns41:value-type="float" table:style-name="ce37" office:value="674" office:value-type="float">
            <text:p>674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668" office:value-type="float">
            <text:p>66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80" office:value-type="float">
            <text:p>88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5" office:value-type="float">
            <text:p>22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474" office:value-type="float">
            <text:p>2474</text:p>
          </table:table-cell>
          <table:table-cell ns41:value-type="float" table:style-name="ce61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Rijtuigschildersbedrijven</text:p>
          </table:table-cell>
          <table:table-cell ns41:value-type="string" table:style-name="ce25" office:value-type="string">
            <text:p>55</text:p>
          </table:table-cell>
          <table:table-cell table:style-name="Default"/>
          <table:table-cell ns41:value-type="float" table:style-name="ce37" office:value="169" office:value-type="float">
            <text:p>16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56" office:value-type="float">
            <text:p>115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476" office:value-type="float">
            <text:p>1476</text:p>
          </table:table-cell>
          <table:table-cell ns41:value-type="float" table:style-name="ce61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Kinderwagenfabrieken</text:p>
          </table:table-cell>
          <table:table-cell ns41:value-type="string" table:style-name="ce25" office:value-type="string">
            <text:p>56</text:p>
          </table:table-cell>
          <table:table-cell table:style-name="Default"/>
          <table:table-cell ns41:value-type="float" table:style-name="ce37" office:value="40" office:value-type="float">
            <text:p>4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32" office:value-type="float">
            <text:p>632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755" office:value-type="float">
            <text:p>755</text:p>
          </table:table-cell>
          <table:table-cell ns41:value-type="float" table:style-name="ce61" office:value="62" office:value-type="float">
            <text:p>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Vliegtuigfabrieken</text:p>
          </table:table-cell>
          <table:table-cell ns41:value-type="string" table:style-name="ce25" office:value-type="string">
            <text:p>57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7" office:value-type="float">
            <text:p>9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22" office:value-type="float">
            <text:p>3022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70" office:value-type="float">
            <text:p>570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3696" office:value-type="float">
            <text:p>3696</text:p>
          </table:table-cell>
          <table:table-cell ns41:value-type="float" table:style-name="ce61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Gloeilampen-, radiobuizenfabr.</text:p>
          </table:table-cell>
          <table:table-cell ns41:value-type="string" table:style-name="ce25" office:value-type="string">
            <text:p>58</text:p>
          </table:table-cell>
          <table:table-cell table:style-name="Default"/>
          <table:table-cell ns41:value-type="float" table:style-name="ce37" office:value="6" office:value-type="float">
            <text:p>6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26" office:value-type="float">
            <text:p>426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7167" office:value-type="float">
            <text:p>7167</text:p>
          </table:table-cell>
          <table:table-cell ns41:value-type="float" table:style-name="ce46" office:value="1255" office:value-type="float">
            <text:p>125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60" office:value-type="float">
            <text:p>2960</text:p>
          </table:table-cell>
          <table:table-cell ns41:value-type="float" table:style-name="ce46" office:value="1455" office:value-type="float">
            <text:p>1455</text:p>
          </table:table-cell>
          <table:table-cell ns41:value-type="float" table:style-name="ce46" office:value="10603" office:value-type="float">
            <text:p>10603</text:p>
          </table:table-cell>
          <table:table-cell ns41:value-type="float" table:style-name="ce61" office:value="2719" office:value-type="float">
            <text:p>27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Electrotechn. apparatenfabr.</text:p>
          </table:table-cell>
          <table:table-cell ns41:value-type="string" table:style-name="ce25" office:value-type="string">
            <text:p>59</text:p>
          </table:table-cell>
          <table:table-cell table:style-name="Default"/>
          <table:table-cell ns41:value-type="float" table:style-name="ce37" office:value="210" office:value-type="float">
            <text:p>21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6" office:value-type="float">
            <text:p>1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32" office:value-type="float">
            <text:p>832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5122" office:value-type="float">
            <text:p>15122</text:p>
          </table:table-cell>
          <table:table-cell ns41:value-type="float" table:style-name="ce46" office:value="1620" office:value-type="float">
            <text:p>162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870" office:value-type="float">
            <text:p>3870</text:p>
          </table:table-cell>
          <table:table-cell ns41:value-type="float" table:style-name="ce46" office:value="1287" office:value-type="float">
            <text:p>1287</text:p>
          </table:table-cell>
          <table:table-cell ns41:value-type="float" table:style-name="ce46" office:value="20207" office:value-type="float">
            <text:p>20207</text:p>
          </table:table-cell>
          <table:table-cell ns41:value-type="float" table:style-name="ce61" office:value="2924" office:value-type="float">
            <text:p>29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Herstelpl. v. electrotechn. Mach.</text:p>
          </table:table-cell>
          <table:table-cell ns41:value-type="string" table:style-name="ce25" office:value-type="string">
            <text:p>60</text:p>
          </table:table-cell>
          <table:table-cell table:style-name="Default"/>
          <table:table-cell ns41:value-type="float" table:style-name="ce37" office:value="198" office:value-type="float">
            <text:p>19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67" office:value-type="float">
            <text:p>16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68" office:value-type="float">
            <text:p>1568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15" office:value-type="float">
            <text:p>115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2166" office:value-type="float">
            <text:p>2166</text:p>
          </table:table-cell>
          <table:table-cell ns41:value-type="float" table:style-name="ce61" office:value="82" office:value-type="float">
            <text:p>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Gas- en watermeterfabrieken</text:p>
          </table:table-cell>
          <table:table-cell ns41:value-type="string" table:style-name="ce25" office:value-type="string">
            <text:p>61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table:style-name="ce46"/>
          <table:table-cell ns41:value-type="float" table:style-name="ce46" office:value="27" office:value-type="float">
            <text:p>2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02" office:value-type="float">
            <text:p>802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899" office:value-type="float">
            <text:p>899</text:p>
          </table:table-cell>
          <table:table-cell ns41:value-type="float" table:style-name="ce61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Instrumentenfabr., -makerijen</text:p>
          </table:table-cell>
          <table:table-cell ns41:value-type="string" table:style-name="ce25" office:value-type="string">
            <text:p>62</text:p>
          </table:table-cell>
          <table:table-cell table:style-name="Default"/>
          <table:table-cell ns41:value-type="float" table:style-name="ce37" office:value="213" office:value-type="float">
            <text:p>21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77" office:value-type="float">
            <text:p>17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71" office:value-type="float">
            <text:p>17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46" office:value-type="float">
            <text:p>2246</text:p>
          </table:table-cell>
          <table:table-cell ns41:value-type="float" table:style-name="ce46" office:value="86" office:value-type="float">
            <text:p>86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5" office:value-type="float">
            <text:p>305</text:p>
          </table:table-cell>
          <table:table-cell ns41:value-type="float" table:style-name="ce46" office:value="102" office:value-type="float">
            <text:p>102</text:p>
          </table:table-cell>
          <table:table-cell ns41:value-type="float" table:style-name="ce46" office:value="3171" office:value-type="float">
            <text:p>3171</text:p>
          </table:table-cell>
          <table:table-cell ns41:value-type="float" table:style-name="ce61" office:value="212" office:value-type="float">
            <text:p>2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Herstelpl. v. kantoor- en naaimachines</text:p>
          </table:table-cell>
          <table:table-cell ns41:value-type="string" table:style-name="ce25" office:value-type="string">
            <text:p>63</text:p>
          </table:table-cell>
          <table:table-cell table:style-name="Default"/>
          <table:table-cell ns41:value-type="float" table:style-name="ce37" office:value="118" office:value-type="float">
            <text:p>1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6" office:value-type="float">
            <text:p>316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26" office:value-type="float">
            <text:p>132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941" office:value-type="float">
            <text:p>1941</text:p>
          </table:table-cell>
          <table:table-cell ns41:value-type="float" table:style-name="ce61" office:value="39" office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Muziekinstrumentenfabr., -makerijen</text:p>
          </table:table-cell>
          <table:table-cell ns41:value-type="string" table:style-name="ce25" office:value-type="string">
            <text:p>64</text:p>
          </table:table-cell>
          <table:table-cell table:style-name="Default"/>
          <table:table-cell ns41:value-type="float" table:style-name="ce37" office:value="144" office:value-type="float">
            <text:p>14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44" office:value-type="float">
            <text:p>24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table:style-name="ce46"/>
          <table:table-cell ns41:value-type="float" table:style-name="ce46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33" office:value-type="float">
            <text:p>73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334" office:value-type="float">
            <text:p>1334</text:p>
          </table:table-cell>
          <table:table-cell ns41:value-type="float" table:style-name="ce61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Klokken- en uurwerkfabrieken</text:p>
          </table:table-cell>
          <table:table-cell ns41:value-type="string" table:style-name="ce25" office:value-type="string">
            <text:p>65</text:p>
          </table:table-cell>
          <table:table-cell table:style-name="Default"/>
          <table:table-cell ns41:value-type="float" table:style-name="ce37" office:value="16" office:value-type="float">
            <text:p>16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9" office:value-type="float">
            <text:p>15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21" office:value-type="float">
            <text:p>221</text:p>
          </table:table-cell>
          <table:table-cell ns41:value-type="float" table:style-name="ce61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Horlogemakerijen</text:p>
          </table:table-cell>
          <table:table-cell ns41:value-type="string" table:style-name="ce25" office:value-type="string">
            <text:p>66</text:p>
          </table:table-cell>
          <table:table-cell table:style-name="Default"/>
          <table:table-cell ns41:value-type="float" table:style-name="ce37" office:value="618" office:value-type="float">
            <text:p>61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45" office:value-type="float">
            <text:p>134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23" office:value-type="float">
            <text:p>92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99" office:value-type="float">
            <text:p>19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119" office:value-type="float">
            <text:p>3119</text:p>
          </table:table-cell>
          <table:table-cell ns41:value-type="float" table:style-name="ce61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Goud- en zilversmederijen</text:p>
          </table:table-cell>
          <table:table-cell ns41:value-type="string" table:style-name="ce25" office:value-type="string">
            <text:p>67</text:p>
          </table:table-cell>
          <table:table-cell table:style-name="Default"/>
          <table:table-cell ns41:value-type="float" table:style-name="ce37" office:value="411" office:value-type="float">
            <text:p>411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417" office:value-type="float">
            <text:p>417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04" office:value-type="float">
            <text:p>2204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90" office:value-type="float">
            <text:p>9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44" office:value-type="float">
            <text:p>144</text:p>
          </table:table-cell>
          <table:table-cell ns41:value-type="float" table:style-name="ce46" office:value="107" office:value-type="float">
            <text:p>107</text:p>
          </table:table-cell>
          <table:table-cell ns41:value-type="float" table:style-name="ce46" office:value="3385" office:value-type="float">
            <text:p>3385</text:p>
          </table:table-cell>
          <table:table-cell ns41:value-type="float" table:style-name="ce61" office:value="236" office:value-type="float">
            <text:p>2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Electrotechn. install.inr.</text:p>
          </table:table-cell>
          <table:table-cell ns41:value-type="string" table:style-name="ce25" office:value-type="string">
            <text:p>68</text:p>
          </table:table-cell>
          <table:table-cell table:style-name="Default"/>
          <table:table-cell ns41:value-type="float" table:style-name="ce37" office:value="2509" office:value-type="float">
            <text:p>2509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1921" office:value-type="float">
            <text:p>192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5" office:value-type="float">
            <text:p>85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33" office:value-type="float">
            <text:p>43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1119" office:value-type="float">
            <text:p>11119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452" office:value-type="float">
            <text:p>452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749" office:value-type="float">
            <text:p>749</text:p>
          </table:table-cell>
          <table:table-cell ns41:value-type="float" table:style-name="ce46" office:value="297" office:value-type="float">
            <text:p>297</text:p>
          </table:table-cell>
          <table:table-cell ns41:value-type="float" table:style-name="ce46" office:value="17246" office:value-type="float">
            <text:p>17246</text:p>
          </table:table-cell>
          <table:table-cell ns41:value-type="float" table:style-name="ce61" office:value="483" office:value-type="float">
            <text:p>4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Loodgieterijen, aanleg van centr.verw. enz.</text:p>
          </table:table-cell>
          <table:table-cell ns41:value-type="string" table:style-name="ce25" office:value-type="string">
            <text:p>69</text:p>
          </table:table-cell>
          <table:table-cell table:style-name="Default"/>
          <table:table-cell ns41:value-type="float" table:style-name="ce37" office:value="3301" office:value-type="float">
            <text:p>3301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1764" office:value-type="float">
            <text:p>176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72" office:value-type="float">
            <text:p>7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7" office:value-type="float">
            <text:p>38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096" office:value-type="float">
            <text:p>1209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885" office:value-type="float">
            <text:p>885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620" office:value-type="float">
            <text:p>620</text:p>
          </table:table-cell>
          <table:table-cell ns41:value-type="float" table:style-name="ce46" office:value="257" office:value-type="float">
            <text:p>257</text:p>
          </table:table-cell>
          <table:table-cell ns41:value-type="float" table:style-name="ce46" office:value="19125" office:value-type="float">
            <text:p>19125</text:p>
          </table:table-cell>
          <table:table-cell ns41:value-type="float" table:style-name="ce61" office:value="431" office:value-type="float">
            <text:p>4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TAALNIJVERHEID, SCHEEPS-, VLIEGTUIG- EN WAGENBOUW</text:p>
          </table:table-cell>
          <table:table-cell ns41:value-type="string" table:style-name="ce14" office:value-type="string">
            <text:p>11</text:p>
          </table:table-cell>
          <table:table-cell ns41:value-type="string" table:style-name="ce18" office:value-type="string">
            <text:p>Smederijen, lasinricht. e.d. </text:p>
          </table:table-cell>
          <table:table-cell ns41:value-type="string" table:style-name="ce25" office:value-type="string">
            <text:p>70</text:p>
          </table:table-cell>
          <table:table-cell table:style-name="Default"/>
          <table:table-cell ns41:value-type="float" table:style-name="ce37" office:value="4805" office:value-type="float">
            <text:p>4805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2471" office:value-type="float">
            <text:p>247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23" office:value-type="float">
            <text:p>22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009" office:value-type="float">
            <text:p>1000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79" office:value-type="float">
            <text:p>1779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115" office:value-type="float">
            <text:p>115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19417" office:value-type="float">
            <text:p>19417</text:p>
          </table:table-cell>
          <table:table-cell ns41:value-type="float" table:style-name="ce61" office:value="195" office:value-type="float">
            <text:p>1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Houtslijpfabriek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1" office:value-type="float">
            <text:p>8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Houtcellulosefabriek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1" office:value-type="float">
            <text:p>15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9" office:value-type="float">
            <text:p>159</text:p>
          </table:table-cell>
          <table:table-cell ns41:value-type="float" table:style-name="ce61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Strocellulosefabriek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3" office:value-type="float">
            <text:p>133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61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Papierfabriek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18" office:value-type="float">
            <text:p>18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7" office:value-type="float">
            <text:p>14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387" office:value-type="float">
            <text:p>4387</text:p>
          </table:table-cell>
          <table:table-cell ns41:value-type="float" table:style-name="ce46" office:value="281" office:value-type="float">
            <text:p>28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2" office:value-type="float">
            <text:p>402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4986" office:value-type="float">
            <text:p>4986</text:p>
          </table:table-cell>
          <table:table-cell ns41:value-type="float" table:style-name="ce61" office:value="367" office:value-type="float">
            <text:p>3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Strokartonfabrie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53" office:value-type="float">
            <text:p>2653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1" office:value-type="float">
            <text:p>121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2860" office:value-type="float">
            <text:p>2860</text:p>
          </table:table-cell>
          <table:table-cell ns41:value-type="float" table:style-name="ce61" office:value="31" office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Papierwarenfabriek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123" office:value-type="float">
            <text:p>123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4" office:value-type="float">
            <text:p>144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033" office:value-type="float">
            <text:p>2033</text:p>
          </table:table-cell>
          <table:table-cell ns41:value-type="float" table:style-name="ce46" office:value="831" office:value-type="float">
            <text:p>83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476" office:value-type="float">
            <text:p>476</text:p>
          </table:table-cell>
          <table:table-cell ns41:value-type="float" table:style-name="ce46" office:value="247" office:value-type="float">
            <text:p>247</text:p>
          </table:table-cell>
          <table:table-cell ns41:value-type="float" table:style-name="ce46" office:value="2874" office:value-type="float">
            <text:p>2874</text:p>
          </table:table-cell>
          <table:table-cell ns41:value-type="float" table:style-name="ce61" office:value="1117" office:value-type="float">
            <text:p>1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Behangselpapierfabriek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35" office:value-type="float">
            <text:p>335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97" office:value-type="float">
            <text:p>97</text:p>
          </table:table-cell>
          <table:table-cell ns41:value-type="float" table:style-name="ce46" office:value="454" office:value-type="float">
            <text:p>454</text:p>
          </table:table-cell>
          <table:table-cell ns41:value-type="float" table:style-name="ce61" office:value="118" office:value-type="float">
            <text:p>1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Kartonnagefabriek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133" office:value-type="float">
            <text:p>13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4" office:value-type="float">
            <text:p>124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002" office:value-type="float">
            <text:p>2002</text:p>
          </table:table-cell>
          <table:table-cell ns41:value-type="float" table:style-name="ce46" office:value="1426" office:value-type="float">
            <text:p>1426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26" office:value-type="float">
            <text:p>126</text:p>
          </table:table-cell>
          <table:table-cell ns41:value-type="float" table:style-name="ce46" office:value="102" office:value-type="float">
            <text:p>102</text:p>
          </table:table-cell>
          <table:table-cell ns41:value-type="float" table:style-name="ce46" office:value="2461" office:value-type="float">
            <text:p>2461</text:p>
          </table:table-cell>
          <table:table-cell ns41:value-type="float" table:style-name="ce61" office:value="1561" office:value-type="float">
            <text:p>15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4" office:value-type="string">
            <text:p>14</text:p>
          </table:table-cell>
          <table:table-cell ns41:value-type="string" table:style-name="ce18" office:value-type="string">
            <text:p>Boekbinderij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331" office:value-type="float">
            <text:p>33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16" office:value-type="float">
            <text:p>216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70" office:value-type="float">
            <text:p>17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117" office:value-type="float">
            <text:p>4117</text:p>
          </table:table-cell>
          <table:table-cell ns41:value-type="float" table:style-name="ce46" office:value="1407" office:value-type="float">
            <text:p>1407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63" office:value-type="float">
            <text:p>163</text:p>
          </table:table-cell>
          <table:table-cell ns41:value-type="float" table:style-name="ce46" office:value="125" office:value-type="float">
            <text:p>125</text:p>
          </table:table-cell>
          <table:table-cell ns41:value-type="float" table:style-name="ce46" office:value="5080" office:value-type="float">
            <text:p>5080</text:p>
          </table:table-cell>
          <table:table-cell ns41:value-type="float" table:style-name="ce61" office:value="1574" office:value-type="float">
            <text:p>15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Vlasserij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433" office:value-type="float">
            <text:p>433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237" office:value-type="float">
            <text:p>23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08" office:value-type="float">
            <text:p>1708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18" office:value-type="float">
            <text:p>318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759" office:value-type="float">
            <text:p>2759</text:p>
          </table:table-cell>
          <table:table-cell ns41:value-type="float" table:style-name="ce61" office:value="152" office:value-type="float">
            <text:p>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apok- en wattenfabriek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11" office:value-type="float">
            <text:p>1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95" office:value-type="float">
            <text:p>295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office:value="22" table:style-name="ce46" table:number-columns-repeated="2" office:value-type="float">
            <text:p>22</text:p>
          </table:table-cell>
          <table:table-cell ns41:value-type="float" table:style-name="ce46" office:value="353" office:value-type="float">
            <text:p>353</text:p>
          </table:table-cell>
          <table:table-cell ns41:value-type="float" table:style-name="ce61" office:value="119" office:value-type="float">
            <text:p>1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Poetskatoenfabriek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19" office:value-type="float">
            <text:p>19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53" office:value-type="float">
            <text:p>253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306" office:value-type="float">
            <text:p>306</text:p>
          </table:table-cell>
          <table:table-cell ns41:value-type="float" table:style-name="ce61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Spoelerijen en twijnerij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16" office:value-type="float">
            <text:p>16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77" office:value-type="float">
            <text:p>177</text:p>
          </table:table-cell>
          <table:table-cell ns41:value-type="float" table:style-name="ce46" office:value="309" office:value-type="float">
            <text:p>30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40" office:value-type="float">
            <text:p>240</text:p>
          </table:table-cell>
          <table:table-cell ns41:value-type="float" table:style-name="ce61" office:value="326" office:value-type="float">
            <text:p>3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Naaigarenfabrie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8" office:value="2" office:value-type="float">
            <text:p>2</text:p>
          </table:table-cell>
          <table:table-cell ns41:value-type="float" office:value="0" table:style-name="ce47" table:number-columns-repeated="4" office:value-type="float">
            <text:p>0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0" office:value-type="float">
            <text:p>0</text:p>
          </table:table-cell>
          <table:table-cell ns41:value-type="float" table:style-name="ce47" office:value="195" office:value-type="float">
            <text:p>195</text:p>
          </table:table-cell>
          <table:table-cell ns41:value-type="float" table:style-name="ce47" office:value="336" office:value-type="float">
            <text:p>336</text:p>
          </table:table-cell>
          <table:table-cell ns41:value-type="float" office:value="0" table:style-name="ce47" table:number-columns-repeated="2" office:value-type="float">
            <text:p>0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30" office:value-type="float">
            <text:p>30</text:p>
          </table:table-cell>
          <table:table-cell ns41:value-type="float" table:style-name="ce47" office:value="264" office:value-type="float">
            <text:p>264</text:p>
          </table:table-cell>
          <table:table-cell ns41:value-type="float" table:style-name="ce62" office:value="367" office:value-type="float">
            <text:p>3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Wolwasserij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8" office:value="0" office:value-type="float">
            <text:p>0</text:p>
          </table:table-cell>
          <table:table-cell ns41:value-type="float" office:value="0" table:style-name="ce47" table:number-columns-repeated="4" office:value-type="float">
            <text:p>0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0" office:value-type="float">
            <text:p>0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0" office:value-type="float">
            <text:p>0</text:p>
          </table:table-cell>
          <table:table-cell ns41:value-type="float" table:style-name="ce47" office:value="228" office:value-type="float">
            <text:p>228</text:p>
          </table:table-cell>
          <table:table-cell ns41:value-type="float" table:style-name="ce47" office:value="10" office:value-type="float">
            <text:p>10</text:p>
          </table:table-cell>
          <table:table-cell ns41:value-type="float" office:value="0" table:style-name="ce47" table:number-columns-repeated="2" office:value-type="float">
            <text:p>0</text:p>
          </table:table-cell>
          <table:table-cell ns41:value-type="float" office:value="2" table:style-name="ce47" table:number-columns-repeated="2" office:value-type="float">
            <text:p>2</text:p>
          </table:table-cell>
          <table:table-cell ns41:value-type="float" table:style-name="ce47" office:value="233" office:value-type="float">
            <text:p>233</text:p>
          </table:table-cell>
          <table:table-cell ns41:value-type="float" table:style-name="ce62" office:value="12" office:value-type="float">
            <text:p>12</text:p>
          </table:table-cell>
          <table:table-cell table:style-name="ce30"/>
          <table:table-cell table:style-name="ce31" table:number-columns-repeated="3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Wolververij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53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53" office:value="0" office:value-type="float">
            <text:p>0</text:p>
          </table:table-cell>
          <table:table-cell ns41:value-type="float" table:style-name="ce46" office:value="659" office:value-type="float">
            <text:p>659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53" office:value="0" office:value-type="float">
            <text:p>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731" office:value-type="float">
            <text:p>731</text:p>
          </table:table-cell>
          <table:table-cell ns41:value-type="float" table:style-name="ce61" office:value="38" office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Wolspinnerijen en sajetfabr.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4" office:value-type="float">
            <text:p>12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474" office:value-type="float">
            <text:p>4474</text:p>
          </table:table-cell>
          <table:table-cell ns41:value-type="float" table:style-name="ce46" office:value="1217" office:value-type="float">
            <text:p>1217</text:p>
          </table:table-cell>
          <table:table-cell ns41:value-type="float" table:style-name="ce46" office:value="0" office:value-type="float">
            <text:p>0</text:p>
          </table:table-cell>
          <table:table-cell ns41:value-type="string" table:style-name="ce46" office:value-type="string">
            <text:p>I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128" office:value-type="float">
            <text:p>128</text:p>
          </table:table-cell>
          <table:table-cell ns41:value-type="float" table:style-name="ce46" office:value="4791" office:value-type="float">
            <text:p>4791</text:p>
          </table:table-cell>
          <table:table-cell ns41:value-type="float" table:style-name="ce61" office:value="1352" office:value-type="float">
            <text:p>13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Wolweverij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74" office:value-type="float">
            <text:p>74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1" office:value-type="float">
            <text:p>22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774" office:value-type="float">
            <text:p>5774</text:p>
          </table:table-cell>
          <table:table-cell ns41:value-type="float" table:style-name="ce46" office:value="1700" office:value-type="float">
            <text:p>170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08" office:value-type="float">
            <text:p>308</text:p>
          </table:table-cell>
          <table:table-cell ns41:value-type="float" table:style-name="ce46" office:value="205" office:value-type="float">
            <text:p>205</text:p>
          </table:table-cell>
          <table:table-cell ns41:value-type="float" table:style-name="ce46" office:value="6434" office:value-type="float">
            <text:p>6434</text:p>
          </table:table-cell>
          <table:table-cell ns41:value-type="float" table:style-name="ce61" office:value="1914" office:value-type="float">
            <text:p>19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Wollendeken en viltfabr.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12" office:value-type="float">
            <text:p>1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74" office:value-type="float">
            <text:p>1274</text:p>
          </table:table-cell>
          <table:table-cell ns41:value-type="float" table:style-name="ce46" office:value="250" office:value-type="float">
            <text:p>25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99" office:value-type="float">
            <text:p>99</text:p>
          </table:table-cell>
          <table:table-cell ns41:value-type="float" table:style-name="ce46" office:value="1442" office:value-type="float">
            <text:p>1442</text:p>
          </table:table-cell>
          <table:table-cell ns41:value-type="float" table:style-name="ce61" office:value="349" office:value-type="float">
            <text:p>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Tricotagefabr., breierij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155" office:value-type="float">
            <text:p>155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93" office:value-type="float">
            <text:p>93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48" office:value-type="float">
            <text:p>248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2972" office:value-type="float">
            <text:p>2972</text:p>
          </table:table-cell>
          <table:table-cell ns41:value-type="float" table:style-name="ce46" office:value="6659" office:value-type="float">
            <text:p>6659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420" office:value-type="float">
            <text:p>420</text:p>
          </table:table-cell>
          <table:table-cell ns41:value-type="float" table:style-name="ce46" office:value="356" office:value-type="float">
            <text:p>356</text:p>
          </table:table-cell>
          <table:table-cell ns41:value-type="float" table:style-name="ce46" office:value="3963" office:value-type="float">
            <text:p>3963</text:p>
          </table:table-cell>
          <table:table-cell ns41:value-type="float" table:style-name="ce61" office:value="7274" office:value-type="float">
            <text:p>72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atoenververij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5" office:value-type="float">
            <text:p>0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007" office:value-type="float">
            <text:p>1007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093" office:value-type="float">
            <text:p>1093</text:p>
          </table:table-cell>
          <table:table-cell ns41:value-type="float" table:style-name="ce61" office:value="87" office:value-type="float">
            <text:p>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atoenspinnerij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2" office:value-type="float">
            <text:p>9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776" office:value-type="float">
            <text:p>5776</text:p>
          </table:table-cell>
          <table:table-cell ns41:value-type="float" table:style-name="ce46" office:value="2363" office:value-type="float">
            <text:p>236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7" office:value-type="float">
            <text:p>127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6016" office:value-type="float">
            <text:p>6016</text:p>
          </table:table-cell>
          <table:table-cell ns41:value-type="float" table:style-name="ce61" office:value="2447" office:value-type="float">
            <text:p>24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atoen- en linnenweverij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77" office:value-type="float">
            <text:p>77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70" office:value-type="float">
            <text:p>37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4279" office:value-type="float">
            <text:p>14279</text:p>
          </table:table-cell>
          <table:table-cell ns41:value-type="float" table:style-name="ce46" office:value="3708" office:value-type="float">
            <text:p>370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33" office:value-type="float">
            <text:p>1333</text:p>
          </table:table-cell>
          <table:table-cell ns41:value-type="float" table:style-name="ce46" office:value="752" office:value-type="float">
            <text:p>752</text:p>
          </table:table-cell>
          <table:table-cell ns41:value-type="float" table:style-name="ce46" office:value="16204" office:value-type="float">
            <text:p>16204</text:p>
          </table:table-cell>
          <table:table-cell ns41:value-type="float" table:style-name="ce61" office:value="4476" office:value-type="float">
            <text:p>44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atoen-, linnenblekerij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91" office:value-type="float">
            <text:p>1091</text:p>
          </table:table-cell>
          <table:table-cell ns41:value-type="float" table:style-name="ce46" office:value="210" office:value-type="float">
            <text:p>2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7" office:value-type="float">
            <text:p>77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1204" office:value-type="float">
            <text:p>1204</text:p>
          </table:table-cell>
          <table:table-cell ns41:value-type="float" table:style-name="ce61" office:value="255" office:value-type="float">
            <text:p>2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atoendrukkerij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00" office:value-type="float">
            <text:p>1100</text:p>
          </table:table-cell>
          <table:table-cell ns41:value-type="float" table:style-name="ce46" office:value="66" office:value-type="float">
            <text:p>6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1" office:value-type="float">
            <text:p>121</text:p>
          </table:table-cell>
          <table:table-cell ns41:value-type="float" table:style-name="ce46" office:value="65" office:value-type="float">
            <text:p>65</text:p>
          </table:table-cell>
          <table:table-cell ns41:value-type="float" table:style-name="ce46" office:value="1264" office:value-type="float">
            <text:p>1264</text:p>
          </table:table-cell>
          <table:table-cell ns41:value-type="float" table:style-name="ce61" office:value="131" office:value-type="float">
            <text:p>1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unstgarenspinnerij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8" office:value-type="float">
            <text:p>178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5681" office:value-type="float">
            <text:p>5681</text:p>
          </table:table-cell>
          <table:table-cell ns41:value-type="float" table:style-name="ce46" office:value="501" office:value-type="float">
            <text:p>50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11" office:value-type="float">
            <text:p>911</text:p>
          </table:table-cell>
          <table:table-cell ns41:value-type="float" table:style-name="ce46" office:value="351" office:value-type="float">
            <text:p>351</text:p>
          </table:table-cell>
          <table:table-cell ns41:value-type="float" table:style-name="ce46" office:value="6777" office:value-type="float">
            <text:p>6777</text:p>
          </table:table-cell>
          <table:table-cell ns41:value-type="float" table:style-name="ce61" office:value="869" office:value-type="float">
            <text:p>8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unstzijdeweverij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141" office:value-type="float">
            <text:p>1141</text:p>
          </table:table-cell>
          <table:table-cell ns41:value-type="float" table:style-name="ce46" office:value="386" office:value-type="float">
            <text:p>38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213" office:value-type="float">
            <text:p>1213</text:p>
          </table:table-cell>
          <table:table-cell ns41:value-type="float" table:style-name="ce61" office:value="395" office:value-type="float">
            <text:p>3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Vlasspinnerijen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0" office:value-type="float">
            <text:p>120</text:p>
          </table:table-cell>
          <table:table-cell ns41:value-type="float" table:style-name="ce46" office:value="77" office:value-type="float">
            <text:p>7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30" office:value-type="float">
            <text:p>130</text:p>
          </table:table-cell>
          <table:table-cell ns41:value-type="float" table:style-name="ce61" office:value="85" office:value-type="float">
            <text:p>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Jutespinnerijen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4" office:value-type="float">
            <text:p>214</text:p>
          </table:table-cell>
          <table:table-cell ns41:value-type="float" table:style-name="ce46" office:value="206" office:value-type="float">
            <text:p>20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20" office:value-type="float">
            <text:p>220</text:p>
          </table:table-cell>
          <table:table-cell ns41:value-type="float" table:style-name="ce61" office:value="208" office:value-type="float">
            <text:p>2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Juteweverijen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05" office:value-type="float">
            <text:p>605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665" office:value-type="float">
            <text:p>665</text:p>
          </table:table-cell>
          <table:table-cell ns41:value-type="float" table:style-name="ce61" office:value="52" office:value-type="float">
            <text:p>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Touwfabrieken</text:p>
          </table:table-cell>
          <table:table-cell ns41:value-type="string" table:style-name="ce25" office:value-type="string">
            <text:p>22</text:p>
          </table:table-cell>
          <table:table-cell table:style-name="Default"/>
          <table:table-cell ns41:value-type="float" table:style-name="ce37" office:value="73" office:value-type="float">
            <text:p>7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38" office:value-type="float">
            <text:p>1538</text:p>
          </table:table-cell>
          <table:table-cell ns41:value-type="float" table:style-name="ce46" office:value="145" office:value-type="float">
            <text:p>145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1889" office:value-type="float">
            <text:p>1889</text:p>
          </table:table-cell>
          <table:table-cell ns41:value-type="float" table:style-name="ce61" office:value="209" office:value-type="float">
            <text:p>2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Nettenfabrieken</text:p>
          </table:table-cell>
          <table:table-cell ns41:value-type="string" table:style-name="ce25" office:value-type="string">
            <text:p>23</text:p>
          </table:table-cell>
          <table:table-cell table:style-name="Default"/>
          <table:table-cell ns41:value-type="float" table:style-name="ce37" office:value="10" office:value-type="float">
            <text:p>1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91" office:value-type="float">
            <text:p>491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549" office:value-type="float">
            <text:p>549</text:p>
          </table:table-cell>
          <table:table-cell ns41:value-type="float" table:style-name="ce61" office:value="68" office:value-type="float">
            <text:p>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Tapijt-, mattenweverijen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84" office:value-type="float">
            <text:p>84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280" office:value-type="float">
            <text:p>2280</text:p>
          </table:table-cell>
          <table:table-cell ns41:value-type="float" table:style-name="ce46" office:value="324" office:value-type="float">
            <text:p>324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71" office:value-type="float">
            <text:p>171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2675" office:value-type="float">
            <text:p>2675</text:p>
          </table:table-cell>
          <table:table-cell ns41:value-type="float" table:style-name="ce61" office:value="415" office:value-type="float">
            <text:p>4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Fluweel-, trijpfabr. e.d.</text:p>
          </table:table-cell>
          <table:table-cell ns41:value-type="string" table:style-name="ce25" office:value-type="string">
            <text:p>25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09" office:value-type="float">
            <text:p>409</text:p>
          </table:table-cell>
          <table:table-cell ns41:value-type="float" table:style-name="ce46" office:value="108" office:value-type="float">
            <text:p>10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449" office:value-type="float">
            <text:p>449</text:p>
          </table:table-cell>
          <table:table-cell ns41:value-type="float" table:style-name="ce61" office:value="122" office:value-type="float">
            <text:p>1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Vitrageweverij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61" office:value="9" office:value-type="float">
            <text:p>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Kantfabrieken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102" office:value-type="float">
            <text:p>10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04" office:value-type="float">
            <text:p>104</text:p>
          </table:table-cell>
          <table:table-cell ns41:value-type="float" table:style-name="ce61" office:value="115" office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Band-, veter-, koordfabr.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7" office:value="32" office:value-type="float">
            <text:p>3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31" office:value-type="float">
            <text:p>831</text:p>
          </table:table-cell>
          <table:table-cell ns41:value-type="float" table:style-name="ce46" office:value="360" office:value-type="float">
            <text:p>36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999" office:value-type="float">
            <text:p>999</text:p>
          </table:table-cell>
          <table:table-cell ns41:value-type="float" table:style-name="ce61" office:value="425" office:value-type="float">
            <text:p>4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Passementfabrieken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28" office:value-type="float">
            <text:p>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46" office:value="155" office:value-type="float">
            <text:p>15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95" office:value-type="float">
            <text:p>195</text:p>
          </table:table-cell>
          <table:table-cell ns41:value-type="float" table:style-name="ce61" office:value="174" office:value-type="float">
            <text:p>1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TEXTIELNIJVERHEID </text:p>
          </table:table-cell>
          <table:table-cell ns41:value-type="string" table:style-name="ce14" office:value-type="string">
            <text:p>15</text:p>
          </table:table-cell>
          <table:table-cell ns41:value-type="string" table:style-name="ce18" office:value-type="string">
            <text:p>Plantenvezel- en dierlijk-haarbewerkingsinrichtingen</text:p>
          </table:table-cell>
          <table:table-cell ns41:value-type="string" table:style-name="ce25" office:value-type="string">
            <text:p>30</text:p>
          </table:table-cell>
          <table:table-cell table:style-name="Default"/>
          <table:table-cell ns41:value-type="float" table:style-name="ce37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4" office:value-type="float">
            <text:p>214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65" office:value-type="float">
            <text:p>265</text:p>
          </table:table-cell>
          <table:table-cell ns41:value-type="float" table:style-name="ce61" office:value="37" office:value-type="float">
            <text:p>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AS-,ELECTR.- EN WATERLEIDINGBEDRIJVEN </text:p>
          </table:table-cell>
          <table:table-cell ns41:value-type="string" table:style-name="ce14" office:value-type="string">
            <text:p>16</text:p>
          </table:table-cell>
          <table:table-cell ns41:value-type="string" table:style-name="ce18" office:value-type="string">
            <text:p>Gas- en cokesfabriek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8" office:value-type="float">
            <text:p>18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522" office:value-type="float">
            <text:p>5522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28" office:value-type="float">
            <text:p>22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036" office:value-type="float">
            <text:p>6036</text:p>
          </table:table-cell>
          <table:table-cell ns41:value-type="float" table:style-name="ce61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AS-,ELECTR.- EN WATERLEIDINGBEDRIJVEN </text:p>
          </table:table-cell>
          <table:table-cell ns41:value-type="string" table:style-name="ce14" office:value-type="string">
            <text:p>16</text:p>
          </table:table-cell>
          <table:table-cell ns41:value-type="string" table:style-name="ce18" office:value-type="string">
            <text:p>Electriciteitsbedrijv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66" office:value-type="float">
            <text:p>2166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1" office:value-type="float">
            <text:p>13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413" office:value-type="float">
            <text:p>2413</text:p>
          </table:table-cell>
          <table:table-cell ns41:value-type="float" table:style-name="ce61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ce8" office:value-type="string">
            <text:p>GAS-,ELECTR.- EN WATERLEIDINGBEDRIJVEN </text:p>
          </table:table-cell>
          <table:table-cell ns41:value-type="string" table:style-name="ce14" office:value-type="string">
            <text:p>16</text:p>
          </table:table-cell>
          <table:table-cell ns41:value-type="string" table:style-name="ce18" office:value-type="string">
            <text:p>Warmtevoorzieningsbedrijv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61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AS-,ELECTR.- EN WATERLEIDINGBEDRIJVEN </text:p>
          </table:table-cell>
          <table:table-cell ns41:value-type="string" table:style-name="ce14" office:value-type="string">
            <text:p>16</text:p>
          </table:table-cell>
          <table:table-cell ns41:value-type="string" table:style-name="ce18" office:value-type="string">
            <text:p>Waterleidingbedrijv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90" office:value-type="float">
            <text:p>890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057" office:value-type="float">
            <text:p>1057</text:p>
          </table:table-cell>
          <table:table-cell ns41:value-type="float" table:style-name="ce61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GAS-,ELECTR.- EN WATERLEIDINGBEDRIJVEN </text:p>
          </table:table-cell>
          <table:table-cell ns41:value-type="string" table:style-name="ce14" office:value-type="string">
            <text:p>16</text:p>
          </table:table-cell>
          <table:table-cell ns41:value-type="string" table:style-name="ce18" office:value-type="string">
            <text:p>Distributiebedrijv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3" office:value-type="float">
            <text:p>15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447" office:value-type="float">
            <text:p>10447</text:p>
          </table:table-cell>
          <table:table-cell ns41:value-type="float" table:style-name="ce46" office:value="236" office:value-type="float">
            <text:p>23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718" office:value-type="float">
            <text:p>8718</text:p>
          </table:table-cell>
          <table:table-cell ns41:value-type="float" table:style-name="ce46" office:value="899" office:value-type="float">
            <text:p>899</text:p>
          </table:table-cell>
          <table:table-cell ns41:value-type="float" table:style-name="ce46" office:value="19365" office:value-type="float">
            <text:p>19365</text:p>
          </table:table-cell>
          <table:table-cell ns41:value-type="float" table:style-name="ce61" office:value="1135" office:value-type="float">
            <text:p>11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Graandorserij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542" office:value-type="float">
            <text:p>54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019" office:value-type="float">
            <text:p>101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889" office:value-type="float">
            <text:p>1889</text:p>
          </table:table-cell>
          <table:table-cell ns41:value-type="float" table:style-name="ce61" office:value="31" office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Graanmalerijen, veevoederfabr.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1214" office:value-type="float">
            <text:p>1214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618" office:value-type="float">
            <text:p>61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5" office:value-type="float">
            <text:p>2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333" office:value-type="float">
            <text:p>433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92" office:value-type="float">
            <text:p>592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539" office:value-type="float">
            <text:p>539</text:p>
          </table:table-cell>
          <table:table-cell ns41:value-type="float" table:style-name="ce46" office:value="100" office:value-type="float">
            <text:p>100</text:p>
          </table:table-cell>
          <table:table-cell ns41:value-type="float" table:style-name="ce46" office:value="7615" office:value-type="float">
            <text:p>7615</text:p>
          </table:table-cell>
          <table:table-cell ns41:value-type="float" table:style-name="ce61" office:value="292" office:value-type="float">
            <text:p>29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Meelfabriek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7" office:value-type="float">
            <text:p>7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<text:span text:style-name="T2">—</text:span></text:p>
          </table:table-cell>
          <table:table-cell ns41:value-type="float" table:style-name="ce46" office:value="1916" office:value-type="float">
            <text:p>1916</text:p>
          </table:table-cell>
          <table:table-cell ns41:value-type="float" table:style-name="ce46" office:value="19" office:value-type="float">
            <text:p>1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48" office:value-type="float">
            <text:p>448</text:p>
          </table:table-cell>
          <table:table-cell ns41:value-type="float" table:style-name="ce46" office:value="112" office:value-type="float">
            <text:p>112</text:p>
          </table:table-cell>
          <table:table-cell ns41:value-type="float" table:style-name="ce46" office:value="2447" office:value-type="float">
            <text:p>2447</text:p>
          </table:table-cell>
          <table:table-cell ns41:value-type="float" table:style-name="ce61" office:value="131" office:value-type="float">
            <text:p>1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Gort-, rijstpellerij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68" office:value-type="float">
            <text:p>168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998" office:value-type="float">
            <text:p>998</text:p>
          </table:table-cell>
          <table:table-cell ns41:value-type="float" table:style-name="ce61" office:value="128" office:value-type="float">
            <text:p>1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Puddingpoederfabrie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47" office:value-type="float">
            <text:p>4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302" office:value-type="float">
            <text:p>302</text:p>
          </table:table-cell>
          <table:table-cell ns41:value-type="float" table:style-name="ce46" office:value="385" office:value-type="float">
            <text:p>385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2" office:value-type="float">
            <text:p>122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545" office:value-type="float">
            <text:p>545</text:p>
          </table:table-cell>
          <table:table-cell ns41:value-type="float" table:style-name="ce61" office:value="435" office:value-type="float">
            <text:p>4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Vermicelli- en macaronifabr.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78" office:value-type="float">
            <text:p>278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19" office:value-type="float">
            <text:p>319</text:p>
          </table:table-cell>
          <table:table-cell ns41:value-type="float" table:style-name="ce61" office:value="148" office:value-type="float">
            <text:p>14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Broodfabr., -bakkerij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10986" office:value-type="float">
            <text:p>10986</text:p>
          </table:table-cell>
          <table:table-cell ns41:value-type="float" table:style-name="ce46" office:value="145" office:value-type="float">
            <text:p>145</text:p>
          </table:table-cell>
          <table:table-cell ns41:value-type="float" table:style-name="ce46" office:value="3107" office:value-type="float">
            <text:p>310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22" office:value-type="float">
            <text:p>12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984" office:value-type="float">
            <text:p>984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32373" office:value-type="float">
            <text:p>32373</text:p>
          </table:table-cell>
          <table:table-cell ns41:value-type="float" table:style-name="ce46" office:value="539" office:value-type="float">
            <text:p>539</text:p>
          </table:table-cell>
          <table:table-cell ns41:value-type="float" table:style-name="ce46" office:value="3995" office:value-type="float">
            <text:p>3995</text:p>
          </table:table-cell>
          <table:table-cell ns41:value-type="float" table:style-name="ce46" office:value="90" office:value-type="float">
            <text:p>90</text:p>
          </table:table-cell>
          <table:table-cell ns41:value-type="float" table:style-name="ce46" office:value="534" office:value-type="float">
            <text:p>534</text:p>
          </table:table-cell>
          <table:table-cell ns41:value-type="float" table:style-name="ce46" office:value="466" office:value-type="float">
            <text:p>466</text:p>
          </table:table-cell>
          <table:table-cell ns41:value-type="float" table:style-name="ce46" office:value="52101" office:value-type="float">
            <text:p>52101</text:p>
          </table:table-cell>
          <table:table-cell ns41:value-type="float" table:style-name="ce61" office:value="1267" office:value-type="float">
            <text:p>12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Banketbakkerij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1631" office:value-type="float">
            <text:p>1631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358" office:value-type="float">
            <text:p>35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62" office:value-type="float">
            <text:p>26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63" office:value-type="float">
            <text:p>7463</text:p>
          </table:table-cell>
          <table:table-cell ns41:value-type="float" table:style-name="ce46" office:value="127" office:value-type="float">
            <text:p>127</text:p>
          </table:table-cell>
          <table:table-cell ns41:value-type="float" table:style-name="ce46" office:value="355" office:value-type="float">
            <text:p>355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0112" office:value-type="float">
            <text:p>10112</text:p>
          </table:table-cell>
          <table:table-cell ns41:value-type="float" table:style-name="ce61" office:value="210" office:value-type="float">
            <text:p>2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Consumptie-ijsfabriek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297" office:value-type="float">
            <text:p>297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357" office:value-type="float">
            <text:p>357</text:p>
          </table:table-cell>
          <table:table-cell ns41:value-type="float" office:value="3" table:style-name="ce46" table:number-columns-repeated="2" office:value-type="float">
            <text:p>3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4" office:value-type="float">
            <text:p>384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103" office:value-type="float">
            <text:p>10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90" office:value-type="float">
            <text:p>1190</text:p>
          </table:table-cell>
          <table:table-cell ns41:value-type="float" table:style-name="ce61" office:value="91" office:value-type="float">
            <text:p>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Koksbedr. en kokerij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34" office:value-type="float">
            <text:p>3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1" office:value-type="float">
            <text:p>161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office:value="6" table:style-name="ce46" table:number-columns-repeated="2" office:value-type="float">
            <text:p>6</text:p>
          </table:table-cell>
          <table:table-cell ns41:value-type="float" table:style-name="ce46" office:value="252" office:value-type="float">
            <text:p>252</text:p>
          </table:table-cell>
          <table:table-cell ns41:value-type="float" table:style-name="ce61" office:value="83" office:value-type="float">
            <text:p>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Biscuit- en koekfabriek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207" office:value-type="float">
            <text:p>20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2927" office:value-type="float">
            <text:p>2927</text:p>
          </table:table-cell>
          <table:table-cell ns41:value-type="float" table:style-name="ce46" office:value="1543" office:value-type="float">
            <text:p>1543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638" office:value-type="float">
            <text:p>638</text:p>
          </table:table-cell>
          <table:table-cell ns41:value-type="float" table:style-name="ce46" office:value="337" office:value-type="float">
            <text:p>337</text:p>
          </table:table-cell>
          <table:table-cell ns41:value-type="float" table:style-name="ce46" office:value="4010" office:value-type="float">
            <text:p>4010</text:p>
          </table:table-cell>
          <table:table-cell ns41:value-type="float" table:style-name="ce61" office:value="1924" office:value-type="float">
            <text:p>19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Fabr. van bakkersartikel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99" office:value-type="float">
            <text:p>9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09" office:value-type="float">
            <text:p>309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46" office:value="870" office:value-type="float">
            <text:p>870</text:p>
          </table:table-cell>
          <table:table-cell ns41:value-type="float" table:style-name="ce61" office:value="169" office:value-type="float">
            <text:p>1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Aardappelmeelfabriek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9" office:value="0" office:value-type="float">
            <text:p>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98" office:value-type="float">
            <text:p>1598</text:p>
          </table:table-cell>
          <table:table-cell ns41:value-type="float" table:style-name="ce46" office:value="58" office:value-type="float">
            <text:p>5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1799" office:value-type="float">
            <text:p>1799</text:p>
          </table:table-cell>
          <table:table-cell ns41:value-type="float" table:style-name="ce61" office:value="123" office:value-type="float">
            <text:p>1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Stijfselfabriek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9" office:value="0" office:value-type="float">
            <text:p>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1" office:value-type="float">
            <text:p>471</text:p>
          </table:table-cell>
          <table:table-cell ns41:value-type="float" table:style-name="ce46" office:value="32" office:value-type="float">
            <text:p>3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602" office:value-type="float">
            <text:p>602</text:p>
          </table:table-cell>
          <table:table-cell ns41:value-type="float" table:style-name="ce61" office:value="57" office:value-type="float">
            <text:p>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Glucose- en stroopfabriek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1" office:value-type="float">
            <text:p>20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45" office:value-type="float">
            <text:p>245</text:p>
          </table:table-cell>
          <table:table-cell ns41:value-type="float" table:style-name="ce61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Beetwortelsuikerfabriek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754" office:value-type="float">
            <text:p>1754</text:p>
          </table:table-cell>
          <table:table-cell ns41:value-type="float" table:style-name="ce46" office:value="22" office:value-type="float">
            <text:p>2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7" office:value-type="float">
            <text:p>217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047" office:value-type="float">
            <text:p>2047</text:p>
          </table:table-cell>
          <table:table-cell ns41:value-type="float" table:style-name="ce61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Suikerraffinaderij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9" office:value="0" office:value-type="float">
            <text:p>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98" office:value-type="float">
            <text:p>1098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2" office:value-type="float">
            <text:p>112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234" office:value-type="float">
            <text:p>1234</text:p>
          </table:table-cell>
          <table:table-cell ns41:value-type="float" table:style-name="ce61" office:value="25" office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Suikerwerkfabriek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188" office:value-type="float">
            <text:p>18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02" office:value-type="float">
            <text:p>102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895" office:value-type="float">
            <text:p>1895</text:p>
          </table:table-cell>
          <table:table-cell ns41:value-type="float" table:style-name="ce46" office:value="1094" office:value-type="float">
            <text:p>1094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30" office:value-type="float">
            <text:p>230</text:p>
          </table:table-cell>
          <table:table-cell ns41:value-type="float" table:style-name="ce46" office:value="145" office:value-type="float">
            <text:p>145</text:p>
          </table:table-cell>
          <table:table-cell ns41:value-type="float" table:style-name="ce46" office:value="2506" office:value-type="float">
            <text:p>2506</text:p>
          </table:table-cell>
          <table:table-cell ns41:value-type="float" table:style-name="ce61" office:value="1280" office:value-type="float">
            <text:p>12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Cacao- en chocoladefabrieken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82" office:value-type="float">
            <text:p>8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7" office:value-type="float">
            <text:p>167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3481" office:value-type="float">
            <text:p>3481</text:p>
          </table:table-cell>
          <table:table-cell ns41:value-type="float" table:style-name="ce46" office:value="2191" office:value-type="float">
            <text:p>2191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828" office:value-type="float">
            <text:p>828</text:p>
          </table:table-cell>
          <table:table-cell ns41:value-type="float" table:style-name="ce46" office:value="472" office:value-type="float">
            <text:p>472</text:p>
          </table:table-cell>
          <table:table-cell ns41:value-type="float" table:style-name="ce46" office:value="4647" office:value-type="float">
            <text:p>4647</text:p>
          </table:table-cell>
          <table:table-cell ns41:value-type="float" table:style-name="ce61" office:value="2698" office:value-type="float">
            <text:p>26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Cacao-extractiefabrieken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" office:value-type="float">
            <text:p>50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61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Boter- en kaasfabrieken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14" office:value-type="float">
            <text:p>14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5" office:value-type="float">
            <text:p>17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707" office:value-type="float">
            <text:p>8707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59" office:value-type="float">
            <text:p>1159</text:p>
          </table:table-cell>
          <table:table-cell ns41:value-type="float" table:style-name="ce46" office:value="393" office:value-type="float">
            <text:p>393</text:p>
          </table:table-cell>
          <table:table-cell ns41:value-type="float" table:style-name="ce46" office:value="10481" office:value-type="float">
            <text:p>10481</text:p>
          </table:table-cell>
          <table:table-cell ns41:value-type="float" table:style-name="ce61" office:value="455" office:value-type="float">
            <text:p>4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Fabr. van gecondens.melk, enz.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855" office:value-type="float">
            <text:p>1855</text:p>
          </table:table-cell>
          <table:table-cell ns41:value-type="float" table:style-name="ce46" office:value="115" office:value-type="float">
            <text:p>11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6" office:value-type="float">
            <text:p>296</text:p>
          </table:table-cell>
          <table:table-cell ns41:value-type="float" table:style-name="ce46" office:value="115" office:value-type="float">
            <text:p>115</text:p>
          </table:table-cell>
          <table:table-cell ns41:value-type="float" table:style-name="ce46" office:value="2239" office:value-type="float">
            <text:p>2239</text:p>
          </table:table-cell>
          <table:table-cell ns41:value-type="float" table:style-name="ce61" office:value="231" office:value-type="float">
            <text:p>2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Oliefabrieken</text:p>
          </table:table-cell>
          <table:table-cell ns41:value-type="string" table:style-name="ce25" office:value-type="string">
            <text:p>25</text:p>
          </table:table-cell>
          <table:table-cell table:style-name="Default"/>
          <table:table-cell ns41:value-type="float" table:style-name="ce37" office:value="18" office:value-type="float">
            <text:p>18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166" office:value-type="float">
            <text:p>2166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87" office:value-type="float">
            <text:p>487</text:p>
          </table:table-cell>
          <table:table-cell ns41:value-type="float" table:style-name="ce46" office:value="124" office:value-type="float">
            <text:p>124</text:p>
          </table:table-cell>
          <table:table-cell ns41:value-type="float" table:style-name="ce46" office:value="2854" office:value-type="float">
            <text:p>2854</text:p>
          </table:table-cell>
          <table:table-cell ns41:value-type="float" table:style-name="ce61" office:value="179" office:value-type="float">
            <text:p>1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Margarinefabriek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5" office:value-type="float">
            <text:p>5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78" office:value-type="float">
            <text:p>678</text:p>
          </table:table-cell>
          <table:table-cell ns41:value-type="float" table:style-name="ce46" office:value="221" office:value-type="float">
            <text:p>22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8" office:value-type="float">
            <text:p>178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936" office:value-type="float">
            <text:p>936</text:p>
          </table:table-cell>
          <table:table-cell ns41:value-type="float" table:style-name="ce61" office:value="285" office:value-type="float">
            <text:p>2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Vetsmelterijen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9" office:value-type="float">
            <text:p>199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81" office:value-type="float">
            <text:p>281</text:p>
          </table:table-cell>
          <table:table-cell ns41:value-type="float" table:style-name="ce61" office:value="28" office:value-type="float">
            <text:p>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Slachthuizen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17" office:value-type="float">
            <text:p>917</text:p>
          </table:table-cell>
          <table:table-cell ns41:value-type="float" table:style-name="ce46" office:value="22" office:value-type="float">
            <text:p>2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77" office:value-type="float">
            <text:p>377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1352" office:value-type="float">
            <text:p>1352</text:p>
          </table:table-cell>
          <table:table-cell ns41:value-type="float" table:style-name="ce61" office:value="44" office:value-type="float">
            <text:p>4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Darmbewerkerijen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21" office:value-type="float">
            <text:p>2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64" office:value-type="float">
            <text:p>364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427" office:value-type="float">
            <text:p>427</text:p>
          </table:table-cell>
          <table:table-cell ns41:value-type="float" table:style-name="ce61" office:value="94" office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Exp.slachterijen, vleesw.fabr.</text:p>
          </table:table-cell>
          <table:table-cell ns41:value-type="string" table:style-name="ce25" office:value-type="string">
            <text:p>30</text:p>
          </table:table-cell>
          <table:table-cell table:style-name="Default"/>
          <table:table-cell ns41:value-type="float" table:style-name="ce37" office:value="148" office:value-type="float">
            <text:p>148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6" office:value-type="float">
            <text:p>17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26" office:value-type="float">
            <text:p>3026</text:p>
          </table:table-cell>
          <table:table-cell ns41:value-type="float" table:style-name="ce46" office:value="128" office:value-type="float">
            <text:p>128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81" office:value-type="float">
            <text:p>981</text:p>
          </table:table-cell>
          <table:table-cell ns41:value-type="float" table:style-name="ce46" office:value="242" office:value-type="float">
            <text:p>242</text:p>
          </table:table-cell>
          <table:table-cell ns41:value-type="float" table:style-name="ce46" office:value="4437" office:value-type="float">
            <text:p>4437</text:p>
          </table:table-cell>
          <table:table-cell ns41:value-type="float" table:style-name="ce61" office:value="378" office:value-type="float">
            <text:p>3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Slachterijen</text:p>
          </table:table-cell>
          <table:table-cell ns41:value-type="string" table:style-name="ce25" office:value-type="string">
            <text:p>31</text:p>
          </table:table-cell>
          <table:table-cell table:style-name="Default"/>
          <table:table-cell ns41:value-type="float" table:style-name="ce37" office:value="79" office:value-type="float">
            <text:p>7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807" office:value-type="float">
            <text:p>807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4" office:value-type="float">
            <text:p>34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71" office:value-type="float">
            <text:p>1271</text:p>
          </table:table-cell>
          <table:table-cell ns41:value-type="float" table:style-name="ce61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Destrucriebedrijven</text:p>
          </table:table-cell>
          <table:table-cell ns41:value-type="string" table:style-name="ce25" office:value-type="string">
            <text:p>32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54" office:value-type="float">
            <text:p>254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297" office:value-type="float">
            <text:p>297</text:p>
          </table:table-cell>
          <table:table-cell ns41:value-type="float" table:style-name="ce61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Visbewerkingsinrichtingen</text:p>
          </table:table-cell>
          <table:table-cell ns41:value-type="string" table:style-name="ce25" office:value-type="string">
            <text:p>34</text:p>
          </table:table-cell>
          <table:table-cell table:style-name="Default"/>
          <table:table-cell ns41:value-type="float" table:style-name="ce37" office:value="359" office:value-type="float">
            <text:p>35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1" office:value-type="float">
            <text:p>6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24" office:value-type="float">
            <text:p>2124</text:p>
          </table:table-cell>
          <table:table-cell ns41:value-type="float" table:style-name="ce46" office:value="101" office:value-type="float">
            <text:p>101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861" office:value-type="float">
            <text:p>2861</text:p>
          </table:table-cell>
          <table:table-cell ns41:value-type="float" table:style-name="ce61" office:value="168" office:value-type="float">
            <text:p>1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Inmakerijen van groenten, enz.</text:p>
          </table:table-cell>
          <table:table-cell ns41:value-type="string" table:style-name="ce25" office:value-type="string">
            <text:p>35</text:p>
          </table:table-cell>
          <table:table-cell table:style-name="Default"/>
          <table:table-cell ns41:value-type="float" table:style-name="ce37" office:value="48" office:value-type="float">
            <text:p>4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016" office:value-type="float">
            <text:p>1016</text:p>
          </table:table-cell>
          <table:table-cell ns41:value-type="float" table:style-name="ce46" office:value="339" office:value-type="float">
            <text:p>339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43" office:value-type="float">
            <text:p>143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1315" office:value-type="float">
            <text:p>1315</text:p>
          </table:table-cell>
          <table:table-cell ns41:value-type="float" table:style-name="ce61" office:value="398" office:value-type="float">
            <text:p>3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Groenten-, vruchtencons. fabr.</text:p>
          </table:table-cell>
          <table:table-cell ns41:value-type="string" table:style-name="ce25" office:value-type="string">
            <text:p>36</text:p>
          </table:table-cell>
          <table:table-cell table:style-name="Default"/>
          <table:table-cell ns41:value-type="float" table:style-name="ce37" office:value="140" office:value-type="float">
            <text:p>14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90" office:value-type="float">
            <text:p>19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631" office:value-type="float">
            <text:p>3631</text:p>
          </table:table-cell>
          <table:table-cell ns41:value-type="float" table:style-name="ce46" office:value="702" office:value-type="float">
            <text:p>702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629" office:value-type="float">
            <text:p>629</text:p>
          </table:table-cell>
          <table:table-cell ns41:value-type="float" table:style-name="ce46" office:value="280" office:value-type="float">
            <text:p>280</text:p>
          </table:table-cell>
          <table:table-cell ns41:value-type="float" table:style-name="ce46" office:value="4682" office:value-type="float">
            <text:p>4682</text:p>
          </table:table-cell>
          <table:table-cell ns41:value-type="float" table:style-name="ce61" office:value="1010" office:value-type="float">
            <text:p>10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Gist-, spiritusfabr., branderijen</text:p>
          </table:table-cell>
          <table:table-cell ns41:value-type="string" table:style-name="ce25" office:value-type="string">
            <text:p>37</text:p>
          </table:table-cell>
          <table:table-cell table:style-name="Default"/>
          <table:table-cell ns41:value-type="float" table:style-name="ce37" office:value="2" office:value-type="float">
            <text:p>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80" office:value-type="float">
            <text:p>980</text:p>
          </table:table-cell>
          <table:table-cell ns41:value-type="float" table:style-name="ce46" office:value="11" office:value-type="float">
            <text:p>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49" office:value-type="float">
            <text:p>249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1275" office:value-type="float">
            <text:p>1275</text:p>
          </table:table-cell>
          <table:table-cell ns41:value-type="float" table:style-name="ce61" office:value="74" office:value-type="float">
            <text:p>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Distilleerder., likeurstoker.</text:p>
          </table:table-cell>
          <table:table-cell ns41:value-type="string" table:style-name="ce25" office:value-type="string">
            <text:p>38</text:p>
          </table:table-cell>
          <table:table-cell table:style-name="Default"/>
          <table:table-cell ns41:value-type="float" table:style-name="ce37" office:value="134" office:value-type="float">
            <text:p>134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2" office:value-type="float">
            <text:p>15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54" office:value-type="float">
            <text:p>1554</text:p>
          </table:table-cell>
          <table:table-cell ns41:value-type="float" table:style-name="ce46" office:value="141" office:value-type="float">
            <text:p>141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670" office:value-type="float">
            <text:p>670</text:p>
          </table:table-cell>
          <table:table-cell ns41:value-type="float" table:style-name="ce46" office:value="255" office:value-type="float">
            <text:p>255</text:p>
          </table:table-cell>
          <table:table-cell ns41:value-type="float" table:style-name="ce46" office:value="2603" office:value-type="float">
            <text:p>2603</text:p>
          </table:table-cell>
          <table:table-cell ns41:value-type="float" table:style-name="ce61" office:value="413" office:value-type="float">
            <text:p>4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Bierbrouwerijen</text:p>
          </table:table-cell>
          <table:table-cell ns41:value-type="string" table:style-name="ce25" office:value-type="string">
            <text:p>39</text:p>
          </table:table-cell>
          <table:table-cell table:style-name="Default"/>
          <table:table-cell ns41:value-type="float" table:style-name="ce37" office:value="88" office:value-type="float">
            <text:p>88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8" office:value-type="float">
            <text:p>12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502" office:value-type="float">
            <text:p>3502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723" office:value-type="float">
            <text:p>723</text:p>
          </table:table-cell>
          <table:table-cell ns41:value-type="float" table:style-name="ce46" office:value="181" office:value-type="float">
            <text:p>181</text:p>
          </table:table-cell>
          <table:table-cell ns41:value-type="float" table:style-name="ce46" office:value="4514" office:value-type="float">
            <text:p>4514</text:p>
          </table:table-cell>
          <table:table-cell ns41:value-type="float" table:style-name="ce61" office:value="230" office:value-type="float">
            <text:p>2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Limonade-, mineraalwaterfabr.</text:p>
          </table:table-cell>
          <table:table-cell ns41:value-type="string" table:style-name="ce25" office:value-type="string">
            <text:p>40</text:p>
          </table:table-cell>
          <table:table-cell table:style-name="Default"/>
          <table:table-cell ns41:value-type="float" table:style-name="ce37" office:value="496" office:value-type="float">
            <text:p>496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4" office:value-type="float">
            <text:p>13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172" office:value-type="float">
            <text:p>1172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26" office:value-type="float">
            <text:p>126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90" office:value-type="float">
            <text:p>190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46" office:value="2234" office:value-type="float">
            <text:p>2234</text:p>
          </table:table-cell>
          <table:table-cell ns41:value-type="float" table:style-name="ce61" office:value="182" office:value-type="float">
            <text:p>1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Ruwijsfabrieken</text:p>
          </table:table-cell>
          <table:table-cell ns41:value-type="string" table:style-name="ce25" office:value-type="string">
            <text:p>41</text:p>
          </table:table-cell>
          <table:table-cell table:style-name="Default"/>
          <table:table-cell ns41:value-type="float" table:style-name="ce37" office:value="25" office:value-type="float">
            <text:p>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9" office:value-type="float">
            <text:p>26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341" office:value-type="float">
            <text:p>341</text:p>
          </table:table-cell>
          <table:table-cell ns41:value-type="float" table:style-name="ce61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Tabaksfabrieken</text:p>
          </table:table-cell>
          <table:table-cell ns41:value-type="string" table:style-name="ce25" office:value-type="string">
            <text:p>42</text:p>
          </table:table-cell>
          <table:table-cell table:style-name="Default"/>
          <table:table-cell ns41:value-type="float" table:style-name="ce37" office:value="86" office:value-type="float">
            <text:p>8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984" office:value-type="float">
            <text:p>984</text:p>
          </table:table-cell>
          <table:table-cell ns41:value-type="float" table:style-name="ce46" office:value="436" office:value-type="float">
            <text:p>436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01" office:value-type="float">
            <text:p>301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1469" office:value-type="float">
            <text:p>1469</text:p>
          </table:table-cell>
          <table:table-cell ns41:value-type="float" table:style-name="ce61" office:value="582" office:value-type="float">
            <text:p>5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Sigarenfabrieken</text:p>
          </table:table-cell>
          <table:table-cell ns41:value-type="string" table:style-name="ce25" office:value-type="string">
            <text:p>43</text:p>
          </table:table-cell>
          <table:table-cell table:style-name="Default"/>
          <table:table-cell ns41:value-type="float" table:style-name="ce37" office:value="602" office:value-type="float">
            <text:p>602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583" office:value-type="float">
            <text:p>58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31" office:value-type="float">
            <text:p>43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798" office:value-type="float">
            <text:p>9798</text:p>
          </table:table-cell>
          <table:table-cell ns41:value-type="float" table:style-name="ce46" office:value="2076" office:value-type="float">
            <text:p>2076</text:p>
          </table:table-cell>
          <table:table-cell ns41:value-type="float" table:style-name="ce46" office:value="133" office:value-type="float">
            <text:p>133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493" office:value-type="float">
            <text:p>493</text:p>
          </table:table-cell>
          <table:table-cell ns41:value-type="float" table:style-name="ce46" office:value="204" office:value-type="float">
            <text:p>204</text:p>
          </table:table-cell>
          <table:table-cell ns41:value-type="float" table:style-name="ce46" office:value="12104" office:value-type="float">
            <text:p>12104</text:p>
          </table:table-cell>
          <table:table-cell ns41:value-type="float" table:style-name="ce61" office:value="2327" office:value-type="float">
            <text:p>2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Sigarettenfabrieken</text:p>
          </table:table-cell>
          <table:table-cell ns41:value-type="string" table:style-name="ce25" office:value-type="string">
            <text:p>44</text:p>
          </table:table-cell>
          <table:table-cell table:style-name="Default"/>
          <table:table-cell ns41:value-type="float" table:style-name="ce37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576" office:value-type="float">
            <text:p>576</text:p>
          </table:table-cell>
          <table:table-cell ns41:value-type="float" table:style-name="ce46" office:value="822" office:value-type="float">
            <text:p>8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94" office:value-type="float">
            <text:p>194</text:p>
          </table:table-cell>
          <table:table-cell ns41:value-type="float" table:style-name="ce46" office:value="101" office:value-type="float">
            <text:p>101</text:p>
          </table:table-cell>
          <table:table-cell ns41:value-type="float" table:style-name="ce46" office:value="819" office:value-type="float">
            <text:p>819</text:p>
          </table:table-cell>
          <table:table-cell ns41:value-type="float" table:style-name="ce61" office:value="932" office:value-type="float">
            <text:p>9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Koffiebranderijen</text:p>
          </table:table-cell>
          <table:table-cell ns41:value-type="string" table:style-name="ce25" office:value-type="string">
            <text:p>45</text:p>
          </table:table-cell>
          <table:table-cell table:style-name="Default"/>
          <table:table-cell ns41:value-type="float" table:style-name="ce37" office:value="78" office:value-type="float">
            <text:p>78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846" office:value-type="float">
            <text:p>846</text:p>
          </table:table-cell>
          <table:table-cell ns41:value-type="float" table:style-name="ce46" office:value="368" office:value-type="float">
            <text:p>36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93" office:value-type="float">
            <text:p>593</text:p>
          </table:table-cell>
          <table:table-cell ns41:value-type="float" table:style-name="ce46" office:value="231" office:value-type="float">
            <text:p>231</text:p>
          </table:table-cell>
          <table:table-cell ns41:value-type="float" table:style-name="ce46" office:value="1647" office:value-type="float">
            <text:p>1647</text:p>
          </table:table-cell>
          <table:table-cell ns41:value-type="float" table:style-name="ce61" office:value="615" office:value-type="float">
            <text:p>6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Koffiestroopfabr. en sichoreibranderijen</text:p>
          </table:table-cell>
          <table:table-cell ns41:value-type="string" table:style-name="ce25" office:value-type="string">
            <text:p>46</text:p>
          </table:table-cell>
          <table:table-cell table:style-name="Default"/>
          <table:table-cell ns41:value-type="float" table:style-name="ce37" office:value="15" office:value-type="float">
            <text:p>1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9" office:value-type="float">
            <text:p>119</text:p>
          </table:table-cell>
          <table:table-cell ns41:value-type="float" table:style-name="ce61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Azijnfabrieken</text:p>
          </table:table-cell>
          <table:table-cell ns41:value-type="string" table:style-name="ce25" office:value-type="string">
            <text:p>47</text:p>
          </table:table-cell>
          <table:table-cell table:style-name="Default"/>
          <table:table-cell ns41:value-type="float" table:style-name="ce37" office:value="29" office:value-type="float">
            <text:p>2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1" office:value-type="float">
            <text:p>221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343" office:value-type="float">
            <text:p>343</text:p>
          </table:table-cell>
          <table:table-cell ns41:value-type="float" table:style-name="ce61" office:value="43" office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Mosterd- en specerijfabr.</text:p>
          </table:table-cell>
          <table:table-cell ns41:value-type="string" table:style-name="ce25" office:value-type="string">
            <text:p>48</text:p>
          </table:table-cell>
          <table:table-cell table:style-name="Default"/>
          <table:table-cell ns41:value-type="float" table:style-name="ce37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94" office:value-type="float">
            <text:p>194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5" office:value-type="float">
            <text:p>65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18" office:value-type="float">
            <text:p>318</text:p>
          </table:table-cell>
          <table:table-cell ns41:value-type="float" table:style-name="ce61" office:value="55" office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OEDINGS- EN GENOTMIDDELENBEDRIJVEN <text:s text:c="2"/></text:p>
          </table:table-cell>
          <table:table-cell ns41:value-type="string" table:style-name="ce14" office:value-type="string">
            <text:p>17</text:p>
          </table:table-cell>
          <table:table-cell ns41:value-type="string" table:style-name="ce18" office:value-type="string">
            <text:p>Zoutziederijen</text:p>
          </table:table-cell>
          <table:table-cell ns41:value-type="string" table:style-name="ce25" office:value-type="string">
            <text:p>49</text:p>
          </table:table-cell>
          <table:table-cell table:style-name="Default"/>
          <table:table-cell ns41:value-type="float" table:style-name="ce37" office:value="4" office:value-type="float">
            <text:p>4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3" office:value-type="float">
            <text:p>133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1" office:value-type="float">
            <text:p>171</text:p>
          </table:table-cell>
          <table:table-cell ns41:value-type="float" table:style-name="ce61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Akkerbouw en veehouderij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193780" office:value-type="float">
            <text:p>193780</text:p>
          </table:table-cell>
          <table:table-cell ns41:value-type="float" table:style-name="ce46" office:value="12717" office:value-type="float">
            <text:p>1271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8132" office:value-type="float">
            <text:p>78132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975" office:value-type="float">
            <text:p>197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41141" office:value-type="float">
            <text:p>141141</text:p>
          </table:table-cell>
          <table:table-cell ns41:value-type="float" table:style-name="ce46" office:value="11972" office:value-type="float">
            <text:p>11972</text:p>
          </table:table-cell>
          <table:table-cell ns41:value-type="float" table:style-name="ce46" office:value="97284" office:value-type="float">
            <text:p>97284</text:p>
          </table:table-cell>
          <table:table-cell ns41:value-type="float" table:style-name="ce46" office:value="57993" office:value-type="float">
            <text:p>57993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434320" office:value-type="float">
            <text:p>434320</text:p>
          </table:table-cell>
          <table:table-cell ns41:value-type="float" table:style-name="ce61" office:value="160859" office:value-type="float">
            <text:p>1608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Groenten- en ooftteelt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28802" office:value-type="float">
            <text:p>28802</text:p>
          </table:table-cell>
          <table:table-cell ns41:value-type="float" table:style-name="ce46" office:value="895" office:value-type="float">
            <text:p>89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921" office:value-type="float">
            <text:p>2921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39" office:value-type="float">
            <text:p>53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3221" office:value-type="float">
            <text:p>23221</text:p>
          </table:table-cell>
          <table:table-cell ns41:value-type="float" table:style-name="ce46" office:value="264" office:value-type="float">
            <text:p>264</text:p>
          </table:table-cell>
          <table:table-cell ns41:value-type="float" table:style-name="ce46" office:value="10454" office:value-type="float">
            <text:p>10454</text:p>
          </table:table-cell>
          <table:table-cell ns41:value-type="float" table:style-name="ce46" office:value="2269" office:value-type="float">
            <text:p>2269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63082" office:value-type="float">
            <text:p>63082</text:p>
          </table:table-cell>
          <table:table-cell ns41:value-type="float" table:style-name="ce61" office:value="6364" office:value-type="float">
            <text:p>63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Boomkwekerij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1680" office:value-type="float">
            <text:p>1680</text:p>
          </table:table-cell>
          <table:table-cell ns41:value-type="float" table:style-name="ce46" office:value="22" office:value-type="float">
            <text:p>2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7" office:value-type="float">
            <text:p>9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68" office:value-type="float">
            <text:p>2668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18" office:value-type="float">
            <text:p>418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4929" office:value-type="float">
            <text:p>4929</text:p>
          </table:table-cell>
          <table:table-cell ns41:value-type="float" table:style-name="ce61" office:value="138" office:value-type="float">
            <text:p>1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Bloemisterijen, tuinierderij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5972" office:value-type="float">
            <text:p>5972</text:p>
          </table:table-cell>
          <table:table-cell ns41:value-type="float" table:style-name="ce46" office:value="98" office:value-type="float">
            <text:p>9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48" office:value-type="float">
            <text:p>248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19" office:value-type="float">
            <text:p>21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2170" office:value-type="float">
            <text:p>12170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1180" office:value-type="float">
            <text:p>1180</text:p>
          </table:table-cell>
          <table:table-cell ns41:value-type="float" table:style-name="ce46" office:value="146" office:value-type="float">
            <text:p>146</text:p>
          </table:table-cell>
          <table:table-cell ns41:value-type="float" table:style-name="ce46" office:value="143" office:value-type="float">
            <text:p>143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19726" office:value-type="float">
            <text:p>19726</text:p>
          </table:table-cell>
          <table:table-cell ns41:value-type="float" table:style-name="ce61" office:value="583" office:value-type="float">
            <text:p>5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Bloembollencultuur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2680" office:value-type="float">
            <text:p>2680</text:p>
          </table:table-cell>
          <table:table-cell ns41:value-type="float" table:style-name="ce46" office:value="47" office:value-type="float">
            <text:p>4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127" office:value-type="float">
            <text:p>12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7" office:value-type="float">
            <text:p>16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524" office:value-type="float">
            <text:p>5524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950" office:value-type="float">
            <text:p>950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46" office:value="358" office:value-type="float">
            <text:p>358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9806" office:value-type="float">
            <text:p>9806</text:p>
          </table:table-cell>
          <table:table-cell ns41:value-type="float" table:style-name="ce61" office:value="287" office:value-type="float">
            <text:p>2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Zaadteelt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123" office:value-type="float">
            <text:p>123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7" office:value-type="float">
            <text:p>74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044" office:value-type="float">
            <text:p>1044</text:p>
          </table:table-cell>
          <table:table-cell ns41:value-type="float" table:style-name="ce61" office:value="37" office:value-type="float">
            <text:p>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Bosbouw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252" office:value-type="float">
            <text:p>252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2" office:value-type="float">
            <text:p>1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246" office:value-type="float">
            <text:p>5246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439" office:value-type="float">
            <text:p>439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6147" office:value-type="float">
            <text:p>6147</text:p>
          </table:table-cell>
          <table:table-cell ns41:value-type="float" table:style-name="ce61" office:value="115" office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LANDBOUW <text:s text:c="5"/></text:p>
          </table:table-cell>
          <table:table-cell ns41:value-type="float" table:style-name="ce14" office:value="20" office:value-type="float">
            <text:p>20</text:p>
          </table:table-cell>
          <table:table-cell ns41:value-type="string" table:style-name="ce18" office:value-type="string">
            <text:p>Ontginning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20" office:value-type="float">
            <text:p>2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311" office:value-type="float">
            <text:p>13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668" office:value-type="float">
            <text:p>23668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74" office:value-type="float">
            <text:p>974</text:p>
          </table:table-cell>
          <table:table-cell ns41:value-type="float" table:style-name="ce46" office:value="197" office:value-type="float">
            <text:p>197</text:p>
          </table:table-cell>
          <table:table-cell ns41:value-type="float" table:style-name="ce46" office:value="25985" office:value-type="float">
            <text:p>25985</text:p>
          </table:table-cell>
          <table:table-cell ns41:value-type="float" table:style-name="ce61" office:value="213" office:value-type="float">
            <text:p>2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ISSERIJ EN JACHT </text:p>
          </table:table-cell>
          <table:table-cell ns41:value-type="float" table:style-name="ce14" office:value="30" office:value-type="float">
            <text:p>30</text:p>
          </table:table-cell>
          <table:table-cell ns41:value-type="string" table:style-name="ce18" office:value-type="string">
            <text:p>Zee- en kustvisserij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846" office:value-type="float">
            <text:p>846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833" office:value-type="float">
            <text:p>4833</text:p>
          </table:table-cell>
          <table:table-cell ns41:value-type="float" table:style-name="ce46" office:value="279" office:value-type="float">
            <text:p>279</text:p>
          </table:table-cell>
          <table:table-cell ns41:value-type="float" table:style-name="ce46" office:value="217" office:value-type="float">
            <text:p>21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12" office:value-type="float">
            <text:p>212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6207" office:value-type="float">
            <text:p>6207</text:p>
          </table:table-cell>
          <table:table-cell ns41:value-type="float" table:style-name="ce61" office:value="311" office:value-type="float">
            <text:p>3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ISSERIJ EN JACHT </text:p>
          </table:table-cell>
          <table:table-cell ns41:value-type="float" table:style-name="ce14" office:value="30" office:value-type="float">
            <text:p>30</text:p>
          </table:table-cell>
          <table:table-cell ns41:value-type="string" table:style-name="ce18" office:value-type="string">
            <text:p>Zoetwatervisserij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2663" office:value-type="float">
            <text:p>2663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5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33" office:value-type="float">
            <text:p>9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13" office:value-type="float">
            <text:p>513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116" office:value-type="float">
            <text:p>4116</text:p>
          </table:table-cell>
          <table:table-cell ns41:value-type="float" table:style-name="ce61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ISSERIJ EN JACHT </text:p>
          </table:table-cell>
          <table:table-cell ns41:value-type="float" table:style-name="ce14" office:value="30" office:value-type="float">
            <text:p>30</text:p>
          </table:table-cell>
          <table:table-cell ns41:value-type="string" table:style-name="ce18" office:value-type="string">
            <text:p>Oester- en mosselteelt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400" office:value-type="float">
            <text:p>400</text:p>
          </table:table-cell>
          <table:table-cell ns41:value-type="float" table:style-name="ce46" office:value="13" office:value-type="float">
            <text:p>1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office:value="8" table:style-name="ce46" table:number-columns-repeated="2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95" office:value-type="float">
            <text:p>39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32" office:value-type="float">
            <text:p>932</text:p>
          </table:table-cell>
          <table:table-cell ns41:value-type="float" table:style-name="ce61" office:value="28" office:value-type="float">
            <text:p>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ISSERIJ EN JACHT </text:p>
          </table:table-cell>
          <table:table-cell ns41:value-type="float" table:style-name="ce14" office:value="30" office:value-type="float">
            <text:p>30</text:p>
          </table:table-cell>
          <table:table-cell ns41:value-type="string" table:style-name="ce18" office:value-type="string">
            <text:p>Overige visteelt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15" office:value-type="float">
            <text:p>15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61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ISSERIJ EN JACHT </text:p>
          </table:table-cell>
          <table:table-cell ns41:value-type="float" table:style-name="ce14" office:value="30" office:value-type="float">
            <text:p>30</text:p>
          </table:table-cell>
          <table:table-cell ns41:value-type="string" table:style-name="ce18" office:value-type="string">
            <text:p>Jacht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73" office:value-type="float">
            <text:p>73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3" office:value-type="float">
            <text:p>153</text:p>
          </table:table-cell>
          <table:table-cell ns41:value-type="float" table:style-name="ce61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Warenhuizen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70" office:value-type="float">
            <text:p>370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1139" office:value-type="float">
            <text:p>1139</text:p>
          </table:table-cell>
          <table:table-cell ns41:value-type="float" table:style-name="ce46" office:value="287" office:value-type="float">
            <text:p>28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58" office:value-type="float">
            <text:p>1258</text:p>
          </table:table-cell>
          <table:table-cell ns41:value-type="float" table:style-name="ce46" office:value="5290" office:value-type="float">
            <text:p>5290</text:p>
          </table:table-cell>
          <table:table-cell ns41:value-type="float" table:style-name="ce46" office:value="2810" office:value-type="float">
            <text:p>2810</text:p>
          </table:table-cell>
          <table:table-cell ns41:value-type="float" table:style-name="ce61" office:value="5677" office:value-type="float">
            <text:p>56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Huish.art., ijzerwar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8" office:value="2360" office:value-type="float">
            <text:p>2360</text:p>
          </table:table-cell>
          <table:table-cell ns41:value-type="float" table:style-name="ce47" office:value="431" office:value-type="float">
            <text:p>431</text:p>
          </table:table-cell>
          <table:table-cell ns41:value-type="float" office:value="0" table:style-name="ce47" table:number-columns-repeated="2" office:value-type="float">
            <text:p>0</text:p>
          </table:table-cell>
          <table:table-cell ns41:value-type="float" table:style-name="ce47" office:value="1625" office:value-type="float">
            <text:p>1625</text:p>
          </table:table-cell>
          <table:table-cell ns41:value-type="float" table:style-name="ce47" office:value="38" office:value-type="float">
            <text:p>38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278" office:value-type="float">
            <text:p>278</text:p>
          </table:table-cell>
          <table:table-cell ns41:value-type="float" table:style-name="ce47" office:value="24" office:value-type="float">
            <text:p>24</text:p>
          </table:table-cell>
          <table:table-cell ns41:value-type="float" table:style-name="ce47" office:value="309" office:value-type="float">
            <text:p>309</text:p>
          </table:table-cell>
          <table:table-cell ns41:value-type="float" table:style-name="ce47" office:value="19" office:value-type="float">
            <text:p>19</text:p>
          </table:table-cell>
          <table:table-cell ns41:value-type="float" table:style-name="ce47" office:value="289" office:value-type="float">
            <text:p>289</text:p>
          </table:table-cell>
          <table:table-cell ns41:value-type="float" table:style-name="ce47" office:value="580" office:value-type="float">
            <text:p>580</text:p>
          </table:table-cell>
          <table:table-cell ns41:value-type="float" table:style-name="ce47" office:value="975" office:value-type="float">
            <text:p>975</text:p>
          </table:table-cell>
          <table:table-cell ns41:value-type="float" table:style-name="ce47" office:value="1203" office:value-type="float">
            <text:p>1203</text:p>
          </table:table-cell>
          <table:table-cell ns41:value-type="float" table:style-name="ce47" office:value="4249" office:value-type="float">
            <text:p>4249</text:p>
          </table:table-cell>
          <table:table-cell ns41:value-type="float" table:style-name="ce62" office:value="3885" office:value-type="float">
            <text:p>38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Aardewerk, galanterieë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8" office:value="1090" office:value-type="float">
            <text:p>1090</text:p>
          </table:table-cell>
          <table:table-cell ns41:value-type="float" table:style-name="ce47" office:value="282" office:value-type="float">
            <text:p>282</text:p>
          </table:table-cell>
          <table:table-cell ns41:value-type="float" office:value="0" table:style-name="ce47" table:number-columns-repeated="2" office:value-type="float">
            <text:p>0</text:p>
          </table:table-cell>
          <table:table-cell ns41:value-type="float" table:style-name="ce47" office:value="637" office:value-type="float">
            <text:p>637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83" office:value-type="float">
            <text:p>83</text:p>
          </table:table-cell>
          <table:table-cell ns41:value-type="float" table:style-name="ce47" office:value="37" office:value-type="float">
            <text:p>37</text:p>
          </table:table-cell>
          <table:table-cell ns41:value-type="float" table:style-name="ce47" office:value="204" office:value-type="float">
            <text:p>204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144" office:value-type="float">
            <text:p>144</text:p>
          </table:table-cell>
          <table:table-cell ns41:value-type="float" table:style-name="ce47" office:value="247" office:value-type="float">
            <text:p>247</text:p>
          </table:table-cell>
          <table:table-cell ns41:value-type="float" table:style-name="ce47" office:value="235" office:value-type="float">
            <text:p>235</text:p>
          </table:table-cell>
          <table:table-cell ns41:value-type="float" table:style-name="ce47" office:value="1208" office:value-type="float">
            <text:p>1208</text:p>
          </table:table-cell>
          <table:table-cell ns41:value-type="float" table:style-name="ce47" office:value="1770" office:value-type="float">
            <text:p>1770</text:p>
          </table:table-cell>
          <table:table-cell ns41:value-type="float" table:style-name="ce62" office:value="2430" office:value-type="float">
            <text:p>2430</text:p>
          </table:table-cell>
          <table:table-cell table:style-name="ce30"/>
          <table:table-cell table:style-name="ce31" table:number-columns-repeated="3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Speelgoederen, sportartikel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235" office:value-type="float">
            <text:p>235</text:p>
          </table:table-cell>
          <table:table-cell ns41:value-type="float" table:style-name="ce46" office:value="47" office:value-type="float">
            <text:p>4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9" office:value-type="float">
            <text:p>89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186" office:value-type="float">
            <text:p>186</text:p>
          </table:table-cell>
          <table:table-cell ns41:value-type="float" table:style-name="ce46" office:value="410" office:value-type="float">
            <text:p>410</text:p>
          </table:table-cell>
          <table:table-cell ns41:value-type="float" table:style-name="ce61" office:value="375" office:value-type="float">
            <text:p>37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Boeken, schrijfbehoeft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2065" office:value-type="float">
            <text:p>2065</text:p>
          </table:table-cell>
          <table:table-cell ns41:value-type="float" table:style-name="ce46" office:value="460" office:value-type="float">
            <text:p>46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73" office:value-type="float">
            <text:p>873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51" office:value-type="float">
            <text:p>251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505" office:value-type="float">
            <text:p>505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154" office:value-type="float">
            <text:p>154</text:p>
          </table:table-cell>
          <table:table-cell ns41:value-type="float" table:style-name="ce46" office:value="270" office:value-type="float">
            <text:p>270</text:p>
          </table:table-cell>
          <table:table-cell ns41:value-type="float" table:style-name="ce46" office:value="1013" office:value-type="float">
            <text:p>1013</text:p>
          </table:table-cell>
          <table:table-cell ns41:value-type="float" table:style-name="ce46" office:value="2474" office:value-type="float">
            <text:p>2474</text:p>
          </table:table-cell>
          <table:table-cell ns41:value-type="float" table:style-name="ce46" office:value="4059" office:value-type="float">
            <text:p>4059</text:p>
          </table:table-cell>
          <table:table-cell ns41:value-type="float" table:style-name="ce61" office:value="4201" office:value-type="float">
            <text:p>42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Postzegels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119" office:value-type="float">
            <text:p>119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51" office:value-type="float">
            <text:p>151</text:p>
          </table:table-cell>
          <table:table-cell ns41:value-type="float" table:style-name="ce61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Religieuze artikel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41" office:value-type="float">
            <text:p>41</text:p>
          </table:table-cell>
          <table:table-cell ns41:value-type="float" table:style-name="ce46" office:value="30" office:value-type="float">
            <text:p>3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61" office:value="85" office:value-type="float">
            <text:p>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Feestartikel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33" office:value-type="float">
            <text:p>33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61" office:value="41" office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Foto-artikel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87" office:value-type="float">
            <text:p>87</text:p>
          </table:table-cell>
          <table:table-cell ns41:value-type="float" table:style-name="ce46" office:value="22" office:value-type="float">
            <text:p>2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4" office:value-type="float">
            <text:p>15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278" office:value-type="float">
            <text:p>278</text:p>
          </table:table-cell>
          <table:table-cell ns41:value-type="float" table:style-name="ce46" office:value="149" office:value-type="float">
            <text:p>149</text:p>
          </table:table-cell>
          <table:table-cell ns41:value-type="float" table:style-name="ce61" office:value="493" office:value-type="float">
            <text:p>4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Art. voor woninginrichting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1847" office:value-type="float">
            <text:p>1847</text:p>
          </table:table-cell>
          <table:table-cell ns41:value-type="float" table:style-name="ce46" office:value="170" office:value-type="float">
            <text:p>17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67" office:value-type="float">
            <text:p>867</text:p>
          </table:table-cell>
          <table:table-cell ns41:value-type="float" table:style-name="ce46" office:value="88" office:value-type="float">
            <text:p>88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54" office:value-type="float">
            <text:p>354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569" office:value-type="float">
            <text:p>569</text:p>
          </table:table-cell>
          <table:table-cell ns41:value-type="float" table:style-name="ce46" office:value="68" office:value-type="float">
            <text:p>68</text:p>
          </table:table-cell>
          <table:table-cell ns41:value-type="float" table:style-name="ce46" office:value="204" office:value-type="float">
            <text:p>204</text:p>
          </table:table-cell>
          <table:table-cell ns41:value-type="float" table:style-name="ce46" office:value="208" office:value-type="float">
            <text:p>208</text:p>
          </table:table-cell>
          <table:table-cell ns41:value-type="float" table:style-name="ce46" office:value="912" office:value-type="float">
            <text:p>912</text:p>
          </table:table-cell>
          <table:table-cell ns41:value-type="float" table:style-name="ce46" office:value="659" office:value-type="float">
            <text:p>659</text:p>
          </table:table-cell>
          <table:table-cell ns41:value-type="float" table:style-name="ce46" office:value="3974" office:value-type="float">
            <text:p>3974</text:p>
          </table:table-cell>
          <table:table-cell ns41:value-type="float" table:style-name="ce61" office:value="2003" office:value-type="float">
            <text:p>20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Schilderijen, kunstartikel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592" office:value-type="float">
            <text:p>592</text:p>
          </table:table-cell>
          <table:table-cell ns41:value-type="float" table:style-name="ce46" office:value="99" office:value-type="float">
            <text:p>9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0" office:value-type="float">
            <text:p>15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140" office:value-type="float">
            <text:p>140</text:p>
          </table:table-cell>
          <table:table-cell ns41:value-type="float" table:style-name="ce46" office:value="773" office:value-type="float">
            <text:p>773</text:p>
          </table:table-cell>
          <table:table-cell ns41:value-type="float" table:style-name="ce61" office:value="426" office:value-type="float">
            <text:p>4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Lijsten, plat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25" office:value-type="float">
            <text:p>25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61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Kunstnijverheidsartikel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108" office:value-type="float">
            <text:p>108</text:p>
          </table:table-cell>
          <table:table-cell ns41:value-type="float" table:style-name="ce46" office:value="161" office:value-type="float">
            <text:p>16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220" office:value-type="float">
            <text:p>220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64" office:value="511" office:value-type="float">
            <text:p>5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Drogisterij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1982" office:value-type="float">
            <text:p>1982</text:p>
          </table:table-cell>
          <table:table-cell ns41:value-type="float" table:style-name="ce46" office:value="470" office:value-type="float">
            <text:p>47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93" office:value-type="float">
            <text:p>1093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62" office:value-type="float">
            <text:p>162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167" office:value-type="float">
            <text:p>167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80" office:value-type="float">
            <text:p>180</text:p>
          </table:table-cell>
          <table:table-cell ns41:value-type="float" table:style-name="ce46" office:value="349" office:value-type="float">
            <text:p>349</text:p>
          </table:table-cell>
          <table:table-cell ns41:value-type="float" table:style-name="ce46" office:value="501" office:value-type="float">
            <text:p>501</text:p>
          </table:table-cell>
          <table:table-cell ns41:value-type="float" table:style-name="ce46" office:value="749" office:value-type="float">
            <text:p>749</text:p>
          </table:table-cell>
          <table:table-cell ns41:value-type="float" table:style-name="ce46" office:value="3007" office:value-type="float">
            <text:p>3007</text:p>
          </table:table-cell>
          <table:table-cell ns41:value-type="float" table:style-name="ce61" office:value="2727" office:value-type="float">
            <text:p>27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Schoonmaakart., verfwar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160" office:value-type="float">
            <text:p>160</text:p>
          </table:table-cell>
          <table:table-cell ns41:value-type="float" table:style-name="ce46" office:value="44" office:value-type="float">
            <text:p>4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2" office:value-type="float">
            <text:p>21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102" office:value-type="float">
            <text:p>102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327" office:value-type="float">
            <text:p>327</text:p>
          </table:table-cell>
          <table:table-cell ns41:value-type="float" table:style-name="ce61" office:value="345" office:value-type="float">
            <text:p>3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Parfumerieën, toiletartikel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159" office:value-type="float">
            <text:p>159</text:p>
          </table:table-cell>
          <table:table-cell ns41:value-type="float" table:style-name="ce46" office:value="51" office:value-type="float">
            <text:p>5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4" office:value-type="float">
            <text:p>13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334" office:value-type="float">
            <text:p>334</text:p>
          </table:table-cell>
          <table:table-cell ns41:value-type="float" table:style-name="ce46" office:value="227" office:value-type="float">
            <text:p>227</text:p>
          </table:table-cell>
          <table:table-cell ns41:value-type="float" table:style-name="ce61" office:value="598" office:value-type="float">
            <text:p>5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Manufactur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6885" office:value-type="float">
            <text:p>6885</text:p>
          </table:table-cell>
          <table:table-cell ns41:value-type="float" table:style-name="ce46" office:value="2322" office:value-type="float">
            <text:p>232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623" office:value-type="float">
            <text:p>3623</text:p>
          </table:table-cell>
          <table:table-cell ns41:value-type="float" table:style-name="ce46" office:value="97" office:value-type="float">
            <text:p>97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454" office:value-type="float">
            <text:p>454</text:p>
          </table:table-cell>
          <table:table-cell ns41:value-type="float" table:style-name="ce46" office:value="307" office:value-type="float">
            <text:p>307</text:p>
          </table:table-cell>
          <table:table-cell ns41:value-type="float" table:style-name="ce46" office:value="341" office:value-type="float">
            <text:p>341</text:p>
          </table:table-cell>
          <table:table-cell ns41:value-type="float" table:style-name="ce46" office:value="152" office:value-type="float">
            <text:p>152</text:p>
          </table:table-cell>
          <table:table-cell ns41:value-type="float" table:style-name="ce46" office:value="723" office:value-type="float">
            <text:p>723</text:p>
          </table:table-cell>
          <table:table-cell ns41:value-type="float" table:style-name="ce46" office:value="1256" office:value-type="float">
            <text:p>1256</text:p>
          </table:table-cell>
          <table:table-cell ns41:value-type="float" table:style-name="ce46" office:value="1286" office:value-type="float">
            <text:p>1286</text:p>
          </table:table-cell>
          <table:table-cell ns41:value-type="float" table:style-name="ce46" office:value="6247" office:value-type="float">
            <text:p>6247</text:p>
          </table:table-cell>
          <table:table-cell ns41:value-type="float" table:style-name="ce46" office:value="9786" office:value-type="float">
            <text:p>9786</text:p>
          </table:table-cell>
          <table:table-cell ns41:value-type="float" table:style-name="ce61" office:value="13928" office:value-type="float">
            <text:p>139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Dames- en herenconfectie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820" office:value-type="float">
            <text:p>820</text:p>
          </table:table-cell>
          <table:table-cell ns41:value-type="float" table:style-name="ce46" office:value="150" office:value-type="float">
            <text:p>15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49" office:value-type="float">
            <text:p>249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392" office:value-type="float">
            <text:p>392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525" office:value-type="float">
            <text:p>525</text:p>
          </table:table-cell>
          <table:table-cell ns41:value-type="float" table:style-name="ce46" office:value="160" office:value-type="float">
            <text:p>160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86" office:value-type="float">
            <text:p>86</text:p>
          </table:table-cell>
          <table:table-cell ns41:value-type="float" table:style-name="ce46" office:value="1318" office:value-type="float">
            <text:p>1318</text:p>
          </table:table-cell>
          <table:table-cell ns41:value-type="float" table:style-name="ce46" office:value="3525" office:value-type="float">
            <text:p>3525</text:p>
          </table:table-cell>
          <table:table-cell ns41:value-type="float" table:style-name="ce46" office:value="3259" office:value-type="float">
            <text:p>3259</text:p>
          </table:table-cell>
          <table:table-cell ns41:value-type="float" table:style-name="ce61" office:value="4328" office:value-type="float">
            <text:p>43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Herenmode-artikelen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477" office:value-type="float">
            <text:p>477</text:p>
          </table:table-cell>
          <table:table-cell ns41:value-type="float" table:style-name="ce46" office:value="127" office:value-type="float">
            <text:p>12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4" office:value-type="float">
            <text:p>174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193" office:value-type="float">
            <text:p>193</text:p>
          </table:table-cell>
          <table:table-cell ns41:value-type="float" table:style-name="ce46" office:value="389" office:value-type="float">
            <text:p>389</text:p>
          </table:table-cell>
          <table:table-cell ns41:value-type="float" table:style-name="ce46" office:value="840" office:value-type="float">
            <text:p>840</text:p>
          </table:table-cell>
          <table:table-cell ns41:value-type="float" table:style-name="ce61" office:value="774" office:value-type="float">
            <text:p>7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Pelterijen, bont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38" office:value-type="float">
            <text:p>38</text:p>
          </table:table-cell>
          <table:table-cell ns41:value-type="float" table:style-name="ce46" office:value="12" office:value-type="float">
            <text:p>1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3" table:style-name="ce46" table:number-columns-repeated="2" office:value-type="float">
            <text:p>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61" office:value="103" office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Dameshoeden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176" office:value-type="float">
            <text:p>176</text:p>
          </table:table-cell>
          <table:table-cell ns41:value-type="float" table:style-name="ce46" office:value="286" office:value-type="float">
            <text:p>28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8" office:value-type="float">
            <text:p>15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455" office:value-type="float">
            <text:p>455</text:p>
          </table:table-cell>
          <table:table-cell ns41:value-type="float" table:style-name="ce46" office:value="228" office:value-type="float">
            <text:p>228</text:p>
          </table:table-cell>
          <table:table-cell ns41:value-type="float" table:style-name="ce61" office:value="1058" office:value-type="float">
            <text:p>10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Schoenen</text:p>
          </table:table-cell>
          <table:table-cell ns41:value-type="string" table:style-name="ce25" office:value-type="string">
            <text:p>22</text:p>
          </table:table-cell>
          <table:table-cell table:style-name="Default"/>
          <table:table-cell ns41:value-type="float" table:style-name="ce37" office:value="1219" office:value-type="float">
            <text:p>1219</text:p>
          </table:table-cell>
          <table:table-cell ns41:value-type="float" table:style-name="ce46" office:value="295" office:value-type="float">
            <text:p>29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42" office:value-type="float">
            <text:p>1042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52" office:value-type="float">
            <text:p>452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93" office:value-type="float">
            <text:p>93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88" office:value-type="float">
            <text:p>188</text:p>
          </table:table-cell>
          <table:table-cell ns41:value-type="float" table:style-name="ce46" office:value="413" office:value-type="float">
            <text:p>413</text:p>
          </table:table-cell>
          <table:table-cell ns41:value-type="float" table:style-name="ce46" office:value="449" office:value-type="float">
            <text:p>449</text:p>
          </table:table-cell>
          <table:table-cell ns41:value-type="float" table:style-name="ce46" office:value="2163" office:value-type="float">
            <text:p>2163</text:p>
          </table:table-cell>
          <table:table-cell ns41:value-type="float" table:style-name="ce46" office:value="2430" office:value-type="float">
            <text:p>2430</text:p>
          </table:table-cell>
          <table:table-cell ns41:value-type="float" table:style-name="ce61" office:value="3996" office:value-type="float">
            <text:p>39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Lederwaren</text:p>
          </table:table-cell>
          <table:table-cell ns41:value-type="string" table:style-name="ce25" office:value-type="string">
            <text:p>23</text:p>
          </table:table-cell>
          <table:table-cell table:style-name="Default"/>
          <table:table-cell ns41:value-type="float" table:style-name="ce37" office:value="275" office:value-type="float">
            <text:p>275</text:p>
          </table:table-cell>
          <table:table-cell ns41:value-type="float" table:style-name="ce46" office:value="69" office:value-type="float">
            <text:p>6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2" office:value-type="float">
            <text:p>17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88" office:value-type="float">
            <text:p>88</text:p>
          </table:table-cell>
          <table:table-cell ns41:value-type="float" table:style-name="ce46" office:value="292" office:value-type="float">
            <text:p>292</text:p>
          </table:table-cell>
          <table:table-cell ns41:value-type="float" table:style-name="ce46" office:value="464" office:value-type="float">
            <text:p>464</text:p>
          </table:table-cell>
          <table:table-cell ns41:value-type="float" table:style-name="ce61" office:value="618" office:value-type="float">
            <text:p>6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Electrotechnische artikelen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741" office:value-type="float">
            <text:p>741</text:p>
          </table:table-cell>
          <table:table-cell ns41:value-type="float" table:style-name="ce46" office:value="91" office:value-type="float">
            <text:p>9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33" office:value-type="float">
            <text:p>93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01" office:value-type="float">
            <text:p>10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19" office:value-type="float">
            <text:p>119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157" office:value-type="float">
            <text:p>157</text:p>
          </table:table-cell>
          <table:table-cell ns41:value-type="float" table:style-name="ce46" office:value="214" office:value-type="float">
            <text:p>214</text:p>
          </table:table-cell>
          <table:table-cell ns41:value-type="float" table:style-name="ce46" office:value="299" office:value-type="float">
            <text:p>299</text:p>
          </table:table-cell>
          <table:table-cell ns41:value-type="float" table:style-name="ce46" office:value="1240" office:value-type="float">
            <text:p>1240</text:p>
          </table:table-cell>
          <table:table-cell ns41:value-type="float" table:style-name="ce61" office:value="1515" office:value-type="float">
            <text:p>15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Rijwielen</text:p>
          </table:table-cell>
          <table:table-cell ns41:value-type="string" table:style-name="ce25" office:value-type="string">
            <text:p>25</text:p>
          </table:table-cell>
          <table:table-cell table:style-name="Default"/>
          <table:table-cell ns41:value-type="float" table:style-name="ce37" office:value="659" office:value-type="float">
            <text:p>659</text:p>
          </table:table-cell>
          <table:table-cell ns41:value-type="float" table:style-name="ce46" office:value="97" office:value-type="float">
            <text:p>9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07" office:value-type="float">
            <text:p>50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133" office:value-type="float">
            <text:p>133</text:p>
          </table:table-cell>
          <table:table-cell ns41:value-type="float" table:style-name="ce46" office:value="100" office:value-type="float">
            <text:p>100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841" office:value-type="float">
            <text:p>841</text:p>
          </table:table-cell>
          <table:table-cell ns41:value-type="float" table:style-name="ce61" office:value="789" office:value-type="float">
            <text:p>78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Muziekinstrument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255" office:value-type="float">
            <text:p>255</text:p>
          </table:table-cell>
          <table:table-cell ns41:value-type="float" table:style-name="ce46" office:value="27" office:value-type="float">
            <text:p>2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80" office:value-type="float">
            <text:p>180</text:p>
          </table:table-cell>
          <table:table-cell ns41:value-type="float" table:style-name="ce46" office:value="90" office:value-type="float">
            <text:p>90</text:p>
          </table:table-cell>
          <table:table-cell ns41:value-type="float" table:style-name="ce46" office:value="554" office:value-type="float">
            <text:p>554</text:p>
          </table:table-cell>
          <table:table-cell ns41:value-type="float" table:style-name="ce61" office:value="216" office:value-type="float">
            <text:p>2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Art. voor kantoorinrichting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40" office:value-type="float">
            <text:p>40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61" office:value="63" office:value-type="float">
            <text:p>6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Naaimachines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7" office:value="80" office:value-type="float">
            <text:p>80</text:p>
          </table:table-cell>
          <table:table-cell ns41:value-type="float" table:style-name="ce46" office:value="11" office:value-type="float">
            <text:p>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61" office:value="139" office:value-type="float">
            <text:p>1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Optische en medische art.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99" office:value-type="float">
            <text:p>99</text:p>
          </table:table-cell>
          <table:table-cell ns41:value-type="float" table:style-name="ce46" office:value="18" office:value-type="float">
            <text:p>1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191" office:value-type="float">
            <text:p>191</text:p>
          </table:table-cell>
          <table:table-cell ns41:value-type="float" table:style-name="ce61" office:value="203" office:value-type="float">
            <text:p>2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Uurwerken</text:p>
          </table:table-cell>
          <table:table-cell ns41:value-type="string" table:style-name="ce25" office:value-type="string">
            <text:p>30</text:p>
          </table:table-cell>
          <table:table-cell table:style-name="Default"/>
          <table:table-cell ns41:value-type="float" table:style-name="ce37" office:value="99" office:value-type="float">
            <text:p>99</text:p>
          </table:table-cell>
          <table:table-cell ns41:value-type="float" table:style-name="ce46" office:value="56" office:value-type="float">
            <text:p>5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35" office:value-type="float">
            <text:p>23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72" office:value-type="float">
            <text:p>72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61" office:value="420" office:value-type="float">
            <text:p>4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Goud, zilver, edelstenen</text:p>
          </table:table-cell>
          <table:table-cell ns41:value-type="string" table:style-name="ce25" office:value-type="string">
            <text:p>31</text:p>
          </table:table-cell>
          <table:table-cell table:style-name="Default"/>
          <table:table-cell ns41:value-type="float" table:style-name="ce37" office:value="384" office:value-type="float">
            <text:p>384</text:p>
          </table:table-cell>
          <table:table-cell ns41:value-type="float" table:style-name="ce46" office:value="87" office:value-type="float">
            <text:p>8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67" office:value-type="float">
            <text:p>267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484" office:value-type="float">
            <text:p>484</text:p>
          </table:table-cell>
          <table:table-cell ns41:value-type="float" table:style-name="ce46" office:value="620" office:value-type="float">
            <text:p>620</text:p>
          </table:table-cell>
          <table:table-cell ns41:value-type="float" table:style-name="ce61" office:value="937" office:value-type="float">
            <text:p>9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Broodfabr., -bakkerijen</text:p>
          </table:table-cell>
          <table:table-cell ns41:value-type="string" table:style-name="ce25" office:value-type="string">
            <text:p>32</text:p>
          </table:table-cell>
          <table:table-cell table:style-name="Default"/>
          <table:table-cell ns41:value-type="float" table:style-name="ce37" office:value="165" office:value-type="float">
            <text:p>165</text:p>
          </table:table-cell>
          <table:table-cell ns41:value-type="float" table:style-name="ce46" office:value="418" office:value-type="float">
            <text:p>41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055" office:value-type="float">
            <text:p>605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0" office:value-type="float">
            <text:p>130</text:p>
          </table:table-cell>
          <table:table-cell ns41:value-type="float" table:style-name="ce46" office:value="457" office:value-type="float">
            <text:p>457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2339" office:value-type="float">
            <text:p>2339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3103" office:value-type="float">
            <text:p>3103</text:p>
          </table:table-cell>
          <table:table-cell ns41:value-type="float" table:style-name="ce46" office:value="405" office:value-type="float">
            <text:p>405</text:p>
          </table:table-cell>
          <table:table-cell ns41:value-type="float" table:style-name="ce61" office:value="12401" office:value-type="float">
            <text:p>124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Banket, chocolade</text:p>
          </table:table-cell>
          <table:table-cell ns41:value-type="string" table:style-name="ce25" office:value-type="string">
            <text:p>33</text:p>
          </table:table-cell>
          <table:table-cell table:style-name="Default"/>
          <table:table-cell ns41:value-type="float" table:style-name="ce37" office:value="376" office:value-type="float">
            <text:p>376</text:p>
          </table:table-cell>
          <table:table-cell ns41:value-type="float" table:style-name="ce46" office:value="255" office:value-type="float">
            <text:p>25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63" office:value-type="float">
            <text:p>136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454" office:value-type="float">
            <text:p>454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331" office:value-type="float">
            <text:p>331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2963" office:value-type="float">
            <text:p>2963</text:p>
          </table:table-cell>
          <table:table-cell ns41:value-type="float" table:style-name="ce46" office:value="520" office:value-type="float">
            <text:p>520</text:p>
          </table:table-cell>
          <table:table-cell ns41:value-type="float" table:style-name="ce61" office:value="5383" office:value-type="float">
            <text:p>53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Kruidenierswaren</text:p>
          </table:table-cell>
          <table:table-cell ns41:value-type="string" table:style-name="ce25" office:value-type="string">
            <text:p>34</text:p>
          </table:table-cell>
          <table:table-cell table:style-name="Default"/>
          <table:table-cell ns41:value-type="float" table:style-name="ce37" office:value="16839" office:value-type="float">
            <text:p>16839</text:p>
          </table:table-cell>
          <table:table-cell ns41:value-type="float" table:style-name="ce46" office:value="4342" office:value-type="float">
            <text:p>434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196" office:value-type="float">
            <text:p>12196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094" office:value-type="float">
            <text:p>2094</text:p>
          </table:table-cell>
          <table:table-cell ns41:value-type="float" table:style-name="ce46" office:value="362" office:value-type="float">
            <text:p>362</text:p>
          </table:table-cell>
          <table:table-cell ns41:value-type="float" table:style-name="ce46" office:value="1447" office:value-type="float">
            <text:p>1447</text:p>
          </table:table-cell>
          <table:table-cell ns41:value-type="float" table:style-name="ce46" office:value="93" office:value-type="float">
            <text:p>93</text:p>
          </table:table-cell>
          <table:table-cell ns41:value-type="float" table:style-name="ce46" office:value="2672" office:value-type="float">
            <text:p>2672</text:p>
          </table:table-cell>
          <table:table-cell ns41:value-type="float" table:style-name="ce46" office:value="5204" office:value-type="float">
            <text:p>5204</text:p>
          </table:table-cell>
          <table:table-cell ns41:value-type="float" table:style-name="ce46" office:value="5798" office:value-type="float">
            <text:p>5798</text:p>
          </table:table-cell>
          <table:table-cell ns41:value-type="float" table:style-name="ce46" office:value="9345" office:value-type="float">
            <text:p>9345</text:p>
          </table:table-cell>
          <table:table-cell ns41:value-type="float" table:style-name="ce46" office:value="28902" office:value-type="float">
            <text:p>28902</text:p>
          </table:table-cell>
          <table:table-cell ns41:value-type="float" table:style-name="ce61" office:value="31545" office:value-type="float">
            <text:p>315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Koffie en thee</text:p>
          </table:table-cell>
          <table:table-cell ns41:value-type="string" table:style-name="ce25" office:value-type="string">
            <text:p>35</text:p>
          </table:table-cell>
          <table:table-cell table:style-name="Default"/>
          <table:table-cell ns41:value-type="float" table:style-name="ce37" office:value="29" office:value-type="float">
            <text:p>29</text:p>
          </table:table-cell>
          <table:table-cell ns41:value-type="float" table:style-name="ce46" office:value="11" office:value-type="float">
            <text:p>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61" office:value="73" office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Grutterswaren</text:p>
          </table:table-cell>
          <table:table-cell ns41:value-type="string" table:style-name="ce25" office:value-type="string">
            <text:p>36</text:p>
          </table:table-cell>
          <table:table-cell table:style-name="Default"/>
          <table:table-cell ns41:value-type="float" table:style-name="ce37" office:value="49" office:value-type="float">
            <text:p>49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4" office:value-type="float">
            <text:p>2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office:value="3" table:style-name="ce46" table:number-columns-repeated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5" table:style-name="ce46" table:number-columns-repeated="2" office:value-type="float">
            <text:p>5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61" office:value-type="float">
            <text:p>61</text:p>
          </table:table-cell>
          <table:table-cell ns41:value-type="float" table:style-name="ce61" office:value="54" office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Zuivelproducten</text:p>
          </table:table-cell>
          <table:table-cell ns41:value-type="string" table:style-name="ce25" office:value-type="string">
            <text:p>37</text:p>
          </table:table-cell>
          <table:table-cell table:style-name="Default"/>
          <table:table-cell ns41:value-type="float" table:style-name="ce37" office:value="4005" office:value-type="float">
            <text:p>4005</text:p>
          </table:table-cell>
          <table:table-cell ns41:value-type="float" table:style-name="ce46" office:value="380" office:value-type="float">
            <text:p>38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350" office:value-type="float">
            <text:p>335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6" office:value-type="float">
            <text:p>136</text:p>
          </table:table-cell>
          <table:table-cell ns41:value-type="float" table:style-name="ce46" office:value="241" office:value-type="float">
            <text:p>241</text:p>
          </table:table-cell>
          <table:table-cell ns41:value-type="float" table:style-name="ce46" office:value="424" office:value-type="float">
            <text:p>424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438" office:value-type="float">
            <text:p>438</text:p>
          </table:table-cell>
          <table:table-cell ns41:value-type="float" table:style-name="ce46" office:value="872" office:value-type="float">
            <text:p>872</text:p>
          </table:table-cell>
          <table:table-cell ns41:value-type="float" table:style-name="ce46" office:value="126" office:value-type="float">
            <text:p>126</text:p>
          </table:table-cell>
          <table:table-cell ns41:value-type="float" table:style-name="ce46" office:value="714" office:value-type="float">
            <text:p>714</text:p>
          </table:table-cell>
          <table:table-cell ns41:value-type="float" table:style-name="ce46" office:value="5129" office:value-type="float">
            <text:p>5129</text:p>
          </table:table-cell>
          <table:table-cell ns41:value-type="float" table:style-name="ce61" office:value="5574" office:value-type="float">
            <text:p>55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Groenten, fruit</text:p>
          </table:table-cell>
          <table:table-cell ns41:value-type="string" table:style-name="ce25" office:value-type="string">
            <text:p>38</text:p>
          </table:table-cell>
          <table:table-cell table:style-name="Default"/>
          <table:table-cell ns41:value-type="float" table:style-name="ce37" office:value="7055" office:value-type="float">
            <text:p>7055</text:p>
          </table:table-cell>
          <table:table-cell ns41:value-type="float" table:style-name="ce46" office:value="402" office:value-type="float">
            <text:p>40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701" office:value-type="float">
            <text:p>470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744" office:value-type="float">
            <text:p>744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280" office:value-type="float">
            <text:p>1280</text:p>
          </table:table-cell>
          <table:table-cell ns41:value-type="float" table:style-name="ce46" office:value="1167" office:value-type="float">
            <text:p>1167</text:p>
          </table:table-cell>
          <table:table-cell ns41:value-type="float" table:style-name="ce46" office:value="884" office:value-type="float">
            <text:p>884</text:p>
          </table:table-cell>
          <table:table-cell ns41:value-type="float" table:style-name="ce46" office:value="556" office:value-type="float">
            <text:p>556</text:p>
          </table:table-cell>
          <table:table-cell ns41:value-type="float" table:style-name="ce46" office:value="10062" office:value-type="float">
            <text:p>10062</text:p>
          </table:table-cell>
          <table:table-cell ns41:value-type="float" table:style-name="ce61" office:value="6857" office:value-type="float">
            <text:p>68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Slagerijen</text:p>
          </table:table-cell>
          <table:table-cell ns41:value-type="string" table:style-name="ce25" office:value-type="string">
            <text:p>39</text:p>
          </table:table-cell>
          <table:table-cell table:style-name="Default"/>
          <table:table-cell ns41:value-type="float" table:style-name="ce37" office:value="10278" office:value-type="float">
            <text:p>10278</text:p>
          </table:table-cell>
          <table:table-cell ns41:value-type="float" table:style-name="ce46" office:value="334" office:value-type="float">
            <text:p>33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842" office:value-type="float">
            <text:p>3842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38" office:value-type="float">
            <text:p>43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565" office:value-type="float">
            <text:p>6565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2183" office:value-type="float">
            <text:p>2183</text:p>
          </table:table-cell>
          <table:table-cell ns41:value-type="float" table:style-name="ce46" office:value="1002" office:value-type="float">
            <text:p>1002</text:p>
          </table:table-cell>
          <table:table-cell ns41:value-type="float" table:style-name="ce46" office:value="143" office:value-type="float">
            <text:p>143</text:p>
          </table:table-cell>
          <table:table-cell ns41:value-type="float" table:style-name="ce46" office:value="390" office:value-type="float">
            <text:p>390</text:p>
          </table:table-cell>
          <table:table-cell ns41:value-type="float" table:style-name="ce46" office:value="19631" office:value-type="float">
            <text:p>19631</text:p>
          </table:table-cell>
          <table:table-cell ns41:value-type="float" table:style-name="ce61" office:value="5613" office:value-type="float">
            <text:p>56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Wild, gevogelte</text:p>
          </table:table-cell>
          <table:table-cell ns41:value-type="string" table:style-name="ce25" office:value-type="string">
            <text:p>40</text:p>
          </table:table-cell>
          <table:table-cell table:style-name="Default"/>
          <table:table-cell ns41:value-type="float" table:style-name="ce37" office:value="429" office:value-type="float">
            <text:p>429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7" office:value-type="float">
            <text:p>15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666" office:value-type="float">
            <text:p>666</text:p>
          </table:table-cell>
          <table:table-cell ns41:value-type="float" table:style-name="ce61" office:value="108" office:value-type="float">
            <text:p>1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Vis</text:p>
          </table:table-cell>
          <table:table-cell ns41:value-type="string" table:style-name="ce25" office:value-type="string">
            <text:p>41</text:p>
          </table:table-cell>
          <table:table-cell table:style-name="Default"/>
          <table:table-cell ns41:value-type="float" table:style-name="ce37" office:value="1352" office:value-type="float">
            <text:p>1352</text:p>
          </table:table-cell>
          <table:table-cell ns41:value-type="float" table:style-name="ce46" office:value="97" office:value-type="float">
            <text:p>9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46" office:value-type="float">
            <text:p>74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77" office:value-type="float">
            <text:p>177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00" office:value-type="float">
            <text:p>200</text:p>
          </table:table-cell>
          <table:table-cell ns41:value-type="float" table:style-name="ce46" office:value="195" office:value-type="float">
            <text:p>195</text:p>
          </table:table-cell>
          <table:table-cell ns41:value-type="float" table:style-name="ce46" office:value="321" office:value-type="float">
            <text:p>321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2078" office:value-type="float">
            <text:p>2078</text:p>
          </table:table-cell>
          <table:table-cell ns41:value-type="float" table:style-name="ce61" office:value="1152" office:value-type="float">
            <text:p>1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Wijnen, gedistilleerd</text:p>
          </table:table-cell>
          <table:table-cell ns41:value-type="string" table:style-name="ce25" office:value-type="string">
            <text:p>42</text:p>
          </table:table-cell>
          <table:table-cell table:style-name="Default"/>
          <table:table-cell ns41:value-type="float" table:style-name="ce37" office:value="560" office:value-type="float">
            <text:p>560</text:p>
          </table:table-cell>
          <table:table-cell ns41:value-type="float" table:style-name="ce46" office:value="123" office:value-type="float">
            <text:p>12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67" office:value-type="float">
            <text:p>26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43" office:value-type="float">
            <text:p>243</text:p>
          </table:table-cell>
          <table:table-cell ns41:value-type="float" table:style-name="ce46" office:value="72" office:value-type="float">
            <text:p>72</text:p>
          </table:table-cell>
          <table:table-cell ns41:value-type="float" table:style-name="ce46" office:value="110" office:value-type="float">
            <text:p>11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125" office:value-type="float">
            <text:p>125</text:p>
          </table:table-cell>
          <table:table-cell ns41:value-type="float" table:style-name="ce46" office:value="1081" office:value-type="float">
            <text:p>1081</text:p>
          </table:table-cell>
          <table:table-cell ns41:value-type="float" table:style-name="ce61" office:value="653" office:value-type="float">
            <text:p>6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Sigarenfabrieken</text:p>
          </table:table-cell>
          <table:table-cell ns41:value-type="string" table:style-name="ce25" office:value-type="string">
            <text:p>43</text:p>
          </table:table-cell>
          <table:table-cell table:style-name="Default"/>
          <table:table-cell ns41:value-type="float" table:style-name="ce37" office:value="4527" office:value-type="float">
            <text:p>4527</text:p>
          </table:table-cell>
          <table:table-cell ns41:value-type="float" table:style-name="ce46" office:value="1211" office:value-type="float">
            <text:p>12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060" office:value-type="float">
            <text:p>306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9" office:value="0" office:value-type="float">
            <text:p>0</text:p>
          </table:table-cell>
          <table:table-cell ns41:value-type="float" table:style-name="ce46" office:value="115" office:value-type="float">
            <text:p>115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6" office:value="128" office:value-type="float">
            <text:p>128</text:p>
          </table:table-cell>
          <table:table-cell ns41:value-type="float" table:style-name="ce46" office:value="554" office:value-type="float">
            <text:p>554</text:p>
          </table:table-cell>
          <table:table-cell ns41:value-type="float" table:style-name="ce46" office:value="137" office:value-type="float">
            <text:p>137</text:p>
          </table:table-cell>
          <table:table-cell ns41:value-type="float" table:style-name="ce46" office:value="191" office:value-type="float">
            <text:p>191</text:p>
          </table:table-cell>
          <table:table-cell ns41:value-type="float" table:style-name="ce46" office:value="4926" office:value-type="float">
            <text:p>4926</text:p>
          </table:table-cell>
          <table:table-cell ns41:value-type="float" table:style-name="ce61" office:value="5055" office:value-type="float">
            <text:p>50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Bloemen</text:p>
          </table:table-cell>
          <table:table-cell ns41:value-type="string" table:style-name="ce25" office:value-type="string">
            <text:p>44</text:p>
          </table:table-cell>
          <table:table-cell table:style-name="Default"/>
          <table:table-cell ns41:value-type="float" table:style-name="ce37" office:value="1545" office:value-type="float">
            <text:p>1545</text:p>
          </table:table-cell>
          <table:table-cell ns41:value-type="float" table:style-name="ce46" office:value="148" office:value-type="float">
            <text:p>14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05" office:value-type="float">
            <text:p>905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776" office:value-type="float">
            <text:p>776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197" office:value-type="float">
            <text:p>197</text:p>
          </table:table-cell>
          <table:table-cell ns41:value-type="float" table:style-name="ce46" office:value="196" office:value-type="float">
            <text:p>196</text:p>
          </table:table-cell>
          <table:table-cell ns41:value-type="float" table:style-name="ce54" office:value="221" office:value-type="float">
            <text:p>221</text:p>
          </table:table-cell>
          <table:table-cell ns41:value-type="float" table:style-name="ce54" office:value="263" office:value-type="float">
            <text:p>263</text:p>
          </table:table-cell>
          <table:table-cell ns41:value-type="float" table:style-name="ce54" office:value="2798" office:value-type="float">
            <text:p>2798</text:p>
          </table:table-cell>
          <table:table-cell ns41:value-type="float" table:style-name="ce61" office:value="1602" office:value-type="float">
            <text:p>16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Levende dieren</text:p>
          </table:table-cell>
          <table:table-cell ns41:value-type="string" table:style-name="ce25" office:value-type="string">
            <text:p>45</text:p>
          </table:table-cell>
          <table:table-cell table:style-name="Default"/>
          <table:table-cell ns41:value-type="float" table:style-name="ce37" office:value="228" office:value-type="float">
            <text:p>228</text:p>
          </table:table-cell>
          <table:table-cell ns41:value-type="float" table:style-name="ce46" office:value="15" office:value-type="float">
            <text:p>1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6" office:value-type="float">
            <text:p>9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11" table:style-name="ce46" table:number-columns-repeated="2" office:value-type="float">
            <text:p>11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73" office:value-type="float">
            <text:p>273</text:p>
          </table:table-cell>
          <table:table-cell ns41:value-type="float" table:style-name="ce61" office:value="132" office:value-type="float">
            <text:p>1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Snoepgoed</text:p>
          </table:table-cell>
          <table:table-cell ns41:value-type="string" table:style-name="ce25" office:value-type="string">
            <text:p>46</text:p>
          </table:table-cell>
          <table:table-cell table:style-name="Default"/>
          <table:table-cell ns41:value-type="float" table:style-name="ce37" office:value="16" office:value-type="float">
            <text:p>16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7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61" office:value="46" office:value-type="float">
            <text:p>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Waterstokerijen</text:p>
          </table:table-cell>
          <table:table-cell ns41:value-type="string" table:style-name="ce25" office:value-type="string">
            <text:p>47</text:p>
          </table:table-cell>
          <table:table-cell table:style-name="Default"/>
          <table:table-cell ns41:value-type="float" table:style-name="ce37" office:value="463" office:value-type="float">
            <text:p>463</text:p>
          </table:table-cell>
          <table:table-cell ns41:value-type="float" table:style-name="ce46" office:value="19" office:value-type="float">
            <text:p>1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53" office:value-type="float">
            <text:p>25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506" office:value-type="float">
            <text:p>506</text:p>
          </table:table-cell>
          <table:table-cell ns41:value-type="float" table:style-name="ce61" office:value="326" office:value-type="float">
            <text:p>3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Uitdragerijen</text:p>
          </table:table-cell>
          <table:table-cell ns41:value-type="string" table:style-name="ce25" office:value-type="string">
            <text:p>48</text:p>
          </table:table-cell>
          <table:table-cell table:style-name="Default"/>
          <table:table-cell ns41:value-type="float" table:style-name="ce37" office:value="306" office:value-type="float">
            <text:p>306</text:p>
          </table:table-cell>
          <table:table-cell ns41:value-type="float" table:style-name="ce46" office:value="53" office:value-type="float">
            <text:p>5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7" office:value-type="float">
            <text:p>13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383" office:value-type="float">
            <text:p>383</text:p>
          </table:table-cell>
          <table:table-cell ns41:value-type="float" table:style-name="ce61" office:value="220" office:value-type="float">
            <text:p>2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WINKELS <text:s/></text:p>
          </table:table-cell>
          <table:table-cell ns41:value-type="float" table:style-name="ce14" office:value="40" office:value-type="float">
            <text:p>40</text:p>
          </table:table-cell>
          <table:table-cell ns41:value-type="string" table:style-name="ce18" office:value-type="string">
            <text:p>N.e.g. artikelen</text:p>
          </table:table-cell>
          <table:table-cell ns41:value-type="string" table:style-name="ce25" office:value-type="string">
            <text:p>49</text:p>
          </table:table-cell>
          <table:table-cell table:style-name="Default"/>
          <table:table-cell ns41:value-type="float" table:style-name="ce37" office:value="92" office:value-type="float">
            <text:p>92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9" office:value-type="float">
            <text:p>3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16" table:style-name="ce46" table:number-columns-repeated="2" office:value-type="float">
            <text:p>16</text:p>
          </table:table-cell>
          <table:table-cell ns41:value-type="float" table:style-name="ce46" office:value="77" office:value-type="float">
            <text:p>77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217" office:value-type="float">
            <text:p>217</text:p>
          </table:table-cell>
          <table:table-cell ns41:value-type="float" table:style-name="ce61" office:value="99" office:value-type="float">
            <text:p>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Aardewerk, glas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193" office:value-type="float">
            <text:p>193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2" office:value-type="float">
            <text:p>12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5" office:value-type="float">
            <text:p>145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503" office:value-type="float">
            <text:p>503</text:p>
          </table:table-cell>
          <table:table-cell ns41:value-type="float" table:style-name="ce61" office:value="61" office:value-type="float">
            <text:p>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Glas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257" office:value-type="float">
            <text:p>257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98" office:value-type="float">
            <text:p>49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66" office:value-type="float">
            <text:p>266</text:p>
          </table:table-cell>
          <table:table-cell ns41:value-type="float" table:style-name="ce46" office:value="103" office:value-type="float">
            <text:p>103</text:p>
          </table:table-cell>
          <table:table-cell ns41:value-type="float" table:style-name="ce46" office:value="1139" office:value-type="float">
            <text:p>1139</text:p>
          </table:table-cell>
          <table:table-cell ns41:value-type="float" table:style-name="ce61" office:value="139" office:value-type="float">
            <text:p>1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Huishoudelijke art., galanterieën, parfumerieë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3681" office:value-type="float">
            <text:p>3681</text:p>
          </table:table-cell>
          <table:table-cell ns41:value-type="float" table:style-name="ce46" office:value="150" office:value-type="float">
            <text:p>15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47" office:value-type="float">
            <text:p>747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196" office:value-type="float">
            <text:p>196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1335" office:value-type="float">
            <text:p>1335</text:p>
          </table:table-cell>
          <table:table-cell ns41:value-type="float" table:style-name="ce46" office:value="401" office:value-type="float">
            <text:p>401</text:p>
          </table:table-cell>
          <table:table-cell ns41:value-type="float" table:style-name="ce46" office:value="6119" office:value-type="float">
            <text:p>6119</text:p>
          </table:table-cell>
          <table:table-cell ns41:value-type="float" table:style-name="ce61" office:value="781" office:value-type="float">
            <text:p>78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Edelstenen, edele metal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288" office:value-type="float">
            <text:p>288</text:p>
          </table:table-cell>
          <table:table-cell ns41:value-type="float" table:style-name="ce46" office:value="11" office:value-type="float">
            <text:p>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03" office:value-type="float">
            <text:p>203</text:p>
          </table:table-cell>
          <table:table-cell ns41:value-type="float" table:style-name="ce46" office:value="109" office:value-type="float">
            <text:p>109</text:p>
          </table:table-cell>
          <table:table-cell ns41:value-type="float" table:style-name="ce46" office:value="558" office:value-type="float">
            <text:p>558</text:p>
          </table:table-cell>
          <table:table-cell ns41:value-type="float" table:style-name="ce61" office:value="143" office:value-type="float">
            <text:p>1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Tijdschriften, courant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371" office:value-type="float">
            <text:p>371</text:p>
          </table:table-cell>
          <table:table-cell ns41:value-type="float" table:style-name="ce46" office:value="12" office:value-type="float">
            <text:p>1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33" office:value-type="float">
            <text:p>23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46" office:value="392" office:value-type="float">
            <text:p>392</text:p>
          </table:table-cell>
          <table:table-cell ns41:value-type="float" table:style-name="ce46" office:value="153" office:value-type="float">
            <text:p>153</text:p>
          </table:table-cell>
          <table:table-cell ns41:value-type="float" table:style-name="ce52" office:value="1049" office:value-type="float">
            <text:p>1049</text:p>
          </table:table-cell>
          <table:table-cell ns41:value-type="float" table:style-name="ce61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ouwmaterial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973" office:value-type="float">
            <text:p>973</text:p>
          </table:table-cell>
          <table:table-cell ns41:value-type="float" table:style-name="ce46" office:value="21" office:value-type="float">
            <text:p>2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49" office:value-type="float">
            <text:p>14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85" office:value-type="float">
            <text:p>18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885" office:value-type="float">
            <text:p>1885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46" office:value-type="float">
            <text:p>146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973" office:value-type="float">
            <text:p>973</text:p>
          </table:table-cell>
          <table:table-cell ns41:value-type="float" table:style-name="ce46" office:value="228" office:value-type="float">
            <text:p>228</text:p>
          </table:table-cell>
          <table:table-cell ns41:value-type="float" table:style-name="ce46" office:value="4311" office:value-type="float">
            <text:p>4311</text:p>
          </table:table-cell>
          <table:table-cell ns41:value-type="float" table:style-name="ce61" office:value="327" office:value-type="float">
            <text:p>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Afbraak, pui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53" office:value-type="float">
            <text:p>53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00" office:value-type="float">
            <text:p>100</text:p>
          </table:table-cell>
          <table:table-cell ns41:value-type="float" table:style-name="ce61" office:value="4" office:value-type="float">
            <text:p>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Kunstmest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151" office:value-type="float">
            <text:p>151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08" office:value-type="float">
            <text:p>70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10" office:value-type="float">
            <text:p>410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1430" office:value-type="float">
            <text:p>1430</text:p>
          </table:table-cell>
          <table:table-cell ns41:value-type="float" table:style-name="ce61" office:value="100" office:value-type="float">
            <text:p>10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Chemicaliën, geneesmiddel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717" office:value-type="float">
            <text:p>717</text:p>
          </table:table-cell>
          <table:table-cell ns41:value-type="float" table:style-name="ce46" office:value="17" office:value-type="float">
            <text:p>1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8" office:value-type="float">
            <text:p>11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79" office:value-type="float">
            <text:p>779</text:p>
          </table:table-cell>
          <table:table-cell ns41:value-type="float" table:style-name="ce46" office:value="116" office:value-type="float">
            <text:p>116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266" office:value-type="float">
            <text:p>1266</text:p>
          </table:table-cell>
          <table:table-cell ns41:value-type="float" table:style-name="ce46" office:value="580" office:value-type="float">
            <text:p>580</text:p>
          </table:table-cell>
          <table:table-cell ns41:value-type="float" table:style-name="ce46" office:value="3014" office:value-type="float">
            <text:p>3014</text:p>
          </table:table-cell>
          <table:table-cell ns41:value-type="float" table:style-name="ce61" office:value="755" office:value-type="float">
            <text:p>7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Wasartikelen, poetsartikel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179" office:value-type="float">
            <text:p>179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7" office:value-type="float">
            <text:p>77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369" office:value-type="float">
            <text:p>369</text:p>
          </table:table-cell>
          <table:table-cell ns41:value-type="float" table:style-name="ce61" office:value="52" office:value-type="float">
            <text:p>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Hout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1551" office:value-type="float">
            <text:p>1551</text:p>
          </table:table-cell>
          <table:table-cell ns41:value-type="float" table:style-name="ce46" office:value="22" office:value-type="float">
            <text:p>2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248" office:value-type="float">
            <text:p>24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59" office:value-type="float">
            <text:p>25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57" office:value-type="float">
            <text:p>2657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96" office:value-type="float">
            <text:p>196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184" office:value-type="float">
            <text:p>1184</text:p>
          </table:table-cell>
          <table:table-cell ns41:value-type="float" table:style-name="ce46" office:value="292" office:value-type="float">
            <text:p>292</text:p>
          </table:table-cell>
          <table:table-cell ns41:value-type="float" table:style-name="ce46" office:value="6095" office:value-type="float">
            <text:p>6095</text:p>
          </table:table-cell>
          <table:table-cell ns41:value-type="float" table:style-name="ce61" office:value="385" office:value-type="float">
            <text:p>3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eubelen, antiquiteit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647" office:value-type="float">
            <text:p>647</text:p>
          </table:table-cell>
          <table:table-cell ns41:value-type="float" table:style-name="ce46" office:value="23" office:value-type="float">
            <text:p>2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6" office:value-type="float">
            <text:p>11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84" office:value-type="float">
            <text:p>184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1027" office:value-type="float">
            <text:p>1027</text:p>
          </table:table-cell>
          <table:table-cell ns41:value-type="float" table:style-name="ce61" office:value="110" office:value-type="float">
            <text:p>1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Klompenfabr. en -makerij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142" office:value-type="float">
            <text:p>142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17" office:value-type="float">
            <text:p>217</text:p>
          </table:table-cell>
          <table:table-cell ns41:value-type="float" table:style-name="ce61" office:value="23" office:value-type="float">
            <text:p>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Huid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242" office:value-type="float">
            <text:p>242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50" office:value-type="float">
            <text:p>45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55" office:value-type="float">
            <text:p>155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946" office:value-type="float">
            <text:p>946</text:p>
          </table:table-cell>
          <table:table-cell ns41:value-type="float" table:style-name="ce61" office:value="49" office:value-type="float">
            <text:p>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Leder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493" office:value-type="float">
            <text:p>493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5" office:value-type="float">
            <text:p>19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39" office:value-type="float">
            <text:p>339</text:p>
          </table:table-cell>
          <table:table-cell ns41:value-type="float" table:style-name="ce46" office:value="92" office:value-type="float">
            <text:p>92</text:p>
          </table:table-cell>
          <table:table-cell ns41:value-type="float" table:style-name="ce46" office:value="1138" office:value-type="float">
            <text:p>1138</text:p>
          </table:table-cell>
          <table:table-cell ns41:value-type="float" table:style-name="ce61" office:value="130" office:value-type="float">
            <text:p>1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Schoenwerk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171" office:value-type="float">
            <text:p>171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04" office:value-type="float">
            <text:p>104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386" office:value-type="float">
            <text:p>386</text:p>
          </table:table-cell>
          <table:table-cell ns41:value-type="float" table:style-name="ce61" office:value="55" office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Rubber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40" office:value-type="float">
            <text:p>4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22" office:value-type="float">
            <text:p>122</text:p>
          </table:table-cell>
          <table:table-cell ns41:value-type="float" table:style-name="ce61" office:value="22" office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Rubberartikelen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140" office:value-type="float">
            <text:p>140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5" office:value-type="float">
            <text:p>95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66" office:value-type="float">
            <text:p>166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446" office:value-type="float">
            <text:p>446</text:p>
          </table:table-cell>
          <table:table-cell ns41:value-type="float" table:style-name="ce61" office:value="71" office:value-type="float">
            <text:p>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randstoffen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6336" office:value-type="float">
            <text:p>6336</text:p>
          </table:table-cell>
          <table:table-cell ns41:value-type="float" table:style-name="ce46" office:value="234" office:value-type="float">
            <text:p>23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53" office:value-type="float">
            <text:p>353</text:p>
          </table:table-cell>
          <table:table-cell ns41:value-type="float" table:style-name="ce46" office:value="170" office:value-type="float">
            <text:p>17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48" office:value-type="float">
            <text:p>348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6026" office:value-type="float">
            <text:p>6026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1441" office:value-type="float">
            <text:p>1441</text:p>
          </table:table-cell>
          <table:table-cell ns41:value-type="float" table:style-name="ce46" office:value="195" office:value-type="float">
            <text:p>195</text:p>
          </table:table-cell>
          <table:table-cell ns41:value-type="float" table:style-name="ce46" office:value="1228" office:value-type="float">
            <text:p>1228</text:p>
          </table:table-cell>
          <table:table-cell ns41:value-type="float" table:style-name="ce46" office:value="492" office:value-type="float">
            <text:p>492</text:p>
          </table:table-cell>
          <table:table-cell ns41:value-type="float" table:style-name="ce46" office:value="15549" office:value-type="float">
            <text:p>15549</text:p>
          </table:table-cell>
          <table:table-cell ns41:value-type="float" table:style-name="ce61" office:value="1337" office:value-type="float">
            <text:p>13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Petroleum, benzine, technische oliën en vetten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2402" office:value-type="float">
            <text:p>2402</text:p>
          </table:table-cell>
          <table:table-cell ns41:value-type="float" table:style-name="ce46" office:value="101" office:value-type="float">
            <text:p>10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0" office:value-type="float">
            <text:p>16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965" office:value-type="float">
            <text:p>1965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232" office:value-type="float">
            <text:p>232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663" office:value-type="float">
            <text:p>1663</text:p>
          </table:table-cell>
          <table:table-cell ns41:value-type="float" table:style-name="ce46" office:value="517" office:value-type="float">
            <text:p>517</text:p>
          </table:table-cell>
          <table:table-cell ns41:value-type="float" table:style-name="ce46" office:value="6495" office:value-type="float">
            <text:p>6495</text:p>
          </table:table-cell>
          <table:table-cell ns41:value-type="float" table:style-name="ce61" office:value="830" office:value-type="float">
            <text:p>8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Ertsen, metalen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214" office:value-type="float">
            <text:p>214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79" office:value-type="float">
            <text:p>779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912" office:value-type="float">
            <text:p>912</text:p>
          </table:table-cell>
          <table:table-cell ns41:value-type="float" table:style-name="ce46" office:value="418" office:value-type="float">
            <text:p>418</text:p>
          </table:table-cell>
          <table:table-cell ns41:value-type="float" table:style-name="ce46" office:value="2077" office:value-type="float">
            <text:p>2077</text:p>
          </table:table-cell>
          <table:table-cell ns41:value-type="float" table:style-name="ce61" office:value="457" office:value-type="float">
            <text:p>4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achinerieën, ijzerwaren, electrotechn. en sanitaire art.</text:p>
          </table:table-cell>
          <table:table-cell ns41:value-type="string" table:style-name="ce25" office:value-type="string">
            <text:p>22</text:p>
          </table:table-cell>
          <table:table-cell table:style-name="Default"/>
          <table:table-cell ns41:value-type="float" table:style-name="ce37" office:value="2337" office:value-type="float">
            <text:p>2337</text:p>
          </table:table-cell>
          <table:table-cell ns41:value-type="float" table:style-name="ce46" office:value="38" office:value-type="float">
            <text:p>3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6" office:value-type="float">
            <text:p>86</text:p>
          </table:table-cell>
          <table:table-cell ns41:value-type="float" table:style-name="ce46" office:value="359" office:value-type="float">
            <text:p>35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74" office:value-type="float">
            <text:p>374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580" office:value-type="float">
            <text:p>2580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134" office:value-type="float">
            <text:p>134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4593" office:value-type="float">
            <text:p>4593</text:p>
          </table:table-cell>
          <table:table-cell ns41:value-type="float" table:style-name="ce46" office:value="1686" office:value-type="float">
            <text:p>1686</text:p>
          </table:table-cell>
          <table:table-cell ns41:value-type="float" table:style-name="ce46" office:value="10377" office:value-type="float">
            <text:p>10377</text:p>
          </table:table-cell>
          <table:table-cell ns41:value-type="float" table:style-name="ce61" office:value="1926" office:value-type="float">
            <text:p>19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Kantoormeub., -machines, -art.</text:p>
          </table:table-cell>
          <table:table-cell ns41:value-type="string" table:style-name="ce25" office:value-type="string">
            <text:p>23</text:p>
          </table:table-cell>
          <table:table-cell table:style-name="Default"/>
          <table:table-cell ns41:value-type="float" table:style-name="ce37" office:value="372" office:value-type="float">
            <text:p>372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19" office:value-type="float">
            <text:p>419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822" office:value-type="float">
            <text:p>822</text:p>
          </table:table-cell>
          <table:table-cell ns41:value-type="float" table:style-name="ce46" office:value="435" office:value-type="float">
            <text:p>435</text:p>
          </table:table-cell>
          <table:table-cell ns41:value-type="float" table:style-name="ce46" office:value="1751" office:value-type="float">
            <text:p>1751</text:p>
          </table:table-cell>
          <table:table-cell ns41:value-type="float" table:style-name="ce61" office:value="490" office:value-type="float">
            <text:p>49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Naaimachines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141" office:value-type="float">
            <text:p>141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257" office:value-type="float">
            <text:p>257</text:p>
          </table:table-cell>
          <table:table-cell ns41:value-type="float" table:style-name="ce61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Rijwielen, auto-onderdelen, rijtuigen, schepen</text:p>
          </table:table-cell>
          <table:table-cell ns41:value-type="string" table:style-name="ce25" office:value-type="string">
            <text:p>25</text:p>
          </table:table-cell>
          <table:table-cell table:style-name="Default"/>
          <table:table-cell ns41:value-type="float" table:style-name="ce37" office:value="1267" office:value-type="float">
            <text:p>1267</text:p>
          </table:table-cell>
          <table:table-cell ns41:value-type="float" table:style-name="ce46" office:value="39" office:value-type="float">
            <text:p>3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61" office:value-type="float">
            <text:p>6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73" office:value-type="float">
            <text:p>573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663" office:value-type="float">
            <text:p>663</text:p>
          </table:table-cell>
          <table:table-cell ns41:value-type="float" table:style-name="ce46" office:value="206" office:value-type="float">
            <text:p>206</text:p>
          </table:table-cell>
          <table:table-cell ns41:value-type="float" table:style-name="ce46" office:value="2730" office:value-type="float">
            <text:p>2730</text:p>
          </table:table-cell>
          <table:table-cell ns41:value-type="float" table:style-name="ce61" office:value="328" office:value-type="float">
            <text:p>3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Automobiel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702" office:value-type="float">
            <text:p>702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96" office:value-type="float">
            <text:p>9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22" office:value-type="float">
            <text:p>1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80" office:value-type="float">
            <text:p>48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637" office:value-type="float">
            <text:p>637</text:p>
          </table:table-cell>
          <table:table-cell ns41:value-type="float" table:style-name="ce46" office:value="169" office:value-type="float">
            <text:p>169</text:p>
          </table:table-cell>
          <table:table-cell ns41:value-type="float" table:style-name="ce46" office:value="2062" office:value-type="float">
            <text:p>2062</text:p>
          </table:table-cell>
          <table:table-cell ns41:value-type="float" table:style-name="ce61" office:value="207" office:value-type="float">
            <text:p>2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uziekinstrumenten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143" office:value-type="float">
            <text:p>143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296" office:value-type="float">
            <text:p>296</text:p>
          </table:table-cell>
          <table:table-cell ns41:value-type="float" table:style-name="ce61" office:value="35" office:value-type="float">
            <text:p>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Uurwerken, foto-art., instrumenten, optiek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7" office:value="222" office:value-type="float">
            <text:p>222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68" office:value-type="float">
            <text:p>268</text:p>
          </table:table-cell>
          <table:table-cell ns41:value-type="float" table:style-name="ce46" office:value="169" office:value-type="float">
            <text:p>169</text:p>
          </table:table-cell>
          <table:table-cell ns41:value-type="float" table:style-name="ce46" office:value="713" office:value-type="float">
            <text:p>713</text:p>
          </table:table-cell>
          <table:table-cell ns41:value-type="float" table:style-name="ce61" office:value="206" office:value-type="float">
            <text:p>2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Diverse vakbenodigdheden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326" office:value-type="float">
            <text:p>326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1" office:value-type="float">
            <text:p>211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82" office:value-type="float">
            <text:p>382</text:p>
          </table:table-cell>
          <table:table-cell ns41:value-type="float" table:style-name="ce46" office:value="143" office:value-type="float">
            <text:p>143</text:p>
          </table:table-cell>
          <table:table-cell ns41:value-type="float" table:style-name="ce46" office:value="994" office:value-type="float">
            <text:p>994</text:p>
          </table:table-cell>
          <table:table-cell ns41:value-type="float" table:style-name="ce61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Scheepsbenodigdh., victualieën</text:p>
          </table:table-cell>
          <table:table-cell ns41:value-type="string" table:style-name="ce25" office:value-type="string">
            <text:p>30</text:p>
          </table:table-cell>
          <table:table-cell table:style-name="Default"/>
          <table:table-cell ns41:value-type="float" table:style-name="ce37" office:value="382" office:value-type="float">
            <text:p>382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6" office:value-type="float">
            <text:p>266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85" office:value-type="float">
            <text:p>185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931" office:value-type="float">
            <text:p>931</text:p>
          </table:table-cell>
          <table:table-cell ns41:value-type="float" table:style-name="ce61" office:value="77" office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Papier, papierwaren</text:p>
          </table:table-cell>
          <table:table-cell ns41:value-type="string" table:style-name="ce25" office:value-type="string">
            <text:p>31</text:p>
          </table:table-cell>
          <table:table-cell table:style-name="Default"/>
          <table:table-cell ns41:value-type="float" table:style-name="ce37" office:value="641" office:value-type="float">
            <text:p>641</text:p>
          </table:table-cell>
          <table:table-cell ns41:value-type="float" table:style-name="ce46" office:value="17" office:value-type="float">
            <text:p>1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81" office:value-type="float">
            <text:p>8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21" office:value-type="float">
            <text:p>721</text:p>
          </table:table-cell>
          <table:table-cell ns41:value-type="float" table:style-name="ce46" office:value="116" office:value-type="float">
            <text:p>116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018" office:value-type="float">
            <text:p>1018</text:p>
          </table:table-cell>
          <table:table-cell ns41:value-type="float" table:style-name="ce46" office:value="375" office:value-type="float">
            <text:p>375</text:p>
          </table:table-cell>
          <table:table-cell ns41:value-type="float" table:style-name="ce46" office:value="2534" office:value-type="float">
            <text:p>2534</text:p>
          </table:table-cell>
          <table:table-cell ns41:value-type="float" table:style-name="ce61" office:value="553" office:value-type="float">
            <text:p>5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Wol, katoen, jute, kapok</text:p>
          </table:table-cell>
          <table:table-cell ns41:value-type="string" table:style-name="ce25" office:value-type="string">
            <text:p>32</text:p>
          </table:table-cell>
          <table:table-cell table:style-name="Default"/>
          <table:table-cell ns41:value-type="float" table:style-name="ce37" office:value="72" office:value-type="float">
            <text:p>72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243" office:value-type="float">
            <text:p>243</text:p>
          </table:table-cell>
          <table:table-cell ns41:value-type="float" table:style-name="ce61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Vlas</text:p>
          </table:table-cell>
          <table:table-cell ns41:value-type="string" table:style-name="ce25" office:value-type="string">
            <text:p>33</text:p>
          </table:table-cell>
          <table:table-cell table:style-name="Default"/>
          <table:table-cell ns41:value-type="float" table:style-name="ce37" office:value="127" office:value-type="float">
            <text:p>127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3" table:style-name="ce46" table:number-columns-repeated="2" office:value-type="float">
            <text:p>3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01" office:value-type="float">
            <text:p>201</text:p>
          </table:table-cell>
          <table:table-cell ns41:value-type="float" table:style-name="ce61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Textiel, vloerbedekking</text:p>
          </table:table-cell>
          <table:table-cell ns41:value-type="string" table:style-name="ce25" office:value-type="string">
            <text:p>34</text:p>
          </table:table-cell>
          <table:table-cell table:style-name="Default"/>
          <table:table-cell ns41:value-type="float" table:style-name="ce37" office:value="4550" office:value-type="float">
            <text:p>4550</text:p>
          </table:table-cell>
          <table:table-cell ns41:value-type="float" table:style-name="ce46" office:value="233" office:value-type="float">
            <text:p>23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3" office:value-type="float">
            <text:p>173</text:p>
          </table:table-cell>
          <table:table-cell ns41:value-type="float" table:style-name="ce46" office:value="196" office:value-type="float">
            <text:p>196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35" office:value-type="float">
            <text:p>235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158" office:value-type="float">
            <text:p>115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98" office:value-type="float">
            <text:p>198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2200" office:value-type="float">
            <text:p>2200</text:p>
          </table:table-cell>
          <table:table-cell ns41:value-type="float" table:style-name="ce46" office:value="1114" office:value-type="float">
            <text:p>1114</text:p>
          </table:table-cell>
          <table:table-cell ns41:value-type="float" table:style-name="ce46" office:value="8537" office:value-type="float">
            <text:p>8537</text:p>
          </table:table-cell>
          <table:table-cell ns41:value-type="float" table:style-name="ce61" office:value="1732" office:value-type="float">
            <text:p>17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ont, pelterijen</text:p>
          </table:table-cell>
          <table:table-cell ns41:value-type="string" table:style-name="ce25" office:value-type="string">
            <text:p>35</text:p>
          </table:table-cell>
          <table:table-cell table:style-name="Default"/>
          <table:table-cell ns41:value-type="float" table:style-name="ce37" office:value="61" office:value-type="float">
            <text:p>61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61" office:value="38" office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Granen, zaden, veev.four., enz.</text:p>
          </table:table-cell>
          <table:table-cell ns41:value-type="string" table:style-name="ce25" office:value-type="string">
            <text:p>36</text:p>
          </table:table-cell>
          <table:table-cell table:style-name="Default"/>
          <table:table-cell ns41:value-type="float" table:style-name="ce37" office:value="3564" office:value-type="float">
            <text:p>3564</text:p>
          </table:table-cell>
          <table:table-cell ns41:value-type="float" table:style-name="ce46" office:value="79" office:value-type="float">
            <text:p>7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85" office:value-type="float">
            <text:p>185</text:p>
          </table:table-cell>
          <table:table-cell ns41:value-type="float" table:style-name="ce46" office:value="343" office:value-type="float">
            <text:p>34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79" office:value-type="float">
            <text:p>57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518" office:value-type="float">
            <text:p>4518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544" office:value-type="float">
            <text:p>544</text:p>
          </table:table-cell>
          <table:table-cell ns41:value-type="float" table:style-name="ce46" office:value="93" office:value-type="float">
            <text:p>93</text:p>
          </table:table-cell>
          <table:table-cell ns41:value-type="float" table:style-name="ce46" office:value="3141" office:value-type="float">
            <text:p>3141</text:p>
          </table:table-cell>
          <table:table-cell ns41:value-type="float" table:style-name="ce46" office:value="630" office:value-type="float">
            <text:p>630</text:p>
          </table:table-cell>
          <table:table-cell ns41:value-type="float" table:style-name="ce46" office:value="12689" office:value-type="float">
            <text:p>12689</text:p>
          </table:table-cell>
          <table:table-cell ns41:value-type="float" table:style-name="ce61" office:value="1047" office:value-type="float">
            <text:p>10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Aard., groenten, fruit</text:p>
          </table:table-cell>
          <table:table-cell ns41:value-type="string" table:style-name="ce25" office:value-type="string">
            <text:p>37</text:p>
          </table:table-cell>
          <table:table-cell table:style-name="Default"/>
          <table:table-cell ns41:value-type="float" table:style-name="ce37" office:value="9797" office:value-type="float">
            <text:p>9797</text:p>
          </table:table-cell>
          <table:table-cell ns41:value-type="float" table:style-name="ce46" office:value="108" office:value-type="float">
            <text:p>10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31" office:value-type="float">
            <text:p>231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2" office:value-type="float">
            <text:p>15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700" office:value-type="float">
            <text:p>370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385" office:value-type="float">
            <text:p>1385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845" office:value-type="float">
            <text:p>845</text:p>
          </table:table-cell>
          <table:table-cell ns41:value-type="float" table:style-name="ce46" office:value="145" office:value-type="float">
            <text:p>145</text:p>
          </table:table-cell>
          <table:table-cell ns41:value-type="float" table:style-name="ce46" office:value="15948" office:value-type="float">
            <text:p>15948</text:p>
          </table:table-cell>
          <table:table-cell ns41:value-type="float" table:style-name="ce61" office:value="587" office:value-type="float">
            <text:p>5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Vee, paarden</text:p>
          </table:table-cell>
          <table:table-cell ns41:value-type="string" table:style-name="ce25" office:value-type="string">
            <text:p>38</text:p>
          </table:table-cell>
          <table:table-cell table:style-name="Default"/>
          <table:table-cell ns41:value-type="float" table:style-name="ce37" office:value="5807" office:value-type="float">
            <text:p>5807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2" office:value-type="float">
            <text:p>17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04" office:value-type="float">
            <text:p>504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20" office:value-type="float">
            <text:p>12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6622" office:value-type="float">
            <text:p>6622</text:p>
          </table:table-cell>
          <table:table-cell ns41:value-type="float" table:style-name="ce61" office:value="117" office:value-type="float">
            <text:p>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Pluimvee, wild, gevogelte</text:p>
          </table:table-cell>
          <table:table-cell ns41:value-type="string" table:style-name="ce25" office:value-type="string">
            <text:p>39</text:p>
          </table:table-cell>
          <table:table-cell table:style-name="Default"/>
          <table:table-cell ns41:value-type="float" table:style-name="ce37" office:value="1565" office:value-type="float">
            <text:p>1565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833" office:value-type="float">
            <text:p>1833</text:p>
          </table:table-cell>
          <table:table-cell ns41:value-type="float" table:style-name="ce61" office:value="39" office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Vlees, vleeswaren</text:p>
          </table:table-cell>
          <table:table-cell ns41:value-type="string" table:style-name="ce25" office:value-type="string">
            <text:p>40</text:p>
          </table:table-cell>
          <table:table-cell table:style-name="Default"/>
          <table:table-cell ns41:value-type="float" table:style-name="ce37" office:value="359" office:value-type="float">
            <text:p>359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15" office:value-type="float">
            <text:p>115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555" office:value-type="float">
            <text:p>555</text:p>
          </table:table-cell>
          <table:table-cell ns41:value-type="float" table:style-name="ce61" office:value="31" office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Vis</text:p>
          </table:table-cell>
          <table:table-cell ns41:value-type="string" table:style-name="ce25" office:value-type="string">
            <text:p>41</text:p>
          </table:table-cell>
          <table:table-cell table:style-name="Default"/>
          <table:table-cell ns41:value-type="float" table:style-name="ce37" office:value="3388" office:value-type="float">
            <text:p>3388</text:p>
          </table:table-cell>
          <table:table-cell ns41:value-type="float" table:style-name="ce46" office:value="112" office:value-type="float">
            <text:p>11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7" office:value-type="float">
            <text:p>157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56" office:value-type="float">
            <text:p>756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316" office:value-type="float">
            <text:p>316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51" office:value-type="float">
            <text:p>151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4656" office:value-type="float">
            <text:p>4656</text:p>
          </table:table-cell>
          <table:table-cell ns41:value-type="float" table:style-name="ce61" office:value="346" office:value-type="float">
            <text:p>3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elk</text:p>
          </table:table-cell>
          <table:table-cell ns41:value-type="string" table:style-name="ce25" office:value-type="string">
            <text:p>42</text:p>
          </table:table-cell>
          <table:table-cell table:style-name="Default"/>
          <table:table-cell ns41:value-type="float" table:style-name="ce37" office:value="4942" office:value-type="float">
            <text:p>4942</text:p>
          </table:table-cell>
          <table:table-cell ns41:value-type="float" table:style-name="ce46" office:value="107" office:value-type="float">
            <text:p>10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52" office:value-type="float">
            <text:p>352</text:p>
          </table:table-cell>
          <table:table-cell ns41:value-type="float" table:style-name="ce46" office:value="136" office:value-type="float">
            <text:p>1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83" office:value-type="float">
            <text:p>28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074" office:value-type="float">
            <text:p>9074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46" office:value="1004" office:value-type="float">
            <text:p>1004</text:p>
          </table:table-cell>
          <table:table-cell ns41:value-type="float" table:style-name="ce46" office:value="314" office:value-type="float">
            <text:p>314</text:p>
          </table:table-cell>
          <table:table-cell ns41:value-type="float" table:style-name="ce46" office:value="835" office:value-type="float">
            <text:p>835</text:p>
          </table:table-cell>
          <table:table-cell ns41:value-type="float" table:style-name="ce46" office:value="360" office:value-type="float">
            <text:p>360</text:p>
          </table:table-cell>
          <table:table-cell ns41:value-type="float" table:style-name="ce46" office:value="16274" office:value-type="float">
            <text:p>16274</text:p>
          </table:table-cell>
          <table:table-cell ns41:value-type="float" table:style-name="ce61" office:value="1247" office:value-type="float">
            <text:p>12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oter, kaas</text:p>
          </table:table-cell>
          <table:table-cell ns41:value-type="string" table:style-name="ce25" office:value-type="string">
            <text:p>43</text:p>
          </table:table-cell>
          <table:table-cell table:style-name="Default"/>
          <table:table-cell ns41:value-type="float" table:style-name="ce37" office:value="1864" office:value-type="float">
            <text:p>1864</text:p>
          </table:table-cell>
          <table:table-cell ns41:value-type="float" table:style-name="ce46" office:value="43" office:value-type="float">
            <text:p>4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07" office:value-type="float">
            <text:p>1307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228" office:value-type="float">
            <text:p>228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694" office:value-type="float">
            <text:p>694</text:p>
          </table:table-cell>
          <table:table-cell ns41:value-type="float" table:style-name="ce46" office:value="177" office:value-type="float">
            <text:p>177</text:p>
          </table:table-cell>
          <table:table-cell ns41:value-type="float" table:style-name="ce46" office:value="4248" office:value-type="float">
            <text:p>4248</text:p>
          </table:table-cell>
          <table:table-cell ns41:value-type="float" table:style-name="ce61" office:value="401" office:value-type="float">
            <text:p>4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argarine</text:p>
          </table:table-cell>
          <table:table-cell ns41:value-type="string" table:style-name="ce25" office:value-type="string">
            <text:p>44</text:p>
          </table:table-cell>
          <table:table-cell table:style-name="Default"/>
          <table:table-cell ns41:value-type="float" table:style-name="ce37" office:value="37" office:value-type="float">
            <text:p>37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9" office:value-type="float">
            <text:p>10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15" office:value-type="float">
            <text:p>315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485" office:value-type="float">
            <text:p>485</text:p>
          </table:table-cell>
          <table:table-cell ns41:value-type="float" table:style-name="ce61" office:value="96" office:value-type="float">
            <text:p>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Eieren</text:p>
          </table:table-cell>
          <table:table-cell ns41:value-type="string" table:style-name="ce25" office:value-type="string">
            <text:p>45</text:p>
          </table:table-cell>
          <table:table-cell table:style-name="Default"/>
          <table:table-cell ns41:value-type="float" table:style-name="ce37" office:value="552" office:value-type="float">
            <text:p>552</text:p>
          </table:table-cell>
          <table:table-cell ns41:value-type="float" table:style-name="ce46" office:value="19" office:value-type="float">
            <text:p>1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91" office:value-type="float">
            <text:p>49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68" office:value-type="float">
            <text:p>68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1222" office:value-type="float">
            <text:p>1222</text:p>
          </table:table-cell>
          <table:table-cell ns41:value-type="float" table:style-name="ce61" office:value="115" office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rood</text:p>
          </table:table-cell>
          <table:table-cell ns41:value-type="string" table:style-name="ce25" office:value-type="string">
            <text:p>46</text:p>
          </table:table-cell>
          <table:table-cell table:style-name="Default"/>
          <table:table-cell ns41:value-type="float" table:style-name="ce37" office:value="504" office:value-type="float">
            <text:p>504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05" office:value-type="float">
            <text:p>605</text:p>
          </table:table-cell>
          <table:table-cell ns41:value-type="float" table:style-name="ce61" office:value="36" office:value-type="float">
            <text:p>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Chocolade, suikerwerken</text:p>
          </table:table-cell>
          <table:table-cell ns41:value-type="string" table:style-name="ce25" office:value-type="string">
            <text:p>47</text:p>
          </table:table-cell>
          <table:table-cell table:style-name="Default"/>
          <table:table-cell ns41:value-type="float" table:style-name="ce37" office:value="704" office:value-type="float">
            <text:p>704</text:p>
          </table:table-cell>
          <table:table-cell ns41:value-type="float" table:style-name="ce46" office:value="17" office:value-type="float">
            <text:p>1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01" office:value-type="float">
            <text:p>30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61" office:value-type="float">
            <text:p>61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406" office:value-type="float">
            <text:p>406</text:p>
          </table:table-cell>
          <table:table-cell ns41:value-type="float" table:style-name="ce46" office:value="104" office:value-type="float">
            <text:p>104</text:p>
          </table:table-cell>
          <table:table-cell ns41:value-type="float" table:style-name="ce46" office:value="1505" office:value-type="float">
            <text:p>1505</text:p>
          </table:table-cell>
          <table:table-cell ns41:value-type="float" table:style-name="ce61" office:value="193" office:value-type="float">
            <text:p>1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Kruidenierswaren</text:p>
          </table:table-cell>
          <table:table-cell ns41:value-type="string" table:style-name="ce25" office:value-type="string">
            <text:p>48</text:p>
          </table:table-cell>
          <table:table-cell table:style-name="Default"/>
          <table:table-cell ns41:value-type="float" table:style-name="ce37" office:value="1940" office:value-type="float">
            <text:p>1940</text:p>
          </table:table-cell>
          <table:table-cell ns41:value-type="float" table:style-name="ce46" office:value="71" office:value-type="float">
            <text:p>7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46" office:value="172" office:value-type="float">
            <text:p>17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01" office:value-type="float">
            <text:p>30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3116" office:value-type="float">
            <text:p>3116</text:p>
          </table:table-cell>
          <table:table-cell ns41:value-type="float" table:style-name="ce46" office:value="329" office:value-type="float">
            <text:p>329</text:p>
          </table:table-cell>
          <table:table-cell ns41:value-type="float" table:style-name="ce46" office:value="245" office:value-type="float">
            <text:p>245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3029" office:value-type="float">
            <text:p>3029</text:p>
          </table:table-cell>
          <table:table-cell ns41:value-type="float" table:style-name="ce46" office:value="1139" office:value-type="float">
            <text:p>1139</text:p>
          </table:table-cell>
          <table:table-cell ns41:value-type="float" table:style-name="ce46" office:value="8803" office:value-type="float">
            <text:p>8803</text:p>
          </table:table-cell>
          <table:table-cell ns41:value-type="float" table:style-name="ce61" office:value="1683" office:value-type="float">
            <text:p>16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Oliën en vetten (eetbare)</text:p>
          </table:table-cell>
          <table:table-cell ns41:value-type="string" table:style-name="ce25" office:value-type="string">
            <text:p>49</text:p>
          </table:table-cell>
          <table:table-cell table:style-name="Default"/>
          <table:table-cell ns41:value-type="float" table:style-name="ce37" office:value="54" office:value-type="float">
            <text:p>54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4" office:value-type="float">
            <text:p>64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90" office:value-type="float">
            <text:p>190</text:p>
          </table:table-cell>
          <table:table-cell ns41:value-type="float" table:style-name="ce61" office:value="21" office:value-type="float">
            <text:p>2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Consumptie-ijs</text:p>
          </table:table-cell>
          <table:table-cell ns41:value-type="string" table:style-name="ce25" office:value-type="string">
            <text:p>50</text:p>
          </table:table-cell>
          <table:table-cell table:style-name="Default"/>
          <table:table-cell ns41:value-type="float" table:style-name="ce37" office:value="218" office:value-type="float">
            <text:p>218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3" office:value-type="float">
            <text:p>47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30" office:value-type="float">
            <text:p>730</text:p>
          </table:table-cell>
          <table:table-cell ns41:value-type="float" table:style-name="ce61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ier, wijnen, gedistilleerd</text:p>
          </table:table-cell>
          <table:table-cell ns41:value-type="string" table:style-name="ce25" office:value-type="string">
            <text:p>51</text:p>
          </table:table-cell>
          <table:table-cell table:style-name="Default"/>
          <table:table-cell ns41:value-type="float" table:style-name="ce37" office:value="1066" office:value-type="float">
            <text:p>1066</text:p>
          </table:table-cell>
          <table:table-cell ns41:value-type="float" table:style-name="ce46" office:value="63" office:value-type="float">
            <text:p>6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381" office:value-type="float">
            <text:p>1381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63" office:value-type="float">
            <text:p>163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550" office:value-type="float">
            <text:p>550</text:p>
          </table:table-cell>
          <table:table-cell ns41:value-type="float" table:style-name="ce46" office:value="222" office:value-type="float">
            <text:p>222</text:p>
          </table:table-cell>
          <table:table-cell ns41:value-type="float" table:style-name="ce46" office:value="3360" office:value-type="float">
            <text:p>3360</text:p>
          </table:table-cell>
          <table:table-cell ns41:value-type="float" table:style-name="ce61" office:value="413" office:value-type="float">
            <text:p>4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Sigaren, sigaretten, tabak</text:p>
          </table:table-cell>
          <table:table-cell ns41:value-type="string" table:style-name="ce25" office:value-type="string">
            <text:p>52</text:p>
          </table:table-cell>
          <table:table-cell table:style-name="Default"/>
          <table:table-cell ns41:value-type="float" table:style-name="ce40" office:value="557" office:value-type="float">
            <text:p>557</text:p>
          </table:table-cell>
          <table:table-cell ns41:value-type="float" table:style-name="ce46" office:value="19" office:value-type="float">
            <text:p>1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49" office:value-type="float">
            <text:p>549</text:p>
          </table:table-cell>
          <table:table-cell ns41:value-type="float" table:style-name="ce52" office:value="121" office:value-type="float">
            <text:p>121</text:p>
          </table:table-cell>
          <table:table-cell ns41:value-type="float" table:style-name="ce46" office:value="1478" office:value-type="float">
            <text:p>1478</text:p>
          </table:table-cell>
          <table:table-cell ns41:value-type="float" table:style-name="ce64" office:value="191" office:value-type="float">
            <text:p>1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Ruwe tabak</text:p>
          </table:table-cell>
          <table:table-cell ns41:value-type="string" table:style-name="ce25" office:value-type="string">
            <text:p>53</text:p>
          </table:table-cell>
          <table:table-cell table:style-name="Default"/>
          <table:table-cell ns41:value-type="float" table:style-name="ce37" office:value="170" office:value-type="float">
            <text:p>170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0" office:value-type="float">
            <text:p>60</text:p>
          </table:table-cell>
          <table:table-cell ns41:value-type="float" office:value="4" table:style-name="ce46" table:number-columns-repeated="2" office:value-type="float">
            <text:p>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84" office:value-type="float">
            <text:p>184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464" office:value-type="float">
            <text:p>464</text:p>
          </table:table-cell>
          <table:table-cell ns41:value-type="float" table:style-name="ce61" office:value="40" office:value-type="float">
            <text:p>4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Koffie, thee, cacao, suiker</text:p>
          </table:table-cell>
          <table:table-cell ns41:value-type="string" table:style-name="ce25" office:value-type="string">
            <text:p>54</text:p>
          </table:table-cell>
          <table:table-cell table:style-name="Default"/>
          <table:table-cell ns41:value-type="float" table:style-name="ce37" office:value="220" office:value-type="float">
            <text:p>220</text:p>
          </table:table-cell>
          <table:table-cell ns41:value-type="float" table:style-name="ce46" office:value="20" office:value-type="float">
            <text:p>2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49" office:value-type="float">
            <text:p>149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27" office:value-type="float">
            <text:p>327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771" office:value-type="float">
            <text:p>771</text:p>
          </table:table-cell>
          <table:table-cell ns41:value-type="float" table:style-name="ce61" office:value="158" office:value-type="float">
            <text:p>1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Specerijen, copra, gom</text:p>
          </table:table-cell>
          <table:table-cell ns41:value-type="string" table:style-name="ce25" office:value-type="string">
            <text:p>55</text:p>
          </table:table-cell>
          <table:table-cell table:style-name="Default"/>
          <table:table-cell ns41:value-type="float" table:style-name="ce37" office:value="69" office:value-type="float">
            <text:p>69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60" office:value-type="float">
            <text:p>6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5" office:value-type="float">
            <text:p>95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236" office:value-type="float">
            <text:p>236</text:p>
          </table:table-cell>
          <table:table-cell ns41:value-type="float" table:style-name="ce61" office:value="53" office:value-type="float">
            <text:p>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loemen, planten</text:p>
          </table:table-cell>
          <table:table-cell ns41:value-type="string" table:style-name="ce25" office:value-type="string">
            <text:p>56</text:p>
          </table:table-cell>
          <table:table-cell table:style-name="Default"/>
          <table:table-cell ns41:value-type="float" table:style-name="ce37" office:value="3093" office:value-type="float">
            <text:p>3093</text:p>
          </table:table-cell>
          <table:table-cell ns41:value-type="float" table:style-name="ce46" office:value="31" office:value-type="float">
            <text:p>3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7" office:value-type="float">
            <text:p>21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94" office:value-type="float">
            <text:p>194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11" office:value-type="float">
            <text:p>211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3756" office:value-type="float">
            <text:p>3756</text:p>
          </table:table-cell>
          <table:table-cell ns41:value-type="float" table:style-name="ce61" office:value="122" office:value-type="float">
            <text:p>1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Tuinbenodigdheden</text:p>
          </table:table-cell>
          <table:table-cell ns41:value-type="string" table:style-name="ce25" office:value-type="string">
            <text:p>57</text:p>
          </table:table-cell>
          <table:table-cell table:style-name="Default"/>
          <table:table-cell ns41:value-type="float" table:style-name="ce39" office:value="159" office:value-type="float">
            <text:p>159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2" office:value-type="float">
            <text:p>11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5" office:value-type="float">
            <text:p>335</text:p>
          </table:table-cell>
          <table:table-cell ns41:value-type="float" table:style-name="ce63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Verpakkingsartikelen</text:p>
          </table:table-cell>
          <table:table-cell ns41:value-type="string" table:style-name="ce25" office:value-type="string">
            <text:p>58</text:p>
          </table:table-cell>
          <table:table-cell table:style-name="Default"/>
          <table:table-cell ns41:value-type="float" table:style-name="ce39" office:value="462" office:value-type="float">
            <text:p>462</text:p>
          </table:table-cell>
          <table:table-cell ns41:value-type="float" table:style-name="ce48" office:value="12" office:value-type="float">
            <text:p>12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414" office:value-type="float">
            <text:p>414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35" office:value-type="float">
            <text:p>135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1116" office:value-type="float">
            <text:p>1116</text:p>
          </table:table-cell>
          <table:table-cell ns41:value-type="float" table:style-name="ce63" office:value="167" office:value-type="float">
            <text:p>1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Lompen, afval, oude metalen</text:p>
          </table:table-cell>
          <table:table-cell ns41:value-type="string" table:style-name="ce25" office:value-type="string">
            <text:p>59</text:p>
          </table:table-cell>
          <table:table-cell table:style-name="Default"/>
          <table:table-cell ns41:value-type="float" table:style-name="ce37" office:value="4768" office:value-type="float">
            <text:p>4768</text:p>
          </table:table-cell>
          <table:table-cell ns41:value-type="float" table:style-name="ce46" office:value="36" office:value-type="float">
            <text:p>3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1" office:value-type="float">
            <text:p>8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85" office:value-type="float">
            <text:p>8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88" office:value-type="float">
            <text:p>2388</text:p>
          </table:table-cell>
          <table:table-cell ns41:value-type="float" table:style-name="ce46" office:value="140" office:value-type="float">
            <text:p>140</text:p>
          </table:table-cell>
          <table:table-cell ns41:value-type="float" table:style-name="ce46" office:value="566" office:value-type="float">
            <text:p>566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232" office:value-type="float">
            <text:p>232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8064" office:value-type="float">
            <text:p>8064</text:p>
          </table:table-cell>
          <table:table-cell ns41:value-type="float" table:style-name="ce61" office:value="364" office:value-type="float">
            <text:p>3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N.e.g. artikelen</text:p>
          </table:table-cell>
          <table:table-cell ns41:value-type="string" table:style-name="ce25" office:value-type="string">
            <text:p>60</text:p>
          </table:table-cell>
          <table:table-cell table:style-name="Default"/>
          <table:table-cell ns41:value-type="float" table:style-name="ce37" office:value="299" office:value-type="float">
            <text:p>299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6" office:value-type="float">
            <text:p>66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23" office:value-type="float">
            <text:p>123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533" office:value-type="float">
            <text:p>533</text:p>
          </table:table-cell>
          <table:table-cell ns41:value-type="float" table:style-name="ce61" office:value="94" office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Algemene in- en uitvoer-agentuur en commissiehandel</text:p>
          </table:table-cell>
          <table:table-cell ns41:value-type="string" table:style-name="ce25" office:value-type="string">
            <text:p>61</text:p>
          </table:table-cell>
          <table:table-cell table:style-name="Default"/>
          <table:table-cell ns41:value-type="float" table:style-name="ce37" office:value="1363" office:value-type="float">
            <text:p>1363</text:p>
          </table:table-cell>
          <table:table-cell ns41:value-type="float" table:style-name="ce46" office:value="23" office:value-type="float">
            <text:p>2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98" office:value-type="float">
            <text:p>198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16" office:value-type="float">
            <text:p>116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246" office:value-type="float">
            <text:p>1246</text:p>
          </table:table-cell>
          <table:table-cell ns41:value-type="float" table:style-name="ce46" office:value="438" office:value-type="float">
            <text:p>438</text:p>
          </table:table-cell>
          <table:table-cell ns41:value-type="float" table:style-name="ce46" office:value="2999" office:value-type="float">
            <text:p>2999</text:p>
          </table:table-cell>
          <table:table-cell ns41:value-type="float" table:style-name="ce61" office:value="550" office:value-type="float">
            <text:p>5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arkthandel</text:p>
          </table:table-cell>
          <table:table-cell ns41:value-type="string" table:style-name="ce25" office:value-type="string">
            <text:p>62</text:p>
          </table:table-cell>
          <table:table-cell table:style-name="Default"/>
          <table:table-cell ns41:value-type="float" table:style-name="ce37" office:value="2254" office:value-type="float">
            <text:p>2254</text:p>
          </table:table-cell>
          <table:table-cell ns41:value-type="float" table:style-name="ce46" office:value="131" office:value-type="float">
            <text:p>13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6" office:value-type="float">
            <text:p>13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415" office:value-type="float">
            <text:p>2415</text:p>
          </table:table-cell>
          <table:table-cell ns41:value-type="float" table:style-name="ce61" office:value="287" office:value-type="float">
            <text:p>2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arskramers</text:p>
          </table:table-cell>
          <table:table-cell ns41:value-type="string" table:style-name="ce25" office:value-type="string">
            <text:p>63</text:p>
          </table:table-cell>
          <table:table-cell table:style-name="Default"/>
          <table:table-cell ns41:value-type="float" table:style-name="ce37" office:value="2965" office:value-type="float">
            <text:p>2965</text:p>
          </table:table-cell>
          <table:table-cell ns41:value-type="float" table:style-name="ce46" office:value="91" office:value-type="float">
            <text:p>9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9" office:value="0" office:value-type="float">
            <text:p>0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110" office:value-type="float">
            <text:p>3110</text:p>
          </table:table-cell>
          <table:table-cell ns41:value-type="float" table:style-name="ce61" office:value="156" office:value-type="float">
            <text:p>1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Advertentie-colporteurs</text:p>
          </table:table-cell>
          <table:table-cell ns41:value-type="string" table:style-name="ce25" office:value-type="string">
            <text:p>64</text:p>
          </table:table-cell>
          <table:table-cell table:style-name="Default"/>
          <table:table-cell ns41:value-type="float" table:style-name="ce37" office:value="70" office:value-type="float">
            <text:p>7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43" office:value-type="float">
            <text:p>143</text:p>
          </table:table-cell>
          <table:table-cell ns41:value-type="float" table:style-name="ce61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Uitgeversbedrijven</text:p>
          </table:table-cell>
          <table:table-cell ns41:value-type="string" table:style-name="ce25" office:value-type="string">
            <text:p>65</text:p>
          </table:table-cell>
          <table:table-cell table:style-name="Default"/>
          <table:table-cell ns41:value-type="float" table:style-name="ce37" office:value="514" office:value-type="float">
            <text:p>514</text:p>
          </table:table-cell>
          <table:table-cell ns41:value-type="float" table:style-name="ce46" office:value="33" office:value-type="float">
            <text:p>3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326" office:value-type="float">
            <text:p>326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81" office:value-type="float">
            <text:p>481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4402" office:value-type="float">
            <text:p>4402</text:p>
          </table:table-cell>
          <table:table-cell ns41:value-type="float" table:style-name="ce46" office:value="540" office:value-type="float">
            <text:p>540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4848" office:value-type="float">
            <text:p>4848</text:p>
          </table:table-cell>
          <table:table-cell ns41:value-type="float" table:style-name="ce46" office:value="2687" office:value-type="float">
            <text:p>2687</text:p>
          </table:table-cell>
          <table:table-cell ns41:value-type="float" table:style-name="ce46" office:value="10607" office:value-type="float">
            <text:p>10607</text:p>
          </table:table-cell>
          <table:table-cell ns41:value-type="float" table:style-name="ce61" office:value="3324" office:value-type="float">
            <text:p>33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Nieuwsbureau's</text:p>
          </table:table-cell>
          <table:table-cell ns41:value-type="string" table:style-name="ce25" office:value-type="string">
            <text:p>66</text:p>
          </table:table-cell>
          <table:table-cell table:style-name="Default"/>
          <table:table-cell ns41:value-type="float" table:style-name="ce37" office:value="68" office:value-type="float">
            <text:p>68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4" office:value-type="float">
            <text:p>74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8" office:value-type="float">
            <text:p>128</text:p>
          </table:table-cell>
          <table:table-cell ns41:value-type="float" table:style-name="ce46" office:value="99" office:value-type="float">
            <text:p>99</text:p>
          </table:table-cell>
          <table:table-cell ns41:value-type="float" table:style-name="ce46" office:value="295" office:value-type="float">
            <text:p>295</text:p>
          </table:table-cell>
          <table:table-cell ns41:value-type="float" table:style-name="ce61" office:value="124" office:value-type="float">
            <text:p>1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Reclame-, advertentiebureau's</text:p>
          </table:table-cell>
          <table:table-cell ns41:value-type="string" table:style-name="ce25" office:value-type="string">
            <text:p>67</text:p>
          </table:table-cell>
          <table:table-cell table:style-name="Default"/>
          <table:table-cell ns41:value-type="float" table:style-name="ce37" office:value="251" office:value-type="float">
            <text:p>251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67" office:value-type="float">
            <text:p>367</text:p>
          </table:table-cell>
          <table:table-cell ns41:value-type="float" table:style-name="ce46" office:value="185" office:value-type="float">
            <text:p>185</text:p>
          </table:table-cell>
          <table:table-cell ns41:value-type="float" table:style-name="ce46" office:value="799" office:value-type="float">
            <text:p>799</text:p>
          </table:table-cell>
          <table:table-cell ns41:value-type="float" table:style-name="ce61" office:value="218" office:value-type="float">
            <text:p>2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Bemiddelingsbureau's</text:p>
          </table:table-cell>
          <table:table-cell ns41:value-type="string" table:style-name="ce25" office:value-type="string">
            <text:p>68</text:p>
          </table:table-cell>
          <table:table-cell table:style-name="Default"/>
          <table:table-cell ns41:value-type="float" table:style-name="ce37" office:value="85" office:value-type="float">
            <text:p>85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02" office:value-type="float">
            <text:p>10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99" office:value-type="float">
            <text:p>99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768" office:value-type="float">
            <text:p>1768</text:p>
          </table:table-cell>
          <table:table-cell ns41:value-type="float" table:style-name="ce46" office:value="563" office:value-type="float">
            <text:p>563</text:p>
          </table:table-cell>
          <table:table-cell ns41:value-type="float" table:style-name="ce46" office:value="2072" office:value-type="float">
            <text:p>2072</text:p>
          </table:table-cell>
          <table:table-cell ns41:value-type="float" table:style-name="ce61" office:value="694" office:value-type="float">
            <text:p>6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Woningbureau's</text:p>
          </table:table-cell>
          <table:table-cell ns41:value-type="string" table:style-name="ce25" office:value-type="string">
            <text:p>69</text:p>
          </table:table-cell>
          <table:table-cell table:style-name="Default"/>
          <table:table-cell ns41:value-type="float" table:style-name="ce37" office:value="161" office:value-type="float">
            <text:p>161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76" office:value-type="float">
            <text:p>76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293" office:value-type="float">
            <text:p>293</text:p>
          </table:table-cell>
          <table:table-cell ns41:value-type="float" table:style-name="ce61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Exploit.van, handel in onr. Goederen</text:p>
          </table:table-cell>
          <table:table-cell ns41:value-type="string" table:style-name="ce25" office:value-type="string">
            <text:p>70</text:p>
          </table:table-cell>
          <table:table-cell table:style-name="Default"/>
          <table:table-cell ns41:value-type="float" table:style-name="ce37" office:value="1622" office:value-type="float">
            <text:p>1622</text:p>
          </table:table-cell>
          <table:table-cell ns41:value-type="float" table:style-name="ce46" office:value="65" office:value-type="float">
            <text:p>6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226" office:value-type="float">
            <text:p>226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92" office:value-type="float">
            <text:p>192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568" office:value-type="float">
            <text:p>2568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210" office:value-type="float">
            <text:p>1210</text:p>
          </table:table-cell>
          <table:table-cell ns41:value-type="float" table:style-name="ce46" office:value="549" office:value-type="float">
            <text:p>549</text:p>
          </table:table-cell>
          <table:table-cell ns41:value-type="float" table:style-name="ce46" office:value="5849" office:value-type="float">
            <text:p>5849</text:p>
          </table:table-cell>
          <table:table-cell ns41:value-type="float" table:style-name="ce61" office:value="808" office:value-type="float">
            <text:p>8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Verhuurinr. n.e.g.</text:p>
          </table:table-cell>
          <table:table-cell ns41:value-type="string" table:style-name="ce25" office:value-type="string">
            <text:p>71</text:p>
          </table:table-cell>
          <table:table-cell table:style-name="Default"/>
          <table:table-cell ns41:value-type="float" table:style-name="ce37" office:value="147" office:value-type="float">
            <text:p>147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l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78" office:value-type="float">
            <text:p>278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519" office:value-type="float">
            <text:p>519</text:p>
          </table:table-cell>
          <table:table-cell ns41:value-type="float" table:style-name="ce61" office:value="117" office:value-type="float">
            <text:p>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Filmverhuurkantoren</text:p>
          </table:table-cell>
          <table:table-cell ns41:value-type="string" table:style-name="ce25" office:value-type="string">
            <text:p>72</text:p>
          </table:table-cell>
          <table:table-cell table:style-name="Default"/>
          <table:table-cell ns41:value-type="float" table:style-name="ce37" office:value="45" office:value-type="float">
            <text:p>45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19" office:value-type="float">
            <text:p>1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232" office:value-type="float">
            <text:p>232</text:p>
          </table:table-cell>
          <table:table-cell ns41:value-type="float" table:style-name="ce61" office:value="111" office:value-type="float">
            <text:p>1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Expl. van weegbruggen</text:p>
          </table:table-cell>
          <table:table-cell ns41:value-type="string" table:style-name="ce25" office:value-type="string">
            <text:p>73</text:p>
          </table:table-cell>
          <table:table-cell table:style-name="Default"/>
          <table:table-cell ns41:value-type="float" table:style-name="ce37" office:value="12" office:value-type="float">
            <text:p>12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1" office:value-type="float">
            <text:p>61</text:p>
          </table:table-cell>
          <table:table-cell ns41:value-type="float" table:style-name="ce61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HANDEL <text:s/></text:p>
          </table:table-cell>
          <table:table-cell ns41:value-type="string" table:style-name="ce14" office:value-type="string">
            <text:p>41</text:p>
          </table:table-cell>
          <table:table-cell ns41:value-type="string" table:style-name="ce18" office:value-type="string">
            <text:p>Markt-, veiling- en tentoonstellinsgwezen, beurzen</text:p>
          </table:table-cell>
          <table:table-cell ns41:value-type="string" table:style-name="ce25" office:value-type="string">
            <text:p>74</text:p>
          </table:table-cell>
          <table:table-cell table:style-name="Default"/>
          <table:table-cell ns41:value-type="float" table:style-name="ce37" office:value="121" office:value-type="float">
            <text:p>121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1" office:value-type="float">
            <text:p>1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7" office:value-type="float">
            <text:p>16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683" office:value-type="float">
            <text:p>1683</text:p>
          </table:table-cell>
          <table:table-cell ns41:value-type="float" table:style-name="ce46" office:value="49" office:value-type="float">
            <text:p>49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398" office:value-type="float">
            <text:p>1398</text:p>
          </table:table-cell>
          <table:table-cell ns41:value-type="float" table:style-name="ce46" office:value="257" office:value-type="float">
            <text:p>257</text:p>
          </table:table-cell>
          <table:table-cell ns41:value-type="float" table:style-name="ce46" office:value="3493" office:value-type="float">
            <text:p>3493</text:p>
          </table:table-cell>
          <table:table-cell ns41:value-type="float" table:style-name="ce61" office:value="322" office:value-type="float">
            <text:p>3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Luchtvaart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99" office:value-type="float">
            <text:p>1199</text:p>
          </table:table-cell>
          <table:table-cell ns41:value-type="float" table:style-name="ce46" office:value="95" office:value-type="float">
            <text:p>9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079" office:value-type="float">
            <text:p>2079</text:p>
          </table:table-cell>
          <table:table-cell ns41:value-type="float" table:style-name="ce46" office:value="413" office:value-type="float">
            <text:p>413</text:p>
          </table:table-cell>
          <table:table-cell ns41:value-type="float" table:style-name="ce46" office:value="3373" office:value-type="float">
            <text:p>3373</text:p>
          </table:table-cell>
          <table:table-cell ns41:value-type="float" table:style-name="ce61" office:value="508" office:value-type="float">
            <text:p>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poorweg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50" office:value-type="float">
            <text:p>45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4242" office:value-type="float">
            <text:p>24242</text:p>
          </table:table-cell>
          <table:table-cell ns41:value-type="float" table:style-name="ce46" office:value="214" office:value-type="float">
            <text:p>2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666" office:value-type="float">
            <text:p>7666</text:p>
          </table:table-cell>
          <table:table-cell ns41:value-type="float" table:style-name="ce46" office:value="1750" office:value-type="float">
            <text:p>1750</text:p>
          </table:table-cell>
          <table:table-cell ns41:value-type="float" table:style-name="ce46" office:value="32361" office:value-type="float">
            <text:p>32361</text:p>
          </table:table-cell>
          <table:table-cell ns41:value-type="float" table:style-name="ce61" office:value="1964" office:value-type="float">
            <text:p>19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Tramweg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4" office:value-type="float">
            <text:p>174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7496" office:value-type="float">
            <text:p>7496</text:p>
          </table:table-cell>
          <table:table-cell ns41:value-type="float" table:style-name="ce46" office:value="51" office:value-type="float">
            <text:p>5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81" office:value-type="float">
            <text:p>881</text:p>
          </table:table-cell>
          <table:table-cell ns41:value-type="float" table:style-name="ce46" office:value="279" office:value-type="float">
            <text:p>279</text:p>
          </table:table-cell>
          <table:table-cell ns41:value-type="float" table:style-name="ce46" office:value="8563" office:value-type="float">
            <text:p>8563</text:p>
          </table:table-cell>
          <table:table-cell ns41:value-type="float" table:style-name="ce61" office:value="334" office:value-type="float">
            <text:p>3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Autobusdienst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155" office:value-type="float">
            <text:p>155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67" office:value-type="float">
            <text:p>16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5234" office:value-type="float">
            <text:p>5234</text:p>
          </table:table-cell>
          <table:table-cell ns41:value-type="float" table:style-name="ce46" office:value="1350" office:value-type="float">
            <text:p>135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423" office:value-type="float">
            <text:p>423</text:p>
          </table:table-cell>
          <table:table-cell ns41:value-type="float" table:style-name="ce46" office:value="227" office:value-type="float">
            <text:p>227</text:p>
          </table:table-cell>
          <table:table-cell ns41:value-type="float" table:style-name="ce46" office:value="6045" office:value-type="float">
            <text:p>6045</text:p>
          </table:table-cell>
          <table:table-cell ns41:value-type="float" table:style-name="ce61" office:value="1599" office:value-type="float">
            <text:p>15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talhouderij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176" office:value-type="float">
            <text:p>176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7" office:value-type="float">
            <text:p>50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746" office:value-type="float">
            <text:p>746</text:p>
          </table:table-cell>
          <table:table-cell ns41:value-type="float" table:style-name="ce61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Lijn- en bodedienst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589" office:value-type="float">
            <text:p>589</text:p>
          </table:table-cell>
          <table:table-cell ns41:value-type="float" table:style-name="ce46" office:value="11" office:value-type="float">
            <text:p>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00" office:value-type="float">
            <text:p>60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377" office:value-type="float">
            <text:p>1377</text:p>
          </table:table-cell>
          <table:table-cell ns41:value-type="float" table:style-name="ce61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Vrachtwagen-, autotransport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11866" office:value-type="float">
            <text:p>11866</text:p>
          </table:table-cell>
          <table:table-cell ns41:value-type="float" table:style-name="ce46" office:value="157" office:value-type="float">
            <text:p>15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61" office:value-type="float">
            <text:p>361</text:p>
          </table:table-cell>
          <table:table-cell ns41:value-type="float" table:style-name="ce46" office:value="143" office:value-type="float">
            <text:p>14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469" office:value-type="float">
            <text:p>46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8732" office:value-type="float">
            <text:p>18732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2476" office:value-type="float">
            <text:p>2476</text:p>
          </table:table-cell>
          <table:table-cell ns41:value-type="float" table:style-name="ce46" office:value="165" office:value-type="float">
            <text:p>165</text:p>
          </table:table-cell>
          <table:table-cell ns41:value-type="float" table:style-name="ce46" office:value="2096" office:value-type="float">
            <text:p>2096</text:p>
          </table:table-cell>
          <table:table-cell ns41:value-type="float" table:style-name="ce46" office:value="581" office:value-type="float">
            <text:p>581</text:p>
          </table:table-cell>
          <table:table-cell ns41:value-type="float" table:style-name="ce46" office:value="35782" office:value-type="float">
            <text:p>35782</text:p>
          </table:table-cell>
          <table:table-cell ns41:value-type="float" table:style-name="ce61" office:value="1310" office:value-type="float">
            <text:p>13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Kruiersbedrijv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630" office:value-type="float">
            <text:p>630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05" office:value-type="float">
            <text:p>40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6" table:style-name="ce46" table:number-columns-repeated="2" office:value-type="float">
            <text:p>6</text:p>
          </table:table-cell>
          <table:table-cell ns41:value-type="float" table:style-name="ce46" office:value="1085" office:value-type="float">
            <text:p>1085</text:p>
          </table:table-cell>
          <table:table-cell ns41:value-type="float" table:style-name="ce61" office:value="41" office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cheepsjagersbedrijv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52" office:value-type="float">
            <text:p>52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61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Lijkbezorgingsondernemingen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456" office:value-type="float">
            <text:p>456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2" office:value-type="float">
            <text:p>232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125" office:value-type="float">
            <text:p>1125</text:p>
          </table:table-cell>
          <table:table-cell ns41:value-type="float" table:style-name="ce61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Autoverhuurinrichtingen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2315" office:value-type="float">
            <text:p>2315</text:p>
          </table:table-cell>
          <table:table-cell ns41:value-type="float" table:style-name="ce46" office:value="52" office:value-type="float">
            <text:p>5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6" office:value-type="float">
            <text:p>116</text:p>
          </table:table-cell>
          <table:table-cell ns41:value-type="float" table:style-name="ce46" office:value="68" office:value-type="float">
            <text:p>6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548" office:value-type="float">
            <text:p>4548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05" office:value-type="float">
            <text:p>205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7516" office:value-type="float">
            <text:p>7516</text:p>
          </table:table-cell>
          <table:table-cell ns41:value-type="float" table:style-name="ce61" office:value="297" office:value-type="float">
            <text:p>2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Verhuurinr. van handwagens, bakfiets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224" office:value-type="float">
            <text:p>224</text:p>
          </table:table-cell>
          <table:table-cell ns41:value-type="float" table:style-name="ce46" office:value="12" office:value-type="float">
            <text:p>1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1" office:value-type="float">
            <text:p>291</text:p>
          </table:table-cell>
          <table:table-cell ns41:value-type="float" table:style-name="ce61" office:value="27" office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Verhuurinr. van boten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99" office:value-type="float">
            <text:p>99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54" office:value-type="float">
            <text:p>154</text:p>
          </table:table-cell>
          <table:table-cell ns41:value-type="float" table:style-name="ce61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talling van automobiel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477" office:value-type="float">
            <text:p>477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80" office:value-type="float">
            <text:p>58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236" office:value-type="float">
            <text:p>1236</text:p>
          </table:table-cell>
          <table:table-cell ns41:value-type="float" table:style-name="ce61" office:value="97" office:value-type="float">
            <text:p>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talling voor wagens, paard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7" office:value-type="float">
            <text:p>7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61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talling voor rijwiel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837" office:value-type="float">
            <text:p>837</text:p>
          </table:table-cell>
          <table:table-cell ns41:value-type="float" table:style-name="ce46" office:value="22" office:value-type="float">
            <text:p>2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15" office:value-type="float">
            <text:p>1315</text:p>
          </table:table-cell>
          <table:table-cell ns41:value-type="float" table:style-name="ce61" office:value="73" office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Benzinelaadstations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31" office:value-type="float">
            <text:p>31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1" office:value-type="float">
            <text:p>6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21" office:value-type="float">
            <text:p>321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10" table:style-name="ce46" table:number-columns-repeated="2" office:value-type="float">
            <text:p>10</text:p>
          </table:table-cell>
          <table:table-cell ns41:value-type="float" table:style-name="ce46" office:value="427" office:value-type="float">
            <text:p>427</text:p>
          </table:table-cell>
          <table:table-cell ns41:value-type="float" table:style-name="ce61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Zeescheepvaart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258" office:value-type="float">
            <text:p>258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96" office:value-type="float">
            <text:p>9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49" office:value-type="float">
            <text:p>849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2687" office:value-type="float">
            <text:p>12687</text:p>
          </table:table-cell>
          <table:table-cell ns41:value-type="float" table:style-name="ce46" office:value="158" office:value-type="float">
            <text:p>158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8800" office:value-type="float">
            <text:p>8800</text:p>
          </table:table-cell>
          <table:table-cell ns41:value-type="float" table:style-name="ce46" office:value="475" office:value-type="float">
            <text:p>475</text:p>
          </table:table-cell>
          <table:table-cell ns41:value-type="float" table:style-name="ce46" office:value="22717" office:value-type="float">
            <text:p>22717</text:p>
          </table:table-cell>
          <table:table-cell ns41:value-type="float" table:style-name="ce61" office:value="641" office:value-type="float">
            <text:p>6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Zeesleepvaart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12" office:value-type="float">
            <text:p>1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3" office:value-type="float">
            <text:p>27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1" office:value-type="float">
            <text:p>18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529" office:value-type="float">
            <text:p>529</text:p>
          </table:table-cell>
          <table:table-cell ns41:value-type="float" table:style-name="ce61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Binnenscheepvaart</text:p>
          </table:table-cell>
          <table:table-cell ns41:value-type="string" table:style-name="ce25" office:value-type="string">
            <text:p>21</text:p>
          </table:table-cell>
          <table:table-cell table:style-name="Default"/>
          <table:table-cell ns41:value-type="float" table:style-name="ce37" office:value="14564" office:value-type="float">
            <text:p>14564</text:p>
          </table:table-cell>
          <table:table-cell ns41:value-type="float" table:style-name="ce46" office:value="152" office:value-type="float">
            <text:p>15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72" office:value-type="float">
            <text:p>172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080" office:value-type="float">
            <text:p>108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1722" office:value-type="float">
            <text:p>11722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3740" office:value-type="float">
            <text:p>3740</text:p>
          </table:table-cell>
          <table:table-cell ns41:value-type="float" table:style-name="ce46" office:value="493" office:value-type="float">
            <text:p>493</text:p>
          </table:table-cell>
          <table:table-cell ns41:value-type="float" table:style-name="ce46" office:value="1018" office:value-type="float">
            <text:p>1018</text:p>
          </table:table-cell>
          <table:table-cell ns41:value-type="float" table:style-name="ce46" office:value="230" office:value-type="float">
            <text:p>230</text:p>
          </table:table-cell>
          <table:table-cell ns41:value-type="float" table:style-name="ce46" office:value="32296" office:value-type="float">
            <text:p>32296</text:p>
          </table:table-cell>
          <table:table-cell ns41:value-type="float" table:style-name="ce61" office:value="946" office:value-type="float">
            <text:p>9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Veerdiensten</text:p>
          </table:table-cell>
          <table:table-cell ns41:value-type="string" table:style-name="ce25" office:value-type="string">
            <text:p>25</text:p>
          </table:table-cell>
          <table:table-cell table:style-name="Default"/>
          <table:table-cell ns41:value-type="float" table:style-name="ce37" office:value="200" office:value-type="float">
            <text:p>200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78" office:value-type="float">
            <text:p>117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81" office:value-type="float">
            <text:p>8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68" office:value-type="float">
            <text:p>1568</text:p>
          </table:table-cell>
          <table:table-cell ns41:value-type="float" table:style-name="ce61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Loods- en seinwezen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9" office:value-type="float">
            <text:p>9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57" office:value-type="float">
            <text:p>557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36" office:value-type="float">
            <text:p>436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009" office:value-type="float">
            <text:p>1009</text:p>
          </table:table-cell>
          <table:table-cell ns41:value-type="float" table:style-name="ce61" office:value="11" office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luis- en havenwezen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84" office:value-type="float">
            <text:p>84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427" office:value-type="float">
            <text:p>2427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80" office:value-type="float">
            <text:p>38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2923" office:value-type="float">
            <text:p>2923</text:p>
          </table:table-cell>
          <table:table-cell ns41:value-type="float" table:style-name="ce61" office:value="95" office:value-type="float">
            <text:p>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Reddings-, bergingsdiensten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7" office:value="23" office:value-type="float">
            <text:p>23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0" office:value-type="float">
            <text:p>340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468" office:value-type="float">
            <text:p>468</text:p>
          </table:table-cell>
          <table:table-cell ns41:value-type="float" table:style-name="ce61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Stuwadoors, cargadoors e.d.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492" office:value-type="float">
            <text:p>492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12" office:value-type="float">
            <text:p>1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6" office:value-type="float">
            <text:p>50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3629" office:value-type="float">
            <text:p>13629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927" office:value-type="float">
            <text:p>1927</text:p>
          </table:table-cell>
          <table:table-cell ns41:value-type="float" table:style-name="ce46" office:value="271" office:value-type="float">
            <text:p>271</text:p>
          </table:table-cell>
          <table:table-cell ns41:value-type="float" table:style-name="ce46" office:value="16721" office:value-type="float">
            <text:p>16721</text:p>
          </table:table-cell>
          <table:table-cell ns41:value-type="float" table:style-name="ce61" office:value="349" office:value-type="float">
            <text:p>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Veem- en pakhuisbedrijven</text:p>
          </table:table-cell>
          <table:table-cell ns41:value-type="string" table:style-name="ce25" office:value-type="string">
            <text:p>30</text:p>
          </table:table-cell>
          <table:table-cell table:style-name="Default"/>
          <table:table-cell ns41:value-type="float" table:style-name="ce37" office:value="23" office:value-type="float">
            <text:p>23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1" office:value-type="float">
            <text:p>13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902" office:value-type="float">
            <text:p>1902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71" office:value-type="float">
            <text:p>571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2679" office:value-type="float">
            <text:p>2679</text:p>
          </table:table-cell>
          <table:table-cell ns41:value-type="float" table:style-name="ce61" office:value="107" office:value-type="float">
            <text:p>1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Opslagplaatsen v. eigen ondern.</text:p>
          </table:table-cell>
          <table:table-cell ns41:value-type="string" table:style-name="ce25" office:value-type="string">
            <text:p>31</text:p>
          </table:table-cell>
          <table:table-cell table:style-name="Default"/>
          <table:table-cell ns41:value-type="float" table:style-name="ce37" office:value="57" office:value-type="float">
            <text:p>57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29" office:value-type="float">
            <text:p>729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3465" office:value-type="float">
            <text:p>3465</text:p>
          </table:table-cell>
          <table:table-cell ns41:value-type="float" table:style-name="ce46" office:value="168" office:value-type="float">
            <text:p>168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43" office:value-type="float">
            <text:p>1143</text:p>
          </table:table-cell>
          <table:table-cell ns41:value-type="float" table:style-name="ce46" office:value="609" office:value-type="float">
            <text:p>609</text:p>
          </table:table-cell>
          <table:table-cell ns41:value-type="float" table:style-name="ce46" office:value="5406" office:value-type="float">
            <text:p>5406</text:p>
          </table:table-cell>
          <table:table-cell ns41:value-type="float" table:style-name="ce61" office:value="853" office:value-type="float">
            <text:p>8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Wasverzendinrichtingen</text:p>
          </table:table-cell>
          <table:table-cell ns41:value-type="string" table:style-name="ce25" office:value-type="string">
            <text:p>32</text:p>
          </table:table-cell>
          <table:table-cell table:style-name="Default"/>
          <table:table-cell ns41:value-type="float" table:style-name="ce37" office:value="257" office:value-type="float">
            <text:p>257</text:p>
          </table:table-cell>
          <table:table-cell ns41:value-type="float" table:style-name="ce46" office:value="45" office:value-type="float">
            <text:p>4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99" office:value-type="float">
            <text:p>299</text:p>
          </table:table-cell>
          <table:table-cell ns41:value-type="float" table:style-name="ce46" office:value="169" office:value-type="float">
            <text:p>169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46" office:value="198" office:value-type="float">
            <text:p>198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88" office:value-type="float">
            <text:p>88</text:p>
          </table:table-cell>
          <table:table-cell ns41:value-type="float" table:style-name="ce46" office:value="684" office:value-type="float">
            <text:p>684</text:p>
          </table:table-cell>
          <table:table-cell ns41:value-type="float" table:style-name="ce61" office:value="571" office:value-type="float">
            <text:p>5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Posterijen, telegrafie, telef.</text:p>
          </table:table-cell>
          <table:table-cell ns41:value-type="string" table:style-name="ce25" office:value-type="string">
            <text:p>3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34" office:value-type="float">
            <text:p>1134</text:p>
          </table:table-cell>
          <table:table-cell ns41:value-type="float" table:style-name="ce46" office:value="486" office:value-type="float">
            <text:p>486</text:p>
          </table:table-cell>
          <table:table-cell ns41:value-type="float" table:style-name="ce46" office:value="21942" office:value-type="float">
            <text:p>21942</text:p>
          </table:table-cell>
          <table:table-cell ns41:value-type="float" table:style-name="ce46" office:value="567" office:value-type="float">
            <text:p>56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013" office:value-type="float">
            <text:p>9013</text:p>
          </table:table-cell>
          <table:table-cell ns41:value-type="float" table:style-name="ce46" office:value="7120" office:value-type="float">
            <text:p>7120</text:p>
          </table:table-cell>
          <table:table-cell ns41:value-type="float" table:style-name="ce46" office:value="32090" office:value-type="float">
            <text:p>32090</text:p>
          </table:table-cell>
          <table:table-cell ns41:value-type="float" table:style-name="ce61" office:value="8173" office:value-type="float">
            <text:p>81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Radiostations, -distrib.bedr.</text:p>
          </table:table-cell>
          <table:table-cell ns41:value-type="string" table:style-name="ce25" office:value-type="string">
            <text:p>3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360" office:value-type="float">
            <text:p>1360</text:p>
          </table:table-cell>
          <table:table-cell ns41:value-type="float" table:style-name="ce46" office:value="13" office:value-type="float">
            <text:p>1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93" office:value-type="float">
            <text:p>793</text:p>
          </table:table-cell>
          <table:table-cell ns41:value-type="float" table:style-name="ce46" office:value="174" office:value-type="float">
            <text:p>174</text:p>
          </table:table-cell>
          <table:table-cell ns41:value-type="float" table:style-name="ce46" office:value="2206" office:value-type="float">
            <text:p>2206</text:p>
          </table:table-cell>
          <table:table-cell ns41:value-type="float" table:style-name="ce61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Hotels</text:p>
          </table:table-cell>
          <table:table-cell ns41:value-type="string" table:style-name="ce25" office:value-type="string">
            <text:p>37</text:p>
          </table:table-cell>
          <table:table-cell table:style-name="Default"/>
          <table:table-cell ns41:value-type="float" table:style-name="ce37" office:value="2198" office:value-type="float">
            <text:p>2198</text:p>
          </table:table-cell>
          <table:table-cell ns41:value-type="float" table:style-name="ce46" office:value="363" office:value-type="float">
            <text:p>36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307" office:value-type="float">
            <text:p>1307</text:p>
          </table:table-cell>
          <table:table-cell ns41:value-type="float" table:style-name="ce46" office:value="95" office:value-type="float">
            <text:p>95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242" office:value-type="float">
            <text:p>242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6169" office:value-type="float">
            <text:p>6169</text:p>
          </table:table-cell>
          <table:table-cell ns41:value-type="float" table:style-name="ce46" office:value="4391" office:value-type="float">
            <text:p>4391</text:p>
          </table:table-cell>
          <table:table-cell ns41:value-type="float" table:style-name="ce46" office:value="230" office:value-type="float">
            <text:p>230</text:p>
          </table:table-cell>
          <table:table-cell ns41:value-type="float" table:style-name="ce46" office:value="514" office:value-type="float">
            <text:p>514</text:p>
          </table:table-cell>
          <table:table-cell ns41:value-type="float" table:style-name="ce46" office:value="348" office:value-type="float">
            <text:p>348</text:p>
          </table:table-cell>
          <table:table-cell ns41:value-type="float" table:style-name="ce46" office:value="295" office:value-type="float">
            <text:p>295</text:p>
          </table:table-cell>
          <table:table-cell ns41:value-type="float" table:style-name="ce46" office:value="9282" office:value-type="float">
            <text:p>9282</text:p>
          </table:table-cell>
          <table:table-cell ns41:value-type="float" table:style-name="ce61" office:value="6962" office:value-type="float">
            <text:p>69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Pensions en tehuizen</text:p>
          </table:table-cell>
          <table:table-cell ns41:value-type="string" table:style-name="ce25" office:value-type="string">
            <text:p>38</text:p>
          </table:table-cell>
          <table:table-cell table:style-name="Default"/>
          <table:table-cell ns41:value-type="float" table:style-name="ce37" office:value="1766" office:value-type="float">
            <text:p>1766</text:p>
          </table:table-cell>
          <table:table-cell ns41:value-type="float" table:style-name="ce46" office:value="6032" office:value-type="float">
            <text:p>603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441" office:value-type="float">
            <text:p>144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77" office:value-type="float">
            <text:p>177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973" office:value-type="float">
            <text:p>973</text:p>
          </table:table-cell>
          <table:table-cell ns41:value-type="float" table:style-name="ce46" office:value="2255" office:value-type="float">
            <text:p>2255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521" office:value-type="float">
            <text:p>521</text:p>
          </table:table-cell>
          <table:table-cell ns41:value-type="float" table:style-name="ce46" office:value="96" office:value-type="float">
            <text:p>96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46" office:value="3042" office:value-type="float">
            <text:p>3042</text:p>
          </table:table-cell>
          <table:table-cell ns41:value-type="float" table:style-name="ce61" office:value="10431" office:value-type="float">
            <text:p>104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Restaurants, café's</text:p>
          </table:table-cell>
          <table:table-cell ns41:value-type="string" table:style-name="ce25" office:value-type="string">
            <text:p>39</text:p>
          </table:table-cell>
          <table:table-cell table:style-name="Default"/>
          <table:table-cell ns41:value-type="float" table:style-name="ce37" office:value="11806" office:value-type="float">
            <text:p>11806</text:p>
          </table:table-cell>
          <table:table-cell ns41:value-type="float" table:style-name="ce46" office:value="2087" office:value-type="float">
            <text:p>208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570" office:value-type="float">
            <text:p>6570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47" office:value-type="float">
            <text:p>647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10705" office:value-type="float">
            <text:p>10705</text:p>
          </table:table-cell>
          <table:table-cell ns41:value-type="float" table:style-name="ce46" office:value="5642" office:value-type="float">
            <text:p>5642</text:p>
          </table:table-cell>
          <table:table-cell ns41:value-type="float" table:style-name="ce46" office:value="742" office:value-type="float">
            <text:p>742</text:p>
          </table:table-cell>
          <table:table-cell ns41:value-type="float" table:style-name="ce46" office:value="2527" office:value-type="float">
            <text:p>2527</text:p>
          </table:table-cell>
          <table:table-cell ns41:value-type="float" table:style-name="ce46" office:value="747" office:value-type="float">
            <text:p>747</text:p>
          </table:table-cell>
          <table:table-cell ns41:value-type="float" table:style-name="ce46" office:value="421" office:value-type="float">
            <text:p>421</text:p>
          </table:table-cell>
          <table:table-cell ns41:value-type="float" table:style-name="ce46" office:value="24717" office:value-type="float">
            <text:p>24717</text:p>
          </table:table-cell>
          <table:table-cell ns41:value-type="float" table:style-name="ce61" office:value="17333" office:value-type="float">
            <text:p>173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Besloten consumptie-inr.</text:p>
          </table:table-cell>
          <table:table-cell ns41:value-type="string" table:style-name="ce25" office:value-type="string">
            <text:p>40</text:p>
          </table:table-cell>
          <table:table-cell table:style-name="Default"/>
          <table:table-cell ns41:value-type="float" table:style-name="ce37" office:value="216" office:value-type="float">
            <text:p>216</text:p>
          </table:table-cell>
          <table:table-cell ns41:value-type="float" table:style-name="ce46" office:value="48" office:value-type="float">
            <text:p>4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96" office:value-type="float">
            <text:p>196</text:p>
          </table:table-cell>
          <table:table-cell ns41:value-type="float" table:style-name="ce46" office:value="73" office:value-type="float">
            <text:p>73</text:p>
          </table:table-cell>
          <table:table-cell ns41:value-type="float" table:style-name="ce46" office:value="996" office:value-type="float">
            <text:p>996</text:p>
          </table:table-cell>
          <table:table-cell ns41:value-type="float" table:style-name="ce46" office:value="2047" office:value-type="float">
            <text:p>2047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59" office:value-type="float">
            <text:p>59</text:p>
          </table:table-cell>
          <table:table-cell ns41:value-type="float" table:style-name="ce46" office:value="1504" office:value-type="float">
            <text:p>1504</text:p>
          </table:table-cell>
          <table:table-cell ns41:value-type="float" table:style-name="ce61" office:value="2308" office:value-type="float">
            <text:p>23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KEER </text:p>
          </table:table-cell>
          <table:table-cell ns41:value-type="string" table:style-name="ce14" office:value-type="string">
            <text:p>42</text:p>
          </table:table-cell>
          <table:table-cell ns41:value-type="string" table:style-name="ce18" office:value-type="string">
            <text:p>Reisbureau's</text:p>
          </table:table-cell>
          <table:table-cell ns41:value-type="string" table:style-name="ce25" office:value-type="string">
            <text:p>41</text:p>
          </table:table-cell>
          <table:table-cell table:style-name="Default"/>
          <table:table-cell ns41:value-type="float" table:style-name="ce37" office:value="23" office:value-type="float">
            <text:p>23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93" office:value-type="float">
            <text:p>293</text:p>
          </table:table-cell>
          <table:table-cell ns41:value-type="float" table:style-name="ce46" office:value="207" office:value-type="float">
            <text:p>207</text:p>
          </table:table-cell>
          <table:table-cell ns41:value-type="float" table:style-name="ce46" office:value="394" office:value-type="float">
            <text:p>394</text:p>
          </table:table-cell>
          <table:table-cell ns41:value-type="float" table:style-name="ce61" office:value="233" office:value-type="float">
            <text:p>2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Geld-, effectenhandel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722" office:value-type="float">
            <text:p>722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16" office:value-type="float">
            <text:p>316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81" office:value-type="float">
            <text:p>681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423" office:value-type="float">
            <text:p>1423</text:p>
          </table:table-cell>
          <table:table-cell ns41:value-type="float" table:style-name="ce46" office:value="391" office:value-type="float">
            <text:p>391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4409" office:value-type="float">
            <text:p>14409</text:p>
          </table:table-cell>
          <table:table-cell ns41:value-type="float" table:style-name="ce46" office:value="4410" office:value-type="float">
            <text:p>4410</text:p>
          </table:table-cell>
          <table:table-cell ns41:value-type="float" table:style-name="ce46" office:value="17564" office:value-type="float">
            <text:p>17564</text:p>
          </table:table-cell>
          <table:table-cell ns41:value-type="float" table:style-name="ce61" office:value="4826" office:value-type="float">
            <text:p>48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Financ.inst. v. bijz.doeleinden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6" office:value-type="float">
            <text:p>6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69" office:value-type="float">
            <text:p>269</text:p>
          </table:table-cell>
          <table:table-cell ns41:value-type="float" table:style-name="ce46" office:value="98" office:value-type="float">
            <text:p>98</text:p>
          </table:table-cell>
          <table:table-cell ns41:value-type="float" table:style-name="ce46" office:value="319" office:value-type="float">
            <text:p>319</text:p>
          </table:table-cell>
          <table:table-cell ns41:value-type="float" table:style-name="ce61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Landbouwcredietbanken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12" office:value-type="float">
            <text:p>12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2" office:value-type="float">
            <text:p>1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36" office:value-type="float">
            <text:p>1136</text:p>
          </table:table-cell>
          <table:table-cell ns41:value-type="float" table:style-name="ce46" office:value="263" office:value-type="float">
            <text:p>263</text:p>
          </table:table-cell>
          <table:table-cell ns41:value-type="float" table:style-name="ce46" office:value="1253" office:value-type="float">
            <text:p>1253</text:p>
          </table:table-cell>
          <table:table-cell ns41:value-type="float" table:style-name="ce61" office:value="277" office:value-type="float">
            <text:p>2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Volkscredietinstelling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29" office:value-type="float">
            <text:p>29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25" office:value-type="float">
            <text:p>125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251" office:value-type="float">
            <text:p>251</text:p>
          </table:table-cell>
          <table:table-cell ns41:value-type="float" table:style-name="ce46" office:value="123" office:value-type="float">
            <text:p>123</text:p>
          </table:table-cell>
          <table:table-cell ns41:value-type="float" table:style-name="ce46" office:value="447" office:value-type="float">
            <text:p>447</text:p>
          </table:table-cell>
          <table:table-cell ns41:value-type="float" table:style-name="ce61" office:value="147" office:value-type="float">
            <text:p>1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Hypotheekbank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8" office:value-type="float">
            <text:p>8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9" office:value="0" office:value-type="float">
            <text:p>0</text:p>
          </table:table-cell>
          <table:table-cell ns41:value-type="float" table:style-name="ce46" office:value="58" office:value-type="float">
            <text:p>58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26" office:value-type="float">
            <text:p>326</text:p>
          </table:table-cell>
          <table:table-cell ns41:value-type="float" table:style-name="ce46" office:value="99" office:value-type="float">
            <text:p>99</text:p>
          </table:table-cell>
          <table:table-cell ns41:value-type="float" table:style-name="ce46" office:value="415" office:value-type="float">
            <text:p>415</text:p>
          </table:table-cell>
          <table:table-cell ns41:value-type="float" table:style-name="ce61" office:value="106" office:value-type="float">
            <text:p>1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Girodienst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112" office:value-type="float">
            <text:p>112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98" office:value-type="float">
            <text:p>1098</text:p>
          </table:table-cell>
          <table:table-cell ns41:value-type="float" table:style-name="ce46" office:value="1271" office:value-type="float">
            <text:p>1271</text:p>
          </table:table-cell>
          <table:table-cell ns41:value-type="float" table:style-name="ce46" office:value="1210" office:value-type="float">
            <text:p>1210</text:p>
          </table:table-cell>
          <table:table-cell ns41:value-type="float" table:style-name="ce61" office:value="1274" office:value-type="float">
            <text:p>12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Spaarbank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3" office:value-type="float">
            <text:p>3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093" office:value-type="float">
            <text:p>1093</text:p>
          </table:table-cell>
          <table:table-cell ns41:value-type="float" table:style-name="ce46" office:value="440" office:value-type="float">
            <text:p>440</text:p>
          </table:table-cell>
          <table:table-cell ns41:value-type="float" table:style-name="ce46" office:value="1241" office:value-type="float">
            <text:p>1241</text:p>
          </table:table-cell>
          <table:table-cell ns41:value-type="float" table:style-name="ce61" office:value="468" office:value-type="float">
            <text:p>4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CREDIET EN BANKWEZEN <text:s/></text:p>
          </table:table-cell>
          <table:table-cell ns41:value-type="string" table:style-name="ce14" office:value-type="string">
            <text:p>50</text:p>
          </table:table-cell>
          <table:table-cell ns41:value-type="string" table:style-name="ce18" office:value-type="string">
            <text:p>Loterijkantoren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73" office:value-type="float">
            <text:p>73</text:p>
          </table:table-cell>
          <table:table-cell ns41:value-type="float" table:style-name="ce46" office:value="58" office:value-type="float">
            <text:p>5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48" office:value-type="float">
            <text:p>148</text:p>
          </table:table-cell>
          <table:table-cell ns41:value-type="float" table:style-name="ce46" office:value="164" office:value-type="float">
            <text:p>164</text:p>
          </table:table-cell>
          <table:table-cell ns41:value-type="float" table:style-name="ce46" office:value="234" office:value-type="float">
            <text:p>234</text:p>
          </table:table-cell>
          <table:table-cell ns41:value-type="float" table:style-name="ce61" office:value="234" office:value-type="float">
            <text:p>2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ERZEKERINGSWEZEN </text:p>
          </table:table-cell>
          <table:table-cell ns41:value-type="string" table:style-name="ce14" office:value-type="string">
            <text:p>51</text:p>
          </table:table-cell>
          <table:table-cell table:style-name="ce18"/>
          <table:table-cell table:style-name="ce27"/>
          <table:table-cell table:style-name="Default"/>
          <table:table-cell ns41:value-type="float" table:style-name="ce37" office:value="2105" office:value-type="float">
            <text:p>2105</text:p>
          </table:table-cell>
          <table:table-cell ns41:value-type="float" table:style-name="ce46" office:value="29" office:value-type="float">
            <text:p>2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435" office:value-type="float">
            <text:p>435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11" office:value-type="float">
            <text:p>21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567" office:value-type="float">
            <text:p>2567</text:p>
          </table:table-cell>
          <table:table-cell ns41:value-type="float" table:style-name="ce46" office:value="275" office:value-type="float">
            <text:p>275</text:p>
          </table:table-cell>
          <table:table-cell ns41:value-type="float" table:style-name="ce46" office:value="81" office:value-type="float">
            <text:p>81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22711" office:value-type="float">
            <text:p>22711</text:p>
          </table:table-cell>
          <table:table-cell ns41:value-type="float" table:style-name="ce46" office:value="8610" office:value-type="float">
            <text:p>8610</text:p>
          </table:table-cell>
          <table:table-cell ns41:value-type="float" table:style-name="ce46" office:value="28110" office:value-type="float">
            <text:p>28110</text:p>
          </table:table-cell>
          <table:table-cell ns41:value-type="float" table:style-name="ce61" office:value="9013" office:value-type="float">
            <text:p>90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Overheidsdiensten n.e.g., bedrijfsorganisaties 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4451" office:value-type="float">
            <text:p>4451</text:p>
          </table:table-cell>
          <table:table-cell ns41:value-type="float" table:style-name="ce46" office:value="1421" office:value-type="float">
            <text:p>142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2369" office:value-type="float">
            <text:p>62369</text:p>
          </table:table-cell>
          <table:table-cell ns41:value-type="float" table:style-name="ce46" office:value="18415" office:value-type="float">
            <text:p>18415</text:p>
          </table:table-cell>
          <table:table-cell ns41:value-type="float" table:style-name="ce46" office:value="66820" office:value-type="float">
            <text:p>66820</text:p>
          </table:table-cell>
          <table:table-cell ns41:value-type="float" table:style-name="ce61" office:value="19836" office:value-type="float">
            <text:p>198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Diplomatie- en consulaatwezen 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86" office:value-type="float">
            <text:p>86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43" office:value-type="float">
            <text:p>243</text:p>
          </table:table-cell>
          <table:table-cell ns41:value-type="float" table:style-name="ce46" office:value="168" office:value-type="float">
            <text:p>168</text:p>
          </table:table-cell>
          <table:table-cell ns41:value-type="float" table:style-name="ce46" office:value="329" office:value-type="float">
            <text:p>329</text:p>
          </table:table-cell>
          <table:table-cell ns41:value-type="float" table:style-name="ce61" office:value="177" office:value-type="float">
            <text:p>1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Land-, zee en luchtmacht (beroepsmilitairen)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2343" office:value-type="float">
            <text:p>2343</text:p>
          </table:table-cell>
          <table:table-cell ns41:value-type="float" table:style-name="ce46" office:value="252" office:value-type="float">
            <text:p>25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6464" office:value-type="float">
            <text:p>16464</text:p>
          </table:table-cell>
          <table:table-cell ns41:value-type="float" table:style-name="ce46" office:value="167" office:value-type="float">
            <text:p>167</text:p>
          </table:table-cell>
          <table:table-cell ns41:value-type="float" table:style-name="ce46" office:value="18807" office:value-type="float">
            <text:p>18807</text:p>
          </table:table-cell>
          <table:table-cell ns41:value-type="float" table:style-name="ce61" office:value="419" office:value-type="float">
            <text:p>4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elasting- en financiewezen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251" office:value-type="float">
            <text:p>251</text:p>
          </table:table-cell>
          <table:table-cell ns41:value-type="float" table:style-name="ce46" office:value="110" office:value-type="float">
            <text:p>11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8024" office:value-type="float">
            <text:p>18024</text:p>
          </table:table-cell>
          <table:table-cell ns41:value-type="float" table:style-name="ce46" office:value="1616" office:value-type="float">
            <text:p>1616</text:p>
          </table:table-cell>
          <table:table-cell ns41:value-type="float" table:style-name="ce46" office:value="18275" office:value-type="float">
            <text:p>18275</text:p>
          </table:table-cell>
          <table:table-cell ns41:value-type="float" table:style-name="ce61" office:value="1726" office:value-type="float">
            <text:p>17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Tollen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61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Rechts-, politie-, gevangeniswezen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1404" office:value-type="float">
            <text:p>1404</text:p>
          </table:table-cell>
          <table:table-cell ns41:value-type="float" table:style-name="ce46" office:value="439" office:value-type="float">
            <text:p>43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6223" office:value-type="float">
            <text:p>36223</text:p>
          </table:table-cell>
          <table:table-cell ns41:value-type="float" table:style-name="ce46" office:value="2722" office:value-type="float">
            <text:p>2722</text:p>
          </table:table-cell>
          <table:table-cell ns41:value-type="float" table:style-name="ce46" office:value="37627" office:value-type="float">
            <text:p>37627</text:p>
          </table:table-cell>
          <table:table-cell ns41:value-type="float" table:style-name="ce61" office:value="3161" office:value-type="float">
            <text:p>31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ewakingsdiensten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63" office:value-type="float">
            <text:p>63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90" office:value-type="float">
            <text:p>179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42" office:value-type="float">
            <text:p>142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028" office:value-type="float">
            <text:p>2028</text:p>
          </table:table-cell>
          <table:table-cell ns41:value-type="float" table:style-name="ce61" office:value="34" office:value-type="float">
            <text:p>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randweer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112" office:value-type="float">
            <text:p>112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23" office:value-type="float">
            <text:p>152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635" office:value-type="float">
            <text:p>1635</text:p>
          </table:table-cell>
          <table:table-cell ns41:value-type="float" table:style-name="ce61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Overheidstoezicht, contrôlekeuringsdiensten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395" office:value-type="float">
            <text:p>395</text:p>
          </table:table-cell>
          <table:table-cell ns41:value-type="float" table:style-name="ce46" office:value="65" office:value-type="float">
            <text:p>6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52" office:value="7162" office:value-type="float">
            <text:p>7162</text:p>
          </table:table-cell>
          <table:table-cell ns41:value-type="float" table:style-name="ce46" office:value="1048" office:value-type="float">
            <text:p>1048</text:p>
          </table:table-cell>
          <table:table-cell ns41:value-type="float" table:style-name="ce46" office:value="7557" office:value-type="float">
            <text:p>7557</text:p>
          </table:table-cell>
          <table:table-cell ns41:value-type="float" table:style-name="ce64" office:value="1113" office:value-type="float">
            <text:p>11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Archieven, musea e.a. wetenschappelijke instellingen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760" office:value-type="float">
            <text:p>760</text:p>
          </table:table-cell>
          <table:table-cell ns41:value-type="float" table:style-name="ce46" office:value="106" office:value-type="float">
            <text:p>10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86" office:value-type="float">
            <text:p>986</text:p>
          </table:table-cell>
          <table:table-cell ns41:value-type="float" table:style-name="ce46" office:value="429" office:value-type="float">
            <text:p>429</text:p>
          </table:table-cell>
          <table:table-cell ns41:value-type="float" table:style-name="ce46" office:value="1746" office:value-type="float">
            <text:p>1746</text:p>
          </table:table-cell>
          <table:table-cell ns41:value-type="float" table:style-name="ce61" office:value="535" office:value-type="float">
            <text:p>5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Laboratoria, proefstations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2122" office:value-type="float">
            <text:p>2122</text:p>
          </table:table-cell>
          <table:table-cell ns41:value-type="float" table:style-name="ce46" office:value="206" office:value-type="float">
            <text:p>20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382" office:value-type="float">
            <text:p>4382</text:p>
          </table:table-cell>
          <table:table-cell ns41:value-type="float" table:style-name="ce46" office:value="1406" office:value-type="float">
            <text:p>1406</text:p>
          </table:table-cell>
          <table:table-cell ns41:value-type="float" table:style-name="ce46" office:value="6504" office:value-type="float">
            <text:p>6504</text:p>
          </table:table-cell>
          <table:table-cell ns41:value-type="float" table:style-name="ce61" office:value="1612" office:value-type="float">
            <text:p>16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ureau's v. beroepskeuze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46" office:value-type="float">
            <text:p>46</text:p>
          </table:table-cell>
          <table:table-cell ns41:value-type="float" table:style-name="ce46" office:value="24" office:value-type="float">
            <text:p>2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152" office:value-type="float">
            <text:p>152</text:p>
          </table:table-cell>
          <table:table-cell ns41:value-type="float" table:style-name="ce61" office:value="150" office:value-type="float">
            <text:p>1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ibliotheken en leeszal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128" office:value-type="float">
            <text:p>128</text:p>
          </table:table-cell>
          <table:table-cell ns41:value-type="float" table:style-name="ce46" office:value="81" office:value-type="float">
            <text:p>8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9" office:value-type="float">
            <text:p>219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347" office:value-type="float">
            <text:p>347</text:p>
          </table:table-cell>
          <table:table-cell ns41:value-type="float" table:style-name="ce61" office:value="754" office:value-type="float">
            <text:p>7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Rechtskundige bureau's e.d. 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1478" office:value-type="float">
            <text:p>1478</text:p>
          </table:table-cell>
          <table:table-cell ns41:value-type="float" table:style-name="ce46" office:value="101" office:value-type="float">
            <text:p>10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624" office:value-type="float">
            <text:p>624</text:p>
          </table:table-cell>
          <table:table-cell ns41:value-type="float" table:style-name="ce46" office:value="1198" office:value-type="float">
            <text:p>1198</text:p>
          </table:table-cell>
          <table:table-cell ns41:value-type="float" table:style-name="ce52" office:value="2143" office:value-type="float">
            <text:p>2143</text:p>
          </table:table-cell>
          <table:table-cell ns41:value-type="float" table:style-name="ce61" office:value="1349" office:value-type="float">
            <text:p>1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Recherchebureau's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84" office:value-type="float">
            <text:p>84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154" office:value-type="float">
            <text:p>154</text:p>
          </table:table-cell>
          <table:table-cell ns41:value-type="float" table:style-name="ce61" office:value="47" office:value-type="float">
            <text:p>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Notariskantoren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813" office:value-type="float">
            <text:p>813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757" office:value-type="float">
            <text:p>1757</text:p>
          </table:table-cell>
          <table:table-cell ns41:value-type="float" table:style-name="ce46" office:value="813" office:value-type="float">
            <text:p>813</text:p>
          </table:table-cell>
          <table:table-cell ns41:value-type="float" table:style-name="ce46" office:value="2611" office:value-type="float">
            <text:p>2611</text:p>
          </table:table-cell>
          <table:table-cell ns41:value-type="float" table:style-name="ce61" office:value="845" office:value-type="float">
            <text:p>8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Accountants-, econ.-advieskantor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4319" office:value-type="float">
            <text:p>4319</text:p>
          </table:table-cell>
          <table:table-cell ns41:value-type="float" table:style-name="ce46" office:value="121" office:value-type="float">
            <text:p>12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2" office:value-type="float">
            <text:p>102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46" office:value="104" office:value-type="float">
            <text:p>104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9256" office:value-type="float">
            <text:p>9256</text:p>
          </table:table-cell>
          <table:table-cell ns41:value-type="float" table:style-name="ce46" office:value="3825" office:value-type="float">
            <text:p>3825</text:p>
          </table:table-cell>
          <table:table-cell ns41:value-type="float" table:style-name="ce46" office:value="13940" office:value-type="float">
            <text:p>13940</text:p>
          </table:table-cell>
          <table:table-cell ns41:value-type="float" table:style-name="ce61" office:value="4193" office:value-type="float">
            <text:p>41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Ingenieurs-, architectenbureau's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3697" office:value-type="float">
            <text:p>3697</text:p>
          </table:table-cell>
          <table:table-cell ns41:value-type="float" table:style-name="ce46" office:value="143" office:value-type="float">
            <text:p>14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70" office:value-type="float">
            <text:p>7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88" office:value-type="float">
            <text:p>188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3243" office:value-type="float">
            <text:p>3243</text:p>
          </table:table-cell>
          <table:table-cell ns41:value-type="float" table:style-name="ce46" office:value="520" office:value-type="float">
            <text:p>520</text:p>
          </table:table-cell>
          <table:table-cell ns41:value-type="float" table:style-name="ce46" office:value="7367" office:value-type="float">
            <text:p>7367</text:p>
          </table:table-cell>
          <table:table-cell ns41:value-type="float" table:style-name="ce61" office:value="738" office:value-type="float">
            <text:p>7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Expertise- en taxatiebureau's</text:p>
          </table:table-cell>
          <table:table-cell ns41:value-type="string" table:style-name="ce25" office:value-type="string">
            <text:p>19</text:p>
          </table:table-cell>
          <table:table-cell table:style-name="Default"/>
          <table:table-cell ns41:value-type="float" table:style-name="ce37" office:value="372" office:value-type="float">
            <text:p>372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46" office:value-type="float">
            <text:p>246</text:p>
          </table:table-cell>
          <table:table-cell ns41:value-type="float" table:style-name="ce46" office:value="138" office:value-type="float">
            <text:p>138</text:p>
          </table:table-cell>
          <table:table-cell ns41:value-type="float" table:style-name="ce46" office:value="644" office:value-type="float">
            <text:p>644</text:p>
          </table:table-cell>
          <table:table-cell ns41:value-type="float" table:style-name="ce61" office:value="157" office:value-type="float">
            <text:p>1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Administr.kant v. eigen ond. </text:p>
          </table:table-cell>
          <table:table-cell ns41:value-type="string" table:style-name="ce25" office:value-type="string">
            <text:p>20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72" office:value-type="float">
            <text:p>172</text:p>
          </table:table-cell>
          <table:table-cell ns41:value-type="float" table:style-name="ce46" office:value="44" office:value-type="float">
            <text:p>4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29" office:value-type="float">
            <text:p>1729</text:p>
          </table:table-cell>
          <table:table-cell ns41:value-type="float" table:style-name="ce46" office:value="1459" office:value-type="float">
            <text:p>1459</text:p>
          </table:table-cell>
          <table:table-cell ns41:value-type="float" table:style-name="ce46" office:value="1990" office:value-type="float">
            <text:p>1990</text:p>
          </table:table-cell>
          <table:table-cell ns41:value-type="float" table:style-name="ce61" office:value="1508" office:value-type="float">
            <text:p>1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Administr.kant v. buitenlandse ondernemingen </text:p>
          </table:table-cell>
          <table:table-cell ns41:value-type="string" table:style-name="ce25" office:value-type="string">
            <text:p>22</text:p>
          </table:table-cell>
          <table:table-cell table:style-name="Default"/>
          <table:table-cell ns41:value-type="float" table:style-name="ce37" office:value="14" office:value-type="float">
            <text:p>14</text:p>
          </table:table-cell>
          <table:table-cell ns41:value-type="float" table:style-name="ce49" office:value="0" office:value-type="float">
            <text:p>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36" office:value-type="float">
            <text:p>13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14" office:value-type="float">
            <text:p>214</text:p>
          </table:table-cell>
          <table:table-cell ns41:value-type="float" table:style-name="ce46" office:value="81" office:value-type="float">
            <text:p>8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92" office:value-type="float">
            <text:p>2192</text:p>
          </table:table-cell>
          <table:table-cell ns41:value-type="float" table:style-name="ce46" office:value="418" office:value-type="float">
            <text:p>418</text:p>
          </table:table-cell>
          <table:table-cell ns41:value-type="float" table:style-name="ce46" office:value="2562" office:value-type="float">
            <text:p>2562</text:p>
          </table:table-cell>
          <table:table-cell ns41:value-type="float" table:style-name="ce61" office:value="500" office:value-type="float">
            <text:p>50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Verenigingskantoren</text:p>
          </table:table-cell>
          <table:table-cell ns41:value-type="string" table:style-name="ce25" office:value-type="string">
            <text:p>2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818" office:value-type="float">
            <text:p>818</text:p>
          </table:table-cell>
          <table:table-cell ns41:value-type="float" table:style-name="ce46" office:value="121" office:value-type="float">
            <text:p>12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047" office:value-type="float">
            <text:p>4047</text:p>
          </table:table-cell>
          <table:table-cell ns41:value-type="float" table:style-name="ce46" office:value="2581" office:value-type="float">
            <text:p>2581</text:p>
          </table:table-cell>
          <table:table-cell ns41:value-type="float" table:style-name="ce46" office:value="4865" office:value-type="float">
            <text:p>4865</text:p>
          </table:table-cell>
          <table:table-cell ns41:value-type="float" table:style-name="ce61" office:value="2702" office:value-type="float">
            <text:p>27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Journalistiek</text:p>
          </table:table-cell>
          <table:table-cell ns41:value-type="string" table:style-name="ce25" office:value-type="string">
            <text:p>24</text:p>
          </table:table-cell>
          <table:table-cell table:style-name="Default"/>
          <table:table-cell ns41:value-type="float" table:style-name="ce37" office:value="288" office:value-type="float">
            <text:p>288</text:p>
          </table:table-cell>
          <table:table-cell ns41:value-type="float" table:style-name="ce46" office:value="49" office:value-type="float">
            <text:p>4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30" office:value-type="float">
            <text:p>1730</text:p>
          </table:table-cell>
          <table:table-cell ns41:value-type="float" table:style-name="ce46" office:value="240" office:value-type="float">
            <text:p>240</text:p>
          </table:table-cell>
          <table:table-cell ns41:value-type="float" table:style-name="ce46" office:value="2058" office:value-type="float">
            <text:p>2058</text:p>
          </table:table-cell>
          <table:table-cell ns41:value-type="float" table:style-name="ce61" office:value="295" office:value-type="float">
            <text:p>2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Letterkundigen, kunstschilders e.d.</text:p>
          </table:table-cell>
          <table:table-cell ns41:value-type="string" table:style-name="ce25" office:value-type="string">
            <text:p>25</text:p>
          </table:table-cell>
          <table:table-cell table:style-name="Default"/>
          <table:table-cell ns41:value-type="float" table:style-name="ce37" office:value="3195" office:value-type="float">
            <text:p>3195</text:p>
          </table:table-cell>
          <table:table-cell ns41:value-type="float" table:style-name="ce46" office:value="835" office:value-type="float">
            <text:p>83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2" table:style-name="ce46" table:number-columns-repeated="2" office:value-type="float">
            <text:p>2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3235" office:value-type="float">
            <text:p>3235</text:p>
          </table:table-cell>
          <table:table-cell ns41:value-type="float" table:style-name="ce61" office:value="859" office:value-type="float">
            <text:p>8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Vertaalbureau's</text:p>
          </table:table-cell>
          <table:table-cell ns41:value-type="string" table:style-name="ce25" office:value-type="string">
            <text:p>26</text:p>
          </table:table-cell>
          <table:table-cell table:style-name="Default"/>
          <table:table-cell ns41:value-type="float" table:style-name="ce37" office:value="74" office:value-type="float">
            <text:p>74</text:p>
          </table:table-cell>
          <table:table-cell ns41:value-type="float" table:style-name="ce46" office:value="64" office:value-type="float">
            <text:p>6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6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2" office:value-type="float">
            <text:p>52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27" office:value-type="float">
            <text:p>127</text:p>
          </table:table-cell>
          <table:table-cell ns41:value-type="float" table:style-name="ce61" office:value="82" office:value-type="float">
            <text:p>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Dokterspraktijken</text:p>
          </table:table-cell>
          <table:table-cell ns41:value-type="string" table:style-name="ce25" office:value-type="string">
            <text:p>27</text:p>
          </table:table-cell>
          <table:table-cell table:style-name="Default"/>
          <table:table-cell ns41:value-type="float" table:style-name="ce37" office:value="4392" office:value-type="float">
            <text:p>4392</text:p>
          </table:table-cell>
          <table:table-cell ns41:value-type="float" table:style-name="ce46" office:value="368" office:value-type="float">
            <text:p>36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71" office:value-type="float">
            <text:p>27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85" office:value-type="float">
            <text:p>85</text:p>
          </table:table-cell>
          <table:table-cell ns41:value-type="float" table:style-name="ce46" office:value="692" office:value-type="float">
            <text:p>692</text:p>
          </table:table-cell>
          <table:table-cell ns41:value-type="float" table:style-name="ce46" office:value="4506" office:value-type="float">
            <text:p>4506</text:p>
          </table:table-cell>
          <table:table-cell ns41:value-type="float" table:style-name="ce61" office:value="1359" office:value-type="float">
            <text:p>13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Dierenartspraktijken</text:p>
          </table:table-cell>
          <table:table-cell ns41:value-type="string" table:style-name="ce25" office:value-type="string">
            <text:p>28</text:p>
          </table:table-cell>
          <table:table-cell table:style-name="Default"/>
          <table:table-cell ns41:value-type="float" table:style-name="ce39" office:value="491" office:value-type="float">
            <text:p>491</text:p>
          </table:table-cell>
          <table:table-cell ns41:value-type="float" table:style-name="ce48" office:value="4" office:value-type="float">
            <text:p>4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43" office:value-type="float">
            <text:p>43</text:p>
          </table:table-cell>
          <table:table-cell ns41:value-type="float" office:value="0" table:style-name="ce48" table:number-columns-repeated="4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509" office:value-type="float">
            <text:p>509</text:p>
          </table:table-cell>
          <table:table-cell ns41:value-type="float" table:style-name="ce63" office:value="73" office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Tandartspraktijken</text:p>
          </table:table-cell>
          <table:table-cell ns41:value-type="string" table:style-name="ce25" office:value-type="string">
            <text:p>29</text:p>
          </table:table-cell>
          <table:table-cell table:style-name="Default"/>
          <table:table-cell ns41:value-type="float" table:style-name="ce37" office:value="1231" office:value-type="float">
            <text:p>1231</text:p>
          </table:table-cell>
          <table:table-cell ns41:value-type="float" table:style-name="ce46" office:value="188" office:value-type="float">
            <text:p>18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68" office:value-type="float">
            <text:p>68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9" office:value="0" office:value-type="float">
            <text:p>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0" office:value-type="float">
            <text:p>5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8" office:value-type="float">
            <text:p>68</text:p>
          </table:table-cell>
          <table:table-cell ns41:value-type="float" table:style-name="ce46" office:value="1093" office:value-type="float">
            <text:p>1093</text:p>
          </table:table-cell>
          <table:table-cell ns41:value-type="float" table:style-name="ce46" office:value="1349" office:value-type="float">
            <text:p>1349</text:p>
          </table:table-cell>
          <table:table-cell ns41:value-type="float" table:style-name="ce61" office:value="1376" office:value-type="float">
            <text:p>13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Vroedvrouwen</text:p>
          </table:table-cell>
          <table:table-cell ns41:value-type="string" table:style-name="ce25" office:value-type="string">
            <text:p>30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table:style-name="ce46" office:value="638" office:value-type="float">
            <text:p>638</text:p>
          </table:table-cell>
          <table:table-cell ns41:value-type="float" office:value="0" table:style-name="ce46" table:number-columns-repeated="12" office:value-type="float">
            <text:p>0</text:p>
          </table:table-cell>
          <table:table-cell ns41:value-type="float" table:style-name="ce46" office:value="176" office:value-type="float">
            <text:p>17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61" office:value="814" office:value-type="float">
            <text:p>8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Veeverloskundigen</text:p>
          </table:table-cell>
          <table:table-cell ns41:value-type="string" table:style-name="ce25" office:value-type="string">
            <text:p>31</text:p>
          </table:table-cell>
          <table:table-cell table:style-name="Default"/>
          <table:table-cell ns41:value-type="float" table:style-name="ce37" office:value="182" office:value-type="float">
            <text:p>182</text:p>
          </table:table-cell>
          <table:table-cell ns41:value-type="float" office:value="0" table:style-name="ce46" table:number-columns-repeated="10" office:value-type="float">
            <text:p>0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61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Verpleegsters (zelfst.)</text:p>
          </table:table-cell>
          <table:table-cell ns41:value-type="string" table:style-name="ce25" office:value-type="string">
            <text:p>32</text:p>
          </table:table-cell>
          <table:table-cell table:style-name="Default"/>
          <table:table-cell ns41:value-type="float" table:style-name="ce37" office:value="69" office:value-type="float">
            <text:p>69</text:p>
          </table:table-cell>
          <table:table-cell ns41:value-type="float" table:style-name="ce46" office:value="7306" office:value-type="float">
            <text:p>7306</text:p>
          </table:table-cell>
          <table:table-cell ns41:value-type="float" office:value="0" table:style-name="ce46" table:number-columns-repeated="13" office:value-type="float">
            <text:p>0</text:p>
          </table:table-cell>
          <table:table-cell ns41:value-type="float" table:style-name="ce46" office:value="69" office:value-type="float">
            <text:p>69</text:p>
          </table:table-cell>
          <table:table-cell ns41:value-type="float" table:style-name="ce61" office:value="7306" office:value-type="float">
            <text:p>73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Massage-, heilgymnastiek-inr., magnetiseurs</text:p>
          </table:table-cell>
          <table:table-cell ns41:value-type="string" table:style-name="ce25" office:value-type="string">
            <text:p>33</text:p>
          </table:table-cell>
          <table:table-cell table:style-name="Default"/>
          <table:table-cell ns41:value-type="float" table:style-name="ce37" office:value="607" office:value-type="float">
            <text:p>607</text:p>
          </table:table-cell>
          <table:table-cell ns41:value-type="float" table:style-name="ce46" office:value="1149" office:value-type="float">
            <text:p>114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1" office:value-type="float">
            <text:p>51</text:p>
          </table:table-cell>
          <table:table-cell ns41:value-type="float" office:value="0" table:style-name="ce46" table:number-columns-repeated="4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255" office:value-type="float">
            <text:p>255</text:p>
          </table:table-cell>
          <table:table-cell ns41:value-type="float" table:style-name="ce46" office:value="643" office:value-type="float">
            <text:p>643</text:p>
          </table:table-cell>
          <table:table-cell ns41:value-type="float" table:style-name="ce61" office:value="1480" office:value-type="float">
            <text:p>14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Ziekenhuizen e.d.</text:p>
          </table:table-cell>
          <table:table-cell ns41:value-type="string" table:style-name="ce25" office:value-type="string">
            <text:p>34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5270" office:value-type="float">
            <text:p>5270</text:p>
          </table:table-cell>
          <table:table-cell ns41:value-type="float" table:style-name="ce46" office:value="10211" office:value-type="float">
            <text:p>1021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5781" office:value-type="float">
            <text:p>5781</text:p>
          </table:table-cell>
          <table:table-cell ns41:value-type="float" table:style-name="ce46" office:value="32868" office:value-type="float">
            <text:p>32868</text:p>
          </table:table-cell>
          <table:table-cell ns41:value-type="float" table:style-name="ce46" office:value="11051" office:value-type="float">
            <text:p>11051</text:p>
          </table:table-cell>
          <table:table-cell ns41:value-type="float" table:style-name="ce61" office:value="43079" office:value-type="float">
            <text:p>430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Sociale instellingen</text:p>
          </table:table-cell>
          <table:table-cell ns41:value-type="string" table:style-name="ce25" office:value-type="string">
            <text:p>35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1829" office:value-type="float">
            <text:p>1829</text:p>
          </table:table-cell>
          <table:table-cell ns41:value-type="float" table:style-name="ce46" office:value="7957" office:value-type="float">
            <text:p>795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930" office:value-type="float">
            <text:p>2930</text:p>
          </table:table-cell>
          <table:table-cell ns41:value-type="float" table:style-name="ce46" office:value="7952" office:value-type="float">
            <text:p>7952</text:p>
          </table:table-cell>
          <table:table-cell ns41:value-type="float" table:style-name="ce46" office:value="4759" office:value-type="float">
            <text:p>4759</text:p>
          </table:table-cell>
          <table:table-cell ns41:value-type="float" table:style-name="ce61" office:value="15909" office:value-type="float">
            <text:p>159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Kinderbewaarplaatsen</text:p>
          </table:table-cell>
          <table:table-cell ns41:value-type="string" table:style-name="ce25" office:value-type="string">
            <text:p>36</text:p>
          </table:table-cell>
          <table:table-cell table:style-name="Default"/>
          <table:table-cell ns41:value-type="float" table:style-name="ce37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0" office:value-type="float">
            <text:p>10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71" office:value-type="float">
            <text:p>71</text:p>
          </table:table-cell>
          <table:table-cell ns41:value-type="float" table:style-name="ce46" office:value="117" office:value-type="float">
            <text:p>117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25" office:value-type="float">
            <text:p>125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61" office:value="262" office:value-type="float">
            <text:p>2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Verzorgingsinr. voor huisdieren</text:p>
          </table:table-cell>
          <table:table-cell ns41:value-type="string" table:style-name="ce25" office:value-type="string">
            <text:p>37</text:p>
          </table:table-cell>
          <table:table-cell table:style-name="Default"/>
          <table:table-cell ns41:value-type="float" table:style-name="ce37" office:value="53" office:value-type="float">
            <text:p>53</text:p>
          </table:table-cell>
          <table:table-cell ns41:value-type="float" table:style-name="ce46" office:value="18" office:value-type="float">
            <text:p>1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99" office:value-type="float">
            <text:p>99</text:p>
          </table:table-cell>
          <table:table-cell ns41:value-type="float" table:style-name="ce61" office:value="46" office:value-type="float">
            <text:p>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Schouwburgen e.d.</text:p>
          </table:table-cell>
          <table:table-cell ns41:value-type="string" table:style-name="ce25" office:value-type="string">
            <text:p>38</text:p>
          </table:table-cell>
          <table:table-cell table:style-name="Default"/>
          <table:table-cell ns41:value-type="float" table:style-name="ce37" office:value="80" office:value-type="float">
            <text:p>80</text:p>
          </table:table-cell>
          <table:table-cell ns41:value-type="float" table:style-name="ce46" office:value="9" office:value-type="float">
            <text:p>9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549" office:value-type="float">
            <text:p>549</text:p>
          </table:table-cell>
          <table:table-cell ns41:value-type="float" table:style-name="ce46" office:value="323" office:value-type="float">
            <text:p>323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87" office:value-type="float">
            <text:p>387</text:p>
          </table:table-cell>
          <table:table-cell ns41:value-type="float" table:style-name="ce46" office:value="149" office:value-type="float">
            <text:p>149</text:p>
          </table:table-cell>
          <table:table-cell ns41:value-type="float" table:style-name="ce46" office:value="1087" office:value-type="float">
            <text:p>1087</text:p>
          </table:table-cell>
          <table:table-cell ns41:value-type="float" table:style-name="ce61" office:value="508" office:value-type="float">
            <text:p>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ioscopen</text:p>
          </table:table-cell>
          <table:table-cell ns41:value-type="string" table:style-name="ce25" office:value-type="string">
            <text:p>39</text:p>
          </table:table-cell>
          <table:table-cell table:style-name="Default"/>
          <table:table-cell ns41:value-type="float" table:style-name="ce37" office:value="239" office:value-type="float">
            <text:p>239</text:p>
          </table:table-cell>
          <table:table-cell ns41:value-type="float" table:style-name="ce46" office:value="25" office:value-type="float">
            <text:p>2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62" office:value-type="float">
            <text:p>6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65" office:value-type="float">
            <text:p>165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332" office:value-type="float">
            <text:p>1332</text:p>
          </table:table-cell>
          <table:table-cell ns41:value-type="float" table:style-name="ce46" office:value="845" office:value-type="float">
            <text:p>845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259" office:value-type="float">
            <text:p>259</text:p>
          </table:table-cell>
          <table:table-cell ns41:value-type="float" table:style-name="ce46" office:value="408" office:value-type="float">
            <text:p>408</text:p>
          </table:table-cell>
          <table:table-cell ns41:value-type="float" table:style-name="ce46" office:value="2077" office:value-type="float">
            <text:p>2077</text:p>
          </table:table-cell>
          <table:table-cell ns41:value-type="float" table:style-name="ce61" office:value="1327" office:value-type="float">
            <text:p>1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Toneel, muziek, zang</text:p>
          </table:table-cell>
          <table:table-cell ns41:value-type="string" table:style-name="ce25" office:value-type="string">
            <text:p>40</text:p>
          </table:table-cell>
          <table:table-cell table:style-name="Default"/>
          <table:table-cell ns41:value-type="float" table:style-name="ce37" office:value="4960" office:value-type="float">
            <text:p>4960</text:p>
          </table:table-cell>
          <table:table-cell ns41:value-type="float" table:style-name="ce46" office:value="1202" office:value-type="float">
            <text:p>120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99" office:value-type="float">
            <text:p>199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2079" office:value-type="float">
            <text:p>2079</text:p>
          </table:table-cell>
          <table:table-cell ns41:value-type="float" table:style-name="ce46" office:value="654" office:value-type="float">
            <text:p>654</text:p>
          </table:table-cell>
          <table:table-cell ns41:value-type="float" table:style-name="ce46" office:value="7297" office:value-type="float">
            <text:p>7297</text:p>
          </table:table-cell>
          <table:table-cell ns41:value-type="float" table:style-name="ce61" office:value="1936" office:value-type="float">
            <text:p>19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Circus-, kermisgezelschappen e.d.</text:p>
          </table:table-cell>
          <table:table-cell ns41:value-type="string" table:style-name="ce25" office:value-type="string">
            <text:p>41</text:p>
          </table:table-cell>
          <table:table-cell table:style-name="Default"/>
          <table:table-cell ns41:value-type="float" table:style-name="ce37" office:value="1020" office:value-type="float">
            <text:p>1020</text:p>
          </table:table-cell>
          <table:table-cell ns41:value-type="float" table:style-name="ce46" office:value="58" office:value-type="float">
            <text:p>58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16" office:value-type="float">
            <text:p>216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1" office:value-type="float">
            <text:p>5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18" office:value-type="float">
            <text:p>818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33" office:value-type="float">
            <text:p>233</text:p>
          </table:table-cell>
          <table:table-cell ns41:value-type="float" table:style-name="ce46" office:value="89" office:value-type="float">
            <text:p>89</text:p>
          </table:table-cell>
          <table:table-cell ns41:value-type="float" table:style-name="ce46" office:value="145" office:value-type="float">
            <text:p>145</text:p>
          </table:table-cell>
          <table:table-cell ns41:value-type="float" table:style-name="ce46" office:value="57" office:value-type="float">
            <text:p>57</text:p>
          </table:table-cell>
          <table:table-cell ns41:value-type="float" table:style-name="ce46" office:value="2273" office:value-type="float">
            <text:p>2273</text:p>
          </table:table-cell>
          <table:table-cell ns41:value-type="float" table:style-name="ce61" office:value="477" office:value-type="float">
            <text:p>4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Sportinrichtingen</text:p>
          </table:table-cell>
          <table:table-cell ns41:value-type="string" table:style-name="ce25" office:value-type="string">
            <text:p>42</text:p>
          </table:table-cell>
          <table:table-cell table:style-name="Default"/>
          <table:table-cell ns41:value-type="float" table:style-name="ce37" office:value="63" office:value-type="float">
            <text:p>63</text:p>
          </table:table-cell>
          <table:table-cell ns41:value-type="float" table:style-name="ce46" office:value="4" office:value-type="float">
            <text:p>4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20" office:value-type="float">
            <text:p>52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32" office:value-type="float">
            <text:p>132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744" office:value-type="float">
            <text:p>744</text:p>
          </table:table-cell>
          <table:table-cell ns41:value-type="float" table:style-name="ce61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Zweminrichtingen</text:p>
          </table:table-cell>
          <table:table-cell ns41:value-type="string" table:style-name="ce25" office:value-type="string">
            <text:p>43</text:p>
          </table:table-cell>
          <table:table-cell table:style-name="Default"/>
          <table:table-cell ns41:value-type="float" table:style-name="ce37" office:value="39" office:value-type="float">
            <text:p>39</text:p>
          </table:table-cell>
          <table:table-cell ns41:value-type="float" table:style-name="ce46" office:value="5" office:value-type="float">
            <text:p>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592" office:value-type="float">
            <text:p>592</text:p>
          </table:table-cell>
          <table:table-cell ns41:value-type="float" table:style-name="ce46" office:value="226" office:value-type="float">
            <text:p>226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38" office:value-type="float">
            <text:p>238</text:p>
          </table:table-cell>
          <table:table-cell ns41:value-type="float" table:style-name="ce46" office:value="231" office:value-type="float">
            <text:p>231</text:p>
          </table:table-cell>
          <table:table-cell ns41:value-type="float" table:style-name="ce46" office:value="933" office:value-type="float">
            <text:p>933</text:p>
          </table:table-cell>
          <table:table-cell ns41:value-type="float" table:style-name="ce61" office:value="477" office:value-type="float">
            <text:p>4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emalingsinrichtingen</text:p>
          </table:table-cell>
          <table:table-cell ns41:value-type="string" table:style-name="ce25" office:value-type="string">
            <text:p>44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954" office:value-type="float">
            <text:p>954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983" office:value-type="float">
            <text:p>983</text:p>
          </table:table-cell>
          <table:table-cell ns41:value-type="float" table:style-name="ce61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VERIGE BEDRIJVEN, OVERHEIDSDIENSTEN, VRIJE BEROEPEN</text:p>
          </table:table-cell>
          <table:table-cell ns41:value-type="string" table:style-name="ce14" office:value-type="string">
            <text:p>60</text:p>
          </table:table-cell>
          <table:table-cell ns41:value-type="string" table:style-name="ce18" office:value-type="string">
            <text:p>Bedrijven en beroepen n.e.g. </text:p>
          </table:table-cell>
          <table:table-cell ns41:value-type="string" table:style-name="ce25" office:value-type="string">
            <text:p>45</text:p>
          </table:table-cell>
          <table:table-cell table:style-name="Default"/>
          <table:table-cell ns41:value-type="float" table:style-name="ce37" office:value="1163" office:value-type="float">
            <text:p>1163</text:p>
          </table:table-cell>
          <table:table-cell ns41:value-type="float" table:style-name="ce46" office:value="123" office:value-type="float">
            <text:p>12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78" office:value-type="float">
            <text:p>178</text:p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1444" office:value-type="float">
            <text:p>1444</text:p>
          </table:table-cell>
          <table:table-cell ns41:value-type="float" table:style-name="ce61" office:value="262" office:value-type="float">
            <text:p>2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Hoger onderwijs</text:p>
          </table:table-cell>
          <table:table-cell ns41:value-type="string" table:style-name="ce25" office:value-type="string">
            <text:p>0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528" office:value-type="float">
            <text:p>528</text:p>
          </table:table-cell>
          <table:table-cell ns41:value-type="float" table:style-name="ce46" office:value="117" office:value-type="float">
            <text:p>11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592" office:value-type="float">
            <text:p>1592</text:p>
          </table:table-cell>
          <table:table-cell ns41:value-type="float" table:style-name="ce46" office:value="367" office:value-type="float">
            <text:p>367</text:p>
          </table:table-cell>
          <table:table-cell ns41:value-type="float" table:style-name="ce46" office:value="2120" office:value-type="float">
            <text:p>2120</text:p>
          </table:table-cell>
          <table:table-cell ns41:value-type="float" table:style-name="ce61" office:value="484" office:value-type="float">
            <text:p>48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Opl. Geestelijke stand</text:p>
          </table:table-cell>
          <table:table-cell ns41:value-type="string" table:style-name="ce25" office:value-type="string">
            <text:p>0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961" office:value-type="float">
            <text:p>961</text:p>
          </table:table-cell>
          <table:table-cell ns41:value-type="float" table:style-name="ce46" office:value="367" office:value-type="float">
            <text:p>36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62" office:value-type="float">
            <text:p>1262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2223" office:value-type="float">
            <text:p>2223</text:p>
          </table:table-cell>
          <table:table-cell ns41:value-type="float" table:style-name="ce61" office:value="403" office:value-type="float">
            <text:p>4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Gymn., middelbaar ond. (dag)</text:p>
          </table:table-cell>
          <table:table-cell ns41:value-type="string" table:style-name="ce25" office:value-type="string">
            <text:p>03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239" office:value-type="float">
            <text:p>239</text:p>
          </table:table-cell>
          <table:table-cell ns41:value-type="float" table:style-name="ce46" office:value="552" office:value-type="float">
            <text:p>55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678" office:value-type="float">
            <text:p>4678</text:p>
          </table:table-cell>
          <table:table-cell ns41:value-type="float" table:style-name="ce46" office:value="1375" office:value-type="float">
            <text:p>1375</text:p>
          </table:table-cell>
          <table:table-cell ns41:value-type="float" table:style-name="ce46" office:value="4917" office:value-type="float">
            <text:p>4917</text:p>
          </table:table-cell>
          <table:table-cell ns41:value-type="float" table:style-name="ce61" office:value="1927" office:value-type="float">
            <text:p>19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Gymn., middelbaar ond. (avond)</text:p>
          </table:table-cell>
          <table:table-cell ns41:value-type="string" table:style-name="ce25" office:value-type="string">
            <text:p>04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12" office:value-type="float">
            <text:p>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61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Lager, buitengew. lager onderwijs</text:p>
          </table:table-cell>
          <table:table-cell ns41:value-type="string" table:style-name="ce25" office:value-type="string">
            <text:p>05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815" office:value-type="float">
            <text:p>815</text:p>
          </table:table-cell>
          <table:table-cell ns41:value-type="float" table:style-name="ce46" office:value="2652" office:value-type="float">
            <text:p>2652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23919" office:value-type="float">
            <text:p>23919</text:p>
          </table:table-cell>
          <table:table-cell ns41:value-type="float" table:style-name="ce46" office:value="20254" office:value-type="float">
            <text:p>20254</text:p>
          </table:table-cell>
          <table:table-cell ns41:value-type="float" table:style-name="ce46" office:value="24734" office:value-type="float">
            <text:p>24734</text:p>
          </table:table-cell>
          <table:table-cell ns41:value-type="float" table:style-name="ce61" office:value="22906" office:value-type="float">
            <text:p>229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Vervolgonderwijs</text:p>
          </table:table-cell>
          <table:table-cell ns41:value-type="string" table:style-name="ce25" office:value-type="string">
            <text:p>06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12" office:value-type="float">
            <text:p>0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61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Kleuteronderwijs</text:p>
          </table:table-cell>
          <table:table-cell ns41:value-type="string" table:style-name="ce25" office:value-type="string">
            <text:p>07</text:p>
          </table:table-cell>
          <table:table-cell table:style-name="Default"/>
          <table:table-cell ns41:value-type="float" table:style-name="ce37" office:value="3" office:value-type="float">
            <text:p>3</text:p>
          </table:table-cell>
          <table:table-cell ns41:value-type="float" table:style-name="ce46" office:value="27" office:value-type="float">
            <text:p>27</text:p>
          </table:table-cell>
          <table:table-cell ns41:value-type="float" office:value="0" table:style-name="ce46" table:number-columns-repeated="7" office:value-type="float">
            <text:p>0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700" office:value-type="float">
            <text:p>700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5915" office:value-type="float">
            <text:p>5915</text:p>
          </table:table-cell>
          <table:table-cell ns41:value-type="float" table:style-name="ce46" office:value="53" office:value-type="float">
            <text:p>53</text:p>
          </table:table-cell>
          <table:table-cell ns41:value-type="float" table:style-name="ce61" office:value="6643" office:value-type="float">
            <text:p>66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Onderwijzersopleiding</text:p>
          </table:table-cell>
          <table:table-cell ns41:value-type="string" table:style-name="ce25" office:value-type="string">
            <text:p>08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149" office:value-type="float">
            <text:p>149</text:p>
          </table:table-cell>
          <table:table-cell ns41:value-type="float" table:style-name="ce46" office:value="476" office:value-type="float">
            <text:p>47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32" office:value-type="float">
            <text:p>432</text:p>
          </table:table-cell>
          <table:table-cell ns41:value-type="float" table:style-name="ce46" office:value="365" office:value-type="float">
            <text:p>365</text:p>
          </table:table-cell>
          <table:table-cell ns41:value-type="float" table:style-name="ce46" office:value="581" office:value-type="float">
            <text:p>581</text:p>
          </table:table-cell>
          <table:table-cell ns41:value-type="float" table:style-name="ce61" office:value="841" office:value-type="float">
            <text:p>8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Militair onderwijs</text:p>
          </table:table-cell>
          <table:table-cell ns41:value-type="string" table:style-name="ce25" office:value-type="string">
            <text:p>09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81" office:value-type="float">
            <text:p>81</text:p>
          </table:table-cell>
          <table:table-cell ns41:value-type="float" table:style-name="ce46" office:value="23" office:value-type="float">
            <text:p>2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61" office:value="27" office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Nijverheidsonderwijs v. jongens </text:p>
          </table:table-cell>
          <table:table-cell ns41:value-type="string" table:style-name="ce25" office:value-type="string">
            <text:p>10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439" office:value-type="float">
            <text:p>439</text:p>
          </table:table-cell>
          <table:table-cell ns41:value-type="float" table:style-name="ce46" office:value="167" office:value-type="float">
            <text:p>167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727" office:value-type="float">
            <text:p>4727</text:p>
          </table:table-cell>
          <table:table-cell ns41:value-type="float" table:style-name="ce46" office:value="253" office:value-type="float">
            <text:p>253</text:p>
          </table:table-cell>
          <table:table-cell ns41:value-type="float" table:style-name="ce46" office:value="5166" office:value-type="float">
            <text:p>5166</text:p>
          </table:table-cell>
          <table:table-cell ns41:value-type="float" table:style-name="ce61" office:value="420" office:value-type="float">
            <text:p>4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Nijverheidsonderwijs v. meisjes </text:p>
          </table:table-cell>
          <table:table-cell ns41:value-type="string" table:style-name="ce25" office:value-type="string">
            <text:p>11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483" office:value-type="float">
            <text:p>483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35" office:value-type="float">
            <text:p>235</text:p>
          </table:table-cell>
          <table:table-cell ns41:value-type="float" table:style-name="ce46" office:value="5631" office:value-type="float">
            <text:p>5631</text:p>
          </table:table-cell>
          <table:table-cell ns41:value-type="float" table:style-name="ce46" office:value="275" office:value-type="float">
            <text:p>275</text:p>
          </table:table-cell>
          <table:table-cell ns41:value-type="float" table:style-name="ce61" office:value="6115" office:value-type="float">
            <text:p>6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Land- en tuinbouwonderwijs</text:p>
          </table:table-cell>
          <table:table-cell ns41:value-type="string" table:style-name="ce25" office:value-type="string">
            <text:p>12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5" office:value-type="float">
            <text:p>2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471" office:value-type="float">
            <text:p>471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499" office:value-type="float">
            <text:p>499</text:p>
          </table:table-cell>
          <table:table-cell ns41:value-type="float" table:style-name="ce61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Muziek- en toneelscholen</text:p>
          </table:table-cell>
          <table:table-cell ns41:value-type="string" table:style-name="ce25" office:value-type="string">
            <text:p>13</text:p>
          </table:table-cell>
          <table:table-cell table:style-name="Default"/>
          <table:table-cell ns41:value-type="float" table:style-name="ce37" office:value="77" office:value-type="float">
            <text:p>77</text:p>
          </table:table-cell>
          <table:table-cell ns41:value-type="float" table:style-name="ce46" office:value="16" office:value-type="float">
            <text:p>16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3" office:value-type="float">
            <text:p>3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250" office:value-type="float">
            <text:p>250</text:p>
          </table:table-cell>
          <table:table-cell ns41:value-type="float" table:style-name="ce46" office:value="234" office:value-type="float">
            <text:p>234</text:p>
          </table:table-cell>
          <table:table-cell ns41:value-type="float" table:style-name="ce46" office:value="342" office:value-type="float">
            <text:p>342</text:p>
          </table:table-cell>
          <table:table-cell ns41:value-type="float" table:style-name="ce61" office:value="278" office:value-type="float">
            <text:p>2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Muziekonderwijs (zelfst.)</text:p>
          </table:table-cell>
          <table:table-cell ns41:value-type="string" table:style-name="ce25" office:value-type="string">
            <text:p>14</text:p>
          </table:table-cell>
          <table:table-cell table:style-name="Default"/>
          <table:table-cell ns41:value-type="float" table:style-name="ce37" office:value="1236" office:value-type="float">
            <text:p>1236</text:p>
          </table:table-cell>
          <table:table-cell ns41:value-type="float" table:style-name="ce46" office:value="1551" office:value-type="float">
            <text:p>1551</text:p>
          </table:table-cell>
          <table:table-cell ns41:value-type="float" office:value="0" table:style-name="ce46" table:number-columns-repeated="13" office:value-type="float">
            <text:p>0</text:p>
          </table:table-cell>
          <table:table-cell ns41:value-type="float" table:style-name="ce46" office:value="1236" office:value-type="float">
            <text:p>1236</text:p>
          </table:table-cell>
          <table:table-cell ns41:value-type="float" table:style-name="ce61" office:value="1551" office:value-type="float">
            <text:p>15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Dansscholen</text:p>
          </table:table-cell>
          <table:table-cell ns41:value-type="string" table:style-name="ce25" office:value-type="string">
            <text:p>15</text:p>
          </table:table-cell>
          <table:table-cell table:style-name="Default"/>
          <table:table-cell ns41:value-type="float" table:style-name="ce37" office:value="501" office:value-type="float">
            <text:p>501</text:p>
          </table:table-cell>
          <table:table-cell ns41:value-type="float" table:style-name="ce46" office:value="125" office:value-type="float">
            <text:p>12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0" office:value-type="float">
            <text:p>110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3" office:value-type="float">
            <text:p>0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81" office:value-type="float">
            <text:p>81</text:p>
          </table:table-cell>
          <table:table-cell ns41:value-type="float" table:style-name="ce46" office:value="619" office:value-type="float">
            <text:p>619</text:p>
          </table:table-cell>
          <table:table-cell ns41:value-type="float" table:style-name="ce61" office:value="334" office:value-type="float">
            <text:p>3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Sportscholen (w.o. manages)</text:p>
          </table:table-cell>
          <table:table-cell ns41:value-type="string" table:style-name="ce25" office:value-type="string">
            <text:p>16</text:p>
          </table:table-cell>
          <table:table-cell table:style-name="Default"/>
          <table:table-cell ns41:value-type="float" table:style-name="ce37" office:value="252" office:value-type="float">
            <text:p>252</text:p>
          </table:table-cell>
          <table:table-cell ns41:value-type="float" table:style-name="ce46" office:value="75" office:value-type="float">
            <text:p>75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0" office:value-type="float">
            <text:p>0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00" office:value-type="float">
            <text:p>200</text:p>
          </table:table-cell>
          <table:table-cell ns41:value-type="float" table:style-name="ce46" office:value="63" office:value-type="float">
            <text:p>63</text:p>
          </table:table-cell>
          <table:table-cell ns41:value-type="float" table:style-name="ce46" office:value="560" office:value-type="float">
            <text:p>560</text:p>
          </table:table-cell>
          <table:table-cell ns41:value-type="float" table:style-name="ce61" office:value="152" office:value-type="float">
            <text:p>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Cultureel werk voor werklozen</text:p>
          </table:table-cell>
          <table:table-cell ns41:value-type="string" table:style-name="ce25" office:value-type="string">
            <text:p>17</text:p>
          </table:table-cell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61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ONDERWIJS <text:s/></text:p>
          </table:table-cell>
          <table:table-cell ns41:value-type="string" table:style-name="ce14" office:value-type="string">
            <text:p>61</text:p>
          </table:table-cell>
          <table:table-cell ns41:value-type="string" table:style-name="ce18" office:value-type="string">
            <text:p>Scholen en curs. n.e.g. </text:p>
          </table:table-cell>
          <table:table-cell ns41:value-type="string" table:style-name="ce25" office:value-type="string">
            <text:p>18</text:p>
          </table:table-cell>
          <table:table-cell table:style-name="Default"/>
          <table:table-cell ns41:value-type="float" table:style-name="ce37" office:value="747" office:value-type="float">
            <text:p>747</text:p>
          </table:table-cell>
          <table:table-cell ns41:value-type="float" table:style-name="ce46" office:value="700" office:value-type="float">
            <text:p>700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75" office:value-type="float">
            <text:p>75</text:p>
          </table:table-cell>
          <table:table-cell ns41:value-type="float" table:style-name="ce46" office:value="91" office:value-type="float">
            <text:p>91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625" office:value-type="float">
            <text:p>625</text:p>
          </table:table-cell>
          <table:table-cell ns41:value-type="float" table:style-name="ce46" office:value="758" office:value-type="float">
            <text:p>758</text:p>
          </table:table-cell>
          <table:table-cell ns41:value-type="float" table:style-name="ce46" office:value="1482" office:value-type="float">
            <text:p>1482</text:p>
          </table:table-cell>
          <table:table-cell ns41:value-type="float" table:style-name="ce61" office:value="1595" office:value-type="float">
            <text:p>15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EREDIENST <text:s/></text:p>
          </table:table-cell>
          <table:table-cell ns41:value-type="string" table:style-name="ce14" office:value-type="string">
            <text:p>62</text:p>
          </table:table-cell>
          <table:table-cell table:style-name="ce18"/>
          <table:table-cell table:style-name="ce27"/>
          <table:table-cell table:style-name="Default"/>
          <table:table-cell ns41:value-type="float" table:style-name="ce37" office:value="0" office:value-type="float">
            <text:p>0</text:p>
          </table:table-cell>
          <table:table-cell ns41:value-type="float" office:value="0" table:style-name="ce46" table:number-columns-repeated="8" office:value-type="float">
            <text:p>0</text:p>
          </table:table-cell>
          <table:table-cell ns41:value-type="float" table:style-name="ce46" office:value="208" office:value-type="float">
            <text:p>208</text:p>
          </table:table-cell>
          <table:table-cell ns41:value-type="float" table:style-name="ce46" office:value="263" office:value-type="float">
            <text:p>263</text:p>
          </table:table-cell>
          <table:table-cell ns41:value-type="float" office:value="0" table:style-name="ce46" table:number-columns-repeated="2" office:value-type="float">
            <text:p>0</text:p>
          </table:table-cell>
          <table:table-cell ns41:value-type="float" table:style-name="ce46" office:value="11287" office:value-type="float">
            <text:p>11287</text:p>
          </table:table-cell>
          <table:table-cell ns41:value-type="float" table:style-name="ce46" office:value="1116" office:value-type="float">
            <text:p>1116</text:p>
          </table:table-cell>
          <table:table-cell ns41:value-type="float" table:style-name="ce46" office:value="11495" office:value-type="float">
            <text:p>11495</text:p>
          </table:table-cell>
          <table:table-cell ns41:value-type="float" table:style-name="ce61" office:value="1379" office:value-type="float">
            <text:p>13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1">
          <table:table-cell ns41:value-type="string" table:style-name="ce9" office:value-type="string">
            <text:p>HUISELIJKE DIENSTEN <text:s text:c="2"/></text:p>
          </table:table-cell>
          <table:table-cell ns41:value-type="string" table:style-name="ce15" office:value-type="string">
            <text:p>70</text:p>
          </table:table-cell>
          <table:table-cell table:style-name="ce20"/>
          <table:table-cell table:style-name="ce28"/>
          <table:table-cell table:style-name="Default"/>
          <table:table-cell ns41:value-type="float" table:style-name="ce41" office:value="0" office:value-type="float">
            <text:p>0</text:p>
          </table:table-cell>
          <table:table-cell ns41:value-type="float" office:value="0" table:style-name="ce50" table:number-columns-repeated="8" office:value-type="float">
            <text:p>0</text:p>
          </table:table-cell>
          <table:table-cell ns41:value-type="float" table:style-name="ce50" office:value="4357" office:value-type="float">
            <text:p>4357</text:p>
          </table:table-cell>
          <table:table-cell ns41:value-type="float" table:style-name="ce50" office:value="177902" office:value-type="float">
            <text:p>177902</text:p>
          </table:table-cell>
          <table:table-cell ns41:value-type="float" office:value="0" table:style-name="ce50" table:number-columns-repeated="2" office:value-type="float">
            <text:p>0</text:p>
          </table:table-cell>
          <table:table-cell ns41:value-type="float" table:style-name="ce50" office:value="892" office:value-type="float">
            <text:p>892</text:p>
          </table:table-cell>
          <table:table-cell ns41:value-type="float" table:style-name="ce50" office:value="241" office:value-type="float">
            <text:p>241</text:p>
          </table:table-cell>
          <table:table-cell ns41:value-type="float" table:style-name="ce50" office:value="5249" office:value-type="float">
            <text:p>5249</text:p>
          </table:table-cell>
          <table:table-cell ns41:value-type="float" table:style-name="ce65" office:value="178143" office:value-type="float">
            <text:p>1781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 table:number-rows-repeated="18">
          <table:table-cell table:style-name="Default" table:number-columns-repeated="4"/>
          <table:table-cell table:style-name="ce30" table:number-columns-repeated="18"/>
          <table:table-cell table:style-name="ce31" table:number-columns-repeated="3"/>
          <table:table-cell table:number-columns-repeated="999"/>
        </table:table-row>
        <table:table-row table:style-name="ro2" table:number-rows-repeated="10">
          <table:table-cell table:style-name="Default" table:number-columns-repeated="4"/>
          <table:table-cell table:style-name="ce31" table:number-columns-repeated="21"/>
          <table:table-cell table:number-columns-repeated="999"/>
        </table:table-row>
        <table:table-row table:style-name="ro2" table:number-rows-repeated="10480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6:01:45.768000000</meta:creation-date>
    <dc:creator>Helpdesk</dc:creator>
    <dc:date>2004-12-16T14:55:05</dc:date>
    <meta:print-date>2004-07-19T16:10:05</meta:print-date>
    <meta:document-statistic meta:object-count="0" meta:cell-count="11274" meta:table-count="1"/>
    <meta:generator>ODFPY/1.3.0dev</meta:generator>
  </office:meta>
</office:document-meta>
</file>